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돋움" svg:font-family="돋움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79mm"/>
    </style:style>
    <style:style style:name="co2" style:family="table-column">
      <style:table-column-properties fo:break-before="auto" style:column-width="79.5mm"/>
    </style:style>
    <style:style style:name="co3" style:family="table-column">
      <style:table-column-properties fo:break-before="auto" style:column-width="18.66mm"/>
    </style:style>
    <style:style style:name="co4" style:family="table-column">
      <style:table-column-properties fo:break-before="auto" style:column-width="18.89mm"/>
    </style:style>
    <style:style style:name="co5" style:family="table-column">
      <style:table-column-properties fo:break-before="auto" style:column-width="20.27mm"/>
    </style:style>
    <style:style style:name="co6" style:family="table-column">
      <style:table-column-properties fo:break-before="auto" style:column-width="12.5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2mm"/>
    </style:style>
    <style:style style:name="ro1" style:family="table-row">
      <style:table-row-properties style:row-height="4.22mm" fo:break-before="auto" style:use-optimal-row-height="false"/>
    </style:style>
    <style:style style:name="ro2" style:family="table-row">
      <style:table-row-properties style:row-height="4.5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ID0E3CBI" style:family="table-cell" style:parent-style-name="Default">
      <style:table-cell-properties style:vertical-align="bottom"/>
      <style:text-properties fo:color="#000000" style:font-name="돋움" fo:font-size="10pt" style:font-name-asian="돋움" style:font-size-asian="10pt" style:font-size-complex="10pt"/>
    </style:style>
    <style:style style:name="ID0EFFBI" style:family="table-cell" style:parent-style-name="Default">
      <style:table-cell-properties fo:wrap-option="wrap" style:vertical-align="bottom"/>
      <style:text-properties fo:color="#000000" style:font-name="돋움" fo:font-size="11pt" style:font-name-asian="돋움" style:font-size-asian="11pt" style:font-size-complex="11pt"/>
    </style:style>
    <style:style style:name="ID0ESFBI" style:family="table-cell" style:parent-style-name="Default">
      <style:table-cell-properties style:vertical-align="bottom"/>
      <style:text-properties fo:color="#000000" style:font-name="돋움" fo:font-size="10pt" fo:font-weight="bold" style:font-name-asian="돋움" style:font-size-asian="10pt" style:font-weight-asian="bold" style:font-size-complex="10pt"/>
    </style:style>
    <style:style style:name="ID0E5FBI" style:family="table-cell" style:parent-style-name="Default">
      <style:table-cell-properties fo:wrap-option="wrap" style:vertical-align="bottom"/>
      <style:text-properties fo:color="#000000" style:font-name="돋움" fo:font-size="10pt" style:font-name-asian="돋움" style:font-size-asian="10pt" style:font-size-complex="10pt"/>
    </style:style>
    <style:style style:name="ID0ELGBI" style:family="table-cell" style:parent-style-name="Default">
      <style:table-cell-properties fo:wrap-option="wrap" style:vertical-align="middle"/>
      <style:text-properties fo:color="#000000" style:font-name="돋움" fo:font-size="11pt" style:font-name-asian="돋움" style:font-size-asian="11pt" style:font-size-complex="11pt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ko" style:country-asian="KR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돋움" fo:font-size="11pt" fo:font-weight="normal" style:text-underline-style="none" style:text-underline-color="font-color" fo:font-style="normal" style:text-position="0% 100%" style:font-size-asian="11pt" style:font-size-complex="11pt"/>
    </style:style>
    <style:style style:name="T2" style:family="text">
      <style:text-properties style:font-name="돋움" fo:font-size="11pt" fo:font-weight="normal" style:text-underline-style="none" style:text-underline-color="font-color" fo:font-style="normal" style:text-position="0% 100%" style:font-size-asian="11pt" style:font-size-complex="11pt" fo:color="#0000ff"/>
    </style:style>
    <style:style style:name="T3" style:family="text">
      <style:text-properties style:font-name="돋움" fo:font-size="11pt" fo:font-weight="normal" style:text-underline-style="none" style:text-underline-color="font-color" fo:font-style="normal" style:text-position="0% 100%" style:font-size-asian="11pt" style:font-size-complex="11pt" fo:color="#000000"/>
    </style:style>
    <style:style style:name="T4" style:family="text">
      <style:text-properties fo:color="#0000ff" style:font-name="돋움" fo:font-size="11pt" fo:font-weight="normal" style:text-underline-style="none" style:text-underline-color="font-color" fo:font-style="normal" style:text-position="0% 100%" style:font-size-asian="11pt" style:font-size-complex="11pt"/>
    </style:style>
  </office:automatic-styles>
  <office:body>
    <office:spreadsheet>
      <table:table table:name="Account" table:style-name="ta1">
        <office:forms form:automatic-focus="false" form:apply-design-mode="false"/>
        <table:table-column table:style-name="co1" table:default-cell-style-name="ID0EFFBI"/>
        <table:table-column table:style-name="co2" table:default-cell-style-name="ID0EFFBI"/>
        <table:table-column table:style-name="co3" table:default-cell-style-name="ID0EFFBI"/>
        <table:table-column table:style-name="co4" table:number-columns-repeated="2" table:default-cell-style-name="ID0EFFBI"/>
        <table:table-column table:style-name="co5" table:number-columns-repeated="3" table:default-cell-style-name="ID0E3CBI"/>
        <table:table-column table:style-name="co5" table:default-cell-style-name="ID0E5FBI"/>
        <table:table-column table:style-name="co6" table:number-columns-repeated="247" table:default-cell-style-name="ID0E3CBI"/>
        <table:table-row table:style-name="ro1">
          <table:table-cell table:style-name="ID0E3CBI" office:value-type="string" calcext:value-type="string">
            <text:p>class name</text:p>
          </table:table-cell>
          <table:table-cell table:style-name="ID0E3CBI" table:number-columns-repeated="4"/>
          <table:table-cell office:value-type="string" calcext:value-type="string">
            <text:p>field definitions</text:p>
          </table:table-cell>
          <table:table-cell table:number-columns-repeated="2"/>
          <table:table-cell table:style-name="ID0E3CBI"/>
          <table:table-cell/>
          <table:table-cell office:value-type="string" calcext:value-type="string">
            <text:p>default constructor definitions</text:p>
          </table:table-cell>
          <table:table-cell table:number-columns-repeated="245"/>
        </table:table-row>
        <table:table-row table:style-name="ro1">
          <table:table-cell table:style-name="ID0E3CBI" office:value-type="string" calcext:value-type="string">
            <text:p>Account</text:p>
          </table:table-cell>
          <table:table-cell table:style-name="ID0E3CBI" table:number-columns-repeated="2"/>
          <table:table-cell table:style-name="ID0E3CBI" office:value-type="string" calcext:value-type="string">
            <text:p>type</text:p>
          </table:table-cell>
          <table:table-cell table:style-name="ID0E3CBI"/>
          <table:table-cell office:value-type="string" calcext:value-type="string">
            <text:p>comment</text:p>
          </table:table-cell>
          <table:table-cell office:value-type="string" calcext:value-type="string">
            <text:p>json annotation</text:p>
          </table:table-cell>
          <table:table-cell office:value-type="string" calcext:value-type="string">
            <text:p>variable part</text:p>
          </table:table-cell>
          <table:table-cell table:style-name="ID0ESFBI" office:value-type="string" calcext:value-type="string">
            <text:p>COMBINED</text:p>
          </table:table-cell>
          <table:table-cell/>
          <table:table-cell table:formula="of:=CONCATENATE([.A2];&quot;({&quot;)" office:value-type="string" office:string-value="Account({" calcext:value-type="string">
            <text:p>Account({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he ID of the accou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/>
          <table:table-cell table:formula="of:=CONCATENATE(&quot;/// &quot;;IF([.C3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3]=&quot;no&quot;;&quot;&quot;;&quot;@JsonKey(includeIfNull: false)&quot;)">
            <text:p/>
          </table:table-cell>
          <table:table-cell table:formula="of:=CONCATENATE(IF([.C3]=&quot;no&quot;;&quot;final&quot;;&quot;     &quot;);&quot; &quot;;[.D3];&quot; &quot;;[.A3];&quot;;&quot;)" office:value-type="string" office:string-value="final String id;" calcext:value-type="string">
            <text:p>final String id;</text:p>
          </table:table-cell>
          <table:table-cell table:formula="of:=CONCATENATE([.F3];CHAR(10);IF([.G3]=&quot;&quot;;&quot;&quot;;CONCATENATE([.G3];CHAR(10)));[.H3])" office:value-type="string" office:string-value="/// (required)&#10;final String id;" calcext:value-type="string">
            <text:p>/// (required)</text:p>
            <text:p>final String id;</text:p>
          </table:table-cell>
          <table:table-cell/>
          <table:table-cell table:formula="of:=CONCATENATE(&quot;this.&quot;;[.A3];IF([.C3]=&quot;no&quot;;&quot;&quot;;&quot; = null&quot;);&quot;,&quot;)" office:value-type="string" office:string-value="this.id," calcext:value-type="string">
            <text:p>this.id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The username of the accou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/>
          <table:table-cell table:formula="of:=CONCATENATE(&quot;/// &quot;;IF([.C4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4]=&quot;no&quot;;&quot;&quot;;&quot;@JsonKey(includeIfNull: false)&quot;)">
            <text:p/>
          </table:table-cell>
          <table:table-cell table:formula="of:=CONCATENATE(IF([.C4]=&quot;no&quot;;&quot;final&quot;;&quot;     &quot;);&quot; &quot;;[.D4];&quot; &quot;;[.A4];&quot;;&quot;)" office:value-type="string" office:string-value="final String username;" calcext:value-type="string">
            <text:p>final String username;</text:p>
          </table:table-cell>
          <table:table-cell table:formula="of:=CONCATENATE([.F4];CHAR(10);IF([.G4]=&quot;&quot;;&quot;&quot;;CONCATENATE([.G4];CHAR(10)));[.H4])" office:value-type="string" office:string-value="/// (required)&#10;final String username;" calcext:value-type="string">
            <text:p>/// (required)</text:p>
            <text:p>final String username;</text:p>
          </table:table-cell>
          <table:table-cell/>
          <table:table-cell table:formula="of:=CONCATENATE(&quot;this.&quot;;[.A4];IF([.C4]=&quot;no&quot;;&quot;&quot;;&quot; = null&quot;);&quot;,&quot;)" office:value-type="string" office:string-value="this.username," calcext:value-type="string">
            <text:p>this.username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acct</text:p>
          </table:table-cell>
          <table:table-cell office:value-type="string" calcext:value-type="string">
            <text:p>Equals username for local users, includes @domain for remote o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/>
          <table:table-cell table:formula="of:=CONCATENATE(&quot;/// &quot;;IF([.C5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5]=&quot;no&quot;;&quot;&quot;;&quot;@JsonKey(includeIfNull: false)&quot;)">
            <text:p/>
          </table:table-cell>
          <table:table-cell table:formula="of:=CONCATENATE(IF([.C5]=&quot;no&quot;;&quot;final&quot;;&quot;     &quot;);&quot; &quot;;[.D5];&quot; &quot;;[.A5];&quot;;&quot;)" office:value-type="string" office:string-value="final String acct;" calcext:value-type="string">
            <text:p>final String acct;</text:p>
          </table:table-cell>
          <table:table-cell table:formula="of:=CONCATENATE([.F5];CHAR(10);IF([.G5]=&quot;&quot;;&quot;&quot;;CONCATENATE([.G5];CHAR(10)));[.H5])" office:value-type="string" office:string-value="/// (required)&#10;final String acct;" calcext:value-type="string">
            <text:p>/// (required)</text:p>
            <text:p>final String acct;</text:p>
          </table:table-cell>
          <table:table-cell/>
          <table:table-cell table:formula="of:=CONCATENATE(&quot;this.&quot;;[.A5];IF([.C5]=&quot;no&quot;;&quot;&quot;;&quot; = null&quot;);&quot;,&quot;)" office:value-type="string" office:string-value="this.acct," calcext:value-type="string">
            <text:p>this.acct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display_name</text:p>
          </table:table-cell>
          <table:table-cell office:value-type="string" calcext:value-type="string">
            <text:p>The account's display na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/>
          <table:table-cell table:formula="of:=CONCATENATE(&quot;/// &quot;;IF([.C6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6]=&quot;no&quot;;&quot;&quot;;&quot;@JsonKey(includeIfNull: false)&quot;)">
            <text:p/>
          </table:table-cell>
          <table:table-cell table:formula="of:=CONCATENATE(IF([.C6]=&quot;no&quot;;&quot;final&quot;;&quot;     &quot;);&quot; &quot;;[.D6];&quot; &quot;;[.A6];&quot;;&quot;)" office:value-type="string" office:string-value="final String display_name;" calcext:value-type="string">
            <text:p>final String display_name;</text:p>
          </table:table-cell>
          <table:table-cell table:formula="of:=CONCATENATE([.F6];CHAR(10);IF([.G6]=&quot;&quot;;&quot;&quot;;CONCATENATE([.G6];CHAR(10)));[.H6])" office:value-type="string" office:string-value="/// (required)&#10;final String display_name;" calcext:value-type="string">
            <text:p>/// (required)</text:p>
            <text:p>final String display_name;</text:p>
          </table:table-cell>
          <table:table-cell/>
          <table:table-cell table:formula="of:=CONCATENATE(&quot;this.&quot;;[.A6];IF([.C6]=&quot;no&quot;;&quot;&quot;;&quot; = null&quot;);&quot;,&quot;)" office:value-type="string" office:string-value="this.display_name," calcext:value-type="string">
            <text:p>this.display_name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locked</text:p>
          </table:table-cell>
          <table:table-cell office:value-type="string" calcext:value-type="string">
            <text:p>Boolean for when the account cannot be followed without waiting for approval fir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</text:p>
          </table:table-cell>
          <table:table-cell/>
          <table:table-cell table:formula="of:=CONCATENATE(&quot;/// &quot;;IF([.C7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7]=&quot;no&quot;;&quot;&quot;;&quot;@JsonKey(includeIfNull: false)&quot;)">
            <text:p/>
          </table:table-cell>
          <table:table-cell table:formula="of:=CONCATENATE(IF([.C7]=&quot;no&quot;;&quot;final&quot;;&quot;     &quot;);&quot; &quot;;[.D7];&quot; &quot;;[.A7];&quot;;&quot;)" office:value-type="string" office:string-value="final bool locked;" calcext:value-type="string">
            <text:p>final bool locked;</text:p>
          </table:table-cell>
          <table:table-cell table:formula="of:=CONCATENATE([.F7];CHAR(10);IF([.G7]=&quot;&quot;;&quot;&quot;;CONCATENATE([.G7];CHAR(10)));[.H7])" office:value-type="string" office:string-value="/// (required)&#10;final bool locked;" calcext:value-type="string">
            <text:p>/// (required)</text:p>
            <text:p>final bool locked;</text:p>
          </table:table-cell>
          <table:table-cell/>
          <table:table-cell table:formula="of:=CONCATENATE(&quot;this.&quot;;[.A7];IF([.C7]=&quot;no&quot;;&quot;&quot;;&quot; = null&quot;);&quot;,&quot;)" office:value-type="string" office:string-value="this.locked," calcext:value-type="string">
            <text:p>this.locked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he time the account was cre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/>
          <table:table-cell table:formula="of:=CONCATENATE(&quot;/// &quot;;IF([.C8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8]=&quot;no&quot;;&quot;&quot;;&quot;@JsonKey(includeIfNull: false)&quot;)">
            <text:p/>
          </table:table-cell>
          <table:table-cell table:formula="of:=CONCATENATE(IF([.C8]=&quot;no&quot;;&quot;final&quot;;&quot;     &quot;);&quot; &quot;;[.D8];&quot; &quot;;[.A8];&quot;;&quot;)" office:value-type="string" office:string-value="final DateTime created_at;" calcext:value-type="string">
            <text:p>final DateTime created_at;</text:p>
          </table:table-cell>
          <table:table-cell table:formula="of:=CONCATENATE([.F8];CHAR(10);IF([.G8]=&quot;&quot;;&quot;&quot;;CONCATENATE([.G8];CHAR(10)));[.H8])" office:value-type="string" office:string-value="/// (required)&#10;final DateTime created_at;" calcext:value-type="string">
            <text:p>/// (required)</text:p>
            <text:p>final DateTime created_at;</text:p>
          </table:table-cell>
          <table:table-cell/>
          <table:table-cell table:formula="of:=CONCATENATE(&quot;this.&quot;;[.A8];IF([.C8]=&quot;no&quot;;&quot;&quot;;&quot; = null&quot;);&quot;,&quot;)" office:value-type="string" office:string-value="this.created_at," calcext:value-type="string">
            <text:p>this.created_at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followers_count</text:p>
          </table:table-cell>
          <table:table-cell office:value-type="string" calcext:value-type="string">
            <text:p>The number of followers for the accou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/>
          <table:table-cell table:formula="of:=CONCATENATE(&quot;/// &quot;;IF([.C9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9]=&quot;no&quot;;&quot;&quot;;&quot;@JsonKey(includeIfNull: false)&quot;)">
            <text:p/>
          </table:table-cell>
          <table:table-cell table:formula="of:=CONCATENATE(IF([.C9]=&quot;no&quot;;&quot;final&quot;;&quot;     &quot;);&quot; &quot;;[.D9];&quot; &quot;;[.A9];&quot;;&quot;)" office:value-type="string" office:string-value="final int followers_count;" calcext:value-type="string">
            <text:p>final int followers_count;</text:p>
          </table:table-cell>
          <table:table-cell table:formula="of:=CONCATENATE([.F9];CHAR(10);IF([.G9]=&quot;&quot;;&quot;&quot;;CONCATENATE([.G9];CHAR(10)));[.H9])" office:value-type="string" office:string-value="/// (required)&#10;final int followers_count;" calcext:value-type="string">
            <text:p>/// (required)</text:p>
            <text:p>final int followers_count;</text:p>
          </table:table-cell>
          <table:table-cell/>
          <table:table-cell table:formula="of:=CONCATENATE(&quot;this.&quot;;[.A9];IF([.C9]=&quot;no&quot;;&quot;&quot;;&quot; = null&quot;);&quot;,&quot;)" office:value-type="string" office:string-value="this.followers_count," calcext:value-type="string">
            <text:p>this.followers_count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following_count</text:p>
          </table:table-cell>
          <table:table-cell office:value-type="string" calcext:value-type="string">
            <text:p>The number of accounts the given account is follow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/>
          <table:table-cell table:formula="of:=CONCATENATE(&quot;/// &quot;;IF([.C10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10]=&quot;no&quot;;&quot;&quot;;&quot;@JsonKey(includeIfNull: false)&quot;)">
            <text:p/>
          </table:table-cell>
          <table:table-cell table:formula="of:=CONCATENATE(IF([.C10]=&quot;no&quot;;&quot;final&quot;;&quot;     &quot;);&quot; &quot;;[.D10];&quot; &quot;;[.A10];&quot;;&quot;)" office:value-type="string" office:string-value="final int following_count;" calcext:value-type="string">
            <text:p>final int following_count;</text:p>
          </table:table-cell>
          <table:table-cell table:formula="of:=CONCATENATE([.F10];CHAR(10);IF([.G10]=&quot;&quot;;&quot;&quot;;CONCATENATE([.G10];CHAR(10)));[.H10])" office:value-type="string" office:string-value="/// (required)&#10;final int following_count;" calcext:value-type="string">
            <text:p>/// (required)</text:p>
            <text:p>final int following_count;</text:p>
          </table:table-cell>
          <table:table-cell/>
          <table:table-cell table:formula="of:=CONCATENATE(&quot;this.&quot;;[.A10];IF([.C10]=&quot;no&quot;;&quot;&quot;;&quot; = null&quot;);&quot;,&quot;)" office:value-type="string" office:string-value="this.following_count," calcext:value-type="string">
            <text:p>this.following_count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tatuses_count</text:p>
          </table:table-cell>
          <table:table-cell office:value-type="string" calcext:value-type="string">
            <text:p>The number of statuses the account has ma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/>
          <table:table-cell table:formula="of:=CONCATENATE(&quot;/// &quot;;IF([.C11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11]=&quot;no&quot;;&quot;&quot;;&quot;@JsonKey(includeIfNull: false)&quot;)">
            <text:p/>
          </table:table-cell>
          <table:table-cell table:formula="of:=CONCATENATE(IF([.C11]=&quot;no&quot;;&quot;final&quot;;&quot;     &quot;);&quot; &quot;;[.D11];&quot; &quot;;[.A11];&quot;;&quot;)" office:value-type="string" office:string-value="final int statuses_count;" calcext:value-type="string">
            <text:p>final int statuses_count;</text:p>
          </table:table-cell>
          <table:table-cell table:formula="of:=CONCATENATE([.F11];CHAR(10);IF([.G11]=&quot;&quot;;&quot;&quot;;CONCATENATE([.G11];CHAR(10)));[.H11])" office:value-type="string" office:string-value="/// (required)&#10;final int statuses_count;" calcext:value-type="string">
            <text:p>/// (required)</text:p>
            <text:p>final int statuses_count;</text:p>
          </table:table-cell>
          <table:table-cell/>
          <table:table-cell table:formula="of:=CONCATENATE(&quot;this.&quot;;[.A11];IF([.C11]=&quot;no&quot;;&quot;&quot;;&quot; = null&quot;);&quot;,&quot;)" office:value-type="string" office:string-value="this.statuses_count," calcext:value-type="string">
            <text:p>this.statuses_count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Biography of us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cument</text:p>
          </table:table-cell>
          <table:table-cell/>
          <table:table-cell table:formula="of:=CONCATENATE(&quot;/// &quot;;IF([.C12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12]=&quot;no&quot;;&quot;&quot;;&quot;@JsonKey(includeIfNull: false)&quot;)">
            <text:p/>
          </table:table-cell>
          <table:table-cell table:formula="of:=CONCATENATE(IF([.C12]=&quot;no&quot;;&quot;final&quot;;&quot;     &quot;);&quot; &quot;;[.D12];&quot; &quot;;[.A12];&quot;;&quot;)" office:value-type="string" office:string-value="final Document note;" calcext:value-type="string">
            <text:p>final Document note;</text:p>
          </table:table-cell>
          <table:table-cell table:formula="of:=CONCATENATE([.F12];CHAR(10);IF([.G12]=&quot;&quot;;&quot;&quot;;CONCATENATE([.G12];CHAR(10)));[.H12])" office:value-type="string" office:string-value="/// (required)&#10;final Document note;" calcext:value-type="string">
            <text:p>/// (required)</text:p>
            <text:p>final Document note;</text:p>
          </table:table-cell>
          <table:table-cell/>
          <table:table-cell table:formula="of:=CONCATENATE(&quot;this.&quot;;[.A12];IF([.C12]=&quot;no&quot;;&quot;&quot;;&quot; = null&quot;);&quot;,&quot;)" office:value-type="string" office:string-value="this.note," calcext:value-type="string">
            <text:p>this.note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URL of the user's profile page (can be remot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/>
          <table:table-cell table:formula="of:=CONCATENATE(&quot;/// &quot;;IF([.C13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13]=&quot;no&quot;;&quot;&quot;;&quot;@JsonKey(includeIfNull: false)&quot;)">
            <text:p/>
          </table:table-cell>
          <table:table-cell table:formula="of:=CONCATENATE(IF([.C13]=&quot;no&quot;;&quot;final&quot;;&quot;     &quot;);&quot; &quot;;[.D13];&quot; &quot;;[.A13];&quot;;&quot;)" office:value-type="string" office:string-value="final String url;" calcext:value-type="string">
            <text:p>final String url;</text:p>
          </table:table-cell>
          <table:table-cell table:formula="of:=CONCATENATE([.F13];CHAR(10);IF([.G13]=&quot;&quot;;&quot;&quot;;CONCATENATE([.G13];CHAR(10)));[.H13])" office:value-type="string" office:string-value="/// (required)&#10;final String url;" calcext:value-type="string">
            <text:p>/// (required)</text:p>
            <text:p>final String url;</text:p>
          </table:table-cell>
          <table:table-cell/>
          <table:table-cell table:formula="of:=CONCATENATE(&quot;this.&quot;;[.A13];IF([.C13]=&quot;no&quot;;&quot;&quot;;&quot; = null&quot;);&quot;,&quot;)" office:value-type="string" office:string-value="this.url," calcext:value-type="string">
            <text:p>this.url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avatar</text:p>
          </table:table-cell>
          <table:table-cell office:value-type="string" calcext:value-type="string">
            <text:p>URL to the avatar im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ri</text:p>
          </table:table-cell>
          <table:table-cell/>
          <table:table-cell table:formula="of:=CONCATENATE(&quot;/// &quot;;IF([.C14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14]=&quot;no&quot;;&quot;&quot;;&quot;@JsonKey(includeIfNull: false)&quot;)">
            <text:p/>
          </table:table-cell>
          <table:table-cell table:formula="of:=CONCATENATE(IF([.C14]=&quot;no&quot;;&quot;final&quot;;&quot;     &quot;);&quot; &quot;;[.D14];&quot; &quot;;[.A14];&quot;;&quot;)" office:value-type="string" office:string-value="final Uri avatar;" calcext:value-type="string">
            <text:p>final Uri avatar;</text:p>
          </table:table-cell>
          <table:table-cell table:formula="of:=CONCATENATE([.F14];CHAR(10);IF([.G14]=&quot;&quot;;&quot;&quot;;CONCATENATE([.G14];CHAR(10)));[.H14])" office:value-type="string" office:string-value="/// (required)&#10;final Uri avatar;" calcext:value-type="string">
            <text:p>/// (required)</text:p>
            <text:p>final Uri avatar;</text:p>
          </table:table-cell>
          <table:table-cell/>
          <table:table-cell table:formula="of:=CONCATENATE(&quot;this.&quot;;[.A14];IF([.C14]=&quot;no&quot;;&quot;&quot;;&quot; = null&quot;);&quot;,&quot;)" office:value-type="string" office:string-value="this.avatar," calcext:value-type="string">
            <text:p>this.avatar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avatar_static</text:p>
          </table:table-cell>
          <table:table-cell office:value-type="string" calcext:value-type="string">
            <text:p>URL to the avatar static image (gif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ri</text:p>
          </table:table-cell>
          <table:table-cell/>
          <table:table-cell table:formula="of:=CONCATENATE(&quot;/// &quot;;IF([.C15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15]=&quot;no&quot;;&quot;&quot;;&quot;@JsonKey(includeIfNull: false)&quot;)">
            <text:p/>
          </table:table-cell>
          <table:table-cell table:formula="of:=CONCATENATE(IF([.C15]=&quot;no&quot;;&quot;final&quot;;&quot;     &quot;);&quot; &quot;;[.D15];&quot; &quot;;[.A15];&quot;;&quot;)" office:value-type="string" office:string-value="final Uri avatar_static;" calcext:value-type="string">
            <text:p>final Uri avatar_static;</text:p>
          </table:table-cell>
          <table:table-cell table:formula="of:=CONCATENATE([.F15];CHAR(10);IF([.G15]=&quot;&quot;;&quot;&quot;;CONCATENATE([.G15];CHAR(10)));[.H15])" office:value-type="string" office:string-value="/// (required)&#10;final Uri avatar_static;" calcext:value-type="string">
            <text:p>/// (required)</text:p>
            <text:p>final Uri avatar_static;</text:p>
          </table:table-cell>
          <table:table-cell/>
          <table:table-cell table:formula="of:=CONCATENATE(&quot;this.&quot;;[.A15];IF([.C15]=&quot;no&quot;;&quot;&quot;;&quot; = null&quot;);&quot;,&quot;)" office:value-type="string" office:string-value="this.avatar_static," calcext:value-type="string">
            <text:p>this.avatar_static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URL to the header im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ri</text:p>
          </table:table-cell>
          <table:table-cell/>
          <table:table-cell table:formula="of:=CONCATENATE(&quot;/// &quot;;IF([.C16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16]=&quot;no&quot;;&quot;&quot;;&quot;@JsonKey(includeIfNull: false)&quot;)">
            <text:p/>
          </table:table-cell>
          <table:table-cell table:formula="of:=CONCATENATE(IF([.C16]=&quot;no&quot;;&quot;final&quot;;&quot;     &quot;);&quot; &quot;;[.D16];&quot; &quot;;[.A16];&quot;;&quot;)" office:value-type="string" office:string-value="final Uri header;" calcext:value-type="string">
            <text:p>final Uri header;</text:p>
          </table:table-cell>
          <table:table-cell table:formula="of:=CONCATENATE([.F16];CHAR(10);IF([.G16]=&quot;&quot;;&quot;&quot;;CONCATENATE([.G16];CHAR(10)));[.H16])" office:value-type="string" office:string-value="/// (required)&#10;final Uri header;" calcext:value-type="string">
            <text:p>/// (required)</text:p>
            <text:p>final Uri header;</text:p>
          </table:table-cell>
          <table:table-cell/>
          <table:table-cell table:formula="of:=CONCATENATE(&quot;this.&quot;;[.A16];IF([.C16]=&quot;no&quot;;&quot;&quot;;&quot; = null&quot;);&quot;,&quot;)" office:value-type="string" office:string-value="this.header," calcext:value-type="string">
            <text:p>this.header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header_static</text:p>
          </table:table-cell>
          <table:table-cell office:value-type="string" calcext:value-type="string">
            <text:p>URL to the header static image (gif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ri</text:p>
          </table:table-cell>
          <table:table-cell/>
          <table:table-cell table:formula="of:=CONCATENATE(&quot;/// &quot;;IF([.C17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17]=&quot;no&quot;;&quot;&quot;;&quot;@JsonKey(includeIfNull: false)&quot;)">
            <text:p/>
          </table:table-cell>
          <table:table-cell table:formula="of:=CONCATENATE(IF([.C17]=&quot;no&quot;;&quot;final&quot;;&quot;     &quot;);&quot; &quot;;[.D17];&quot; &quot;;[.A17];&quot;;&quot;)" office:value-type="string" office:string-value="final Uri header_static;" calcext:value-type="string">
            <text:p>final Uri header_static;</text:p>
          </table:table-cell>
          <table:table-cell table:formula="of:=CONCATENATE([.F17];CHAR(10);IF([.G17]=&quot;&quot;;&quot;&quot;;CONCATENATE([.G17];CHAR(10)));[.H17])" office:value-type="string" office:string-value="/// (required)&#10;final Uri header_static;" calcext:value-type="string">
            <text:p>/// (required)</text:p>
            <text:p>final Uri header_static;</text:p>
          </table:table-cell>
          <table:table-cell/>
          <table:table-cell table:formula="of:=CONCATENATE(&quot;this.&quot;;[.A17];IF([.C17]=&quot;no&quot;;&quot;&quot;;&quot; = null&quot;);&quot;,&quot;)" office:value-type="string" office:string-value="this.header_static," calcext:value-type="string">
            <text:p>this.header_static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oved</text:p>
          </table:table-cell>
          <table:table-cell office:value-type="string" calcext:value-type="string">
            <text:p>If the owner decided to switch accounts, new account is in this attribu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/>
          <table:table-cell table:formula="of:=CONCATENATE(&quot;/// &quot;;IF([.C18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8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8]=&quot;no&quot;;&quot;final&quot;;&quot;     &quot;);&quot; &quot;;[.D18];&quot; &quot;;[.A18];&quot;;&quot;)" office:value-type="string" office:string-value="      String moved;" calcext:value-type="string">
            <text:p><text:s text:c="6"/>String moved;</text:p>
          </table:table-cell>
          <table:table-cell table:formula="of:=CONCATENATE([.F18];CHAR(10);IF([.G18]=&quot;&quot;;&quot;&quot;;CONCATENATE([.G18];CHAR(10)));[.H18])" office:value-type="string" office:string-value="/// (optional)&#10;@JsonKey(includeIfNull: false)&#10;      String moved;" calcext:value-type="string">
            <text:p>/// (optional)</text:p>
            <text:p>@JsonKey(includeIfNull: false)</text:p>
            <text:p>      String moved;</text:p>
          </table:table-cell>
          <table:table-cell/>
          <table:table-cell table:formula="of:=CONCATENATE(&quot;this.&quot;;[.A18];IF([.C18]=&quot;no&quot;;&quot;&quot;;&quot; = null&quot;);&quot;,&quot;)" office:value-type="string" office:string-value="this.moved = null," calcext:value-type="string">
            <text:p>this.moved = null,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formula="of:=CONCATENATE(&quot;/// &quot;;IF([.C19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9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9]=&quot;no&quot;;&quot;final&quot;;&quot;     &quot;);&quot; &quot;;[.D19];&quot; &quot;;[.A19];&quot;;&quot;)" office:value-type="string" office:string-value="       ;" calcext:value-type="string">
            <text:p><text:s text:c="7"/>;</text:p>
          </table:table-cell>
          <table:table-cell table:formula="of:=CONCATENATE([.F19];CHAR(10);IF([.G19]=&quot;&quot;;&quot;&quot;;CONCATENATE([.G19];CHAR(10)));[.H19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9];IF([.C19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formula="of:=CONCATENATE(&quot;/// &quot;;IF([.C20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0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0]=&quot;no&quot;;&quot;final&quot;;&quot;     &quot;);&quot; &quot;;[.D20];&quot; &quot;;[.A20];&quot;;&quot;)" office:value-type="string" office:string-value="       ;" calcext:value-type="string">
            <text:p><text:s text:c="7"/>;</text:p>
          </table:table-cell>
          <table:table-cell table:formula="of:=CONCATENATE([.F20];CHAR(10);IF([.G20]=&quot;&quot;;&quot;&quot;;CONCATENATE([.G20];CHAR(10)));[.H20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0];IF([.C20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formula="of:=CONCATENATE(&quot;/// &quot;;IF([.C21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1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1]=&quot;no&quot;;&quot;final&quot;;&quot;     &quot;);&quot; &quot;;[.D21];&quot; &quot;;[.A21];&quot;;&quot;)" office:value-type="string" office:string-value="       ;" calcext:value-type="string">
            <text:p><text:s text:c="7"/>;</text:p>
          </table:table-cell>
          <table:table-cell table:formula="of:=CONCATENATE([.F21];CHAR(10);IF([.G21]=&quot;&quot;;&quot;&quot;;CONCATENATE([.G21];CHAR(10)));[.H21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1];IF([.C21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formula="of:=CONCATENATE(&quot;/// &quot;;IF([.C22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2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2]=&quot;no&quot;;&quot;final&quot;;&quot;     &quot;);&quot; &quot;;[.D22];&quot; &quot;;[.A22];&quot;;&quot;)" office:value-type="string" office:string-value="       ;" calcext:value-type="string">
            <text:p><text:s text:c="7"/>;</text:p>
          </table:table-cell>
          <table:table-cell table:formula="of:=CONCATENATE([.F22];CHAR(10);IF([.G22]=&quot;&quot;;&quot;&quot;;CONCATENATE([.G22];CHAR(10)));[.H22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2];IF([.C22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formula="of:=CONCATENATE(&quot;/// &quot;;IF([.C23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3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3]=&quot;no&quot;;&quot;final&quot;;&quot;     &quot;);&quot; &quot;;[.D23];&quot; &quot;;[.A23];&quot;;&quot;)" office:value-type="string" office:string-value="       ;" calcext:value-type="string">
            <text:p><text:s text:c="7"/>;</text:p>
          </table:table-cell>
          <table:table-cell table:formula="of:=CONCATENATE([.F23];CHAR(10);IF([.G23]=&quot;&quot;;&quot;&quot;;CONCATENATE([.G23];CHAR(10)));[.H23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3];IF([.C23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formula="of:=CONCATENATE(&quot;/// &quot;;IF([.C24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4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4]=&quot;no&quot;;&quot;final&quot;;&quot;     &quot;);&quot; &quot;;[.D24];&quot; &quot;;[.A24];&quot;;&quot;)" office:value-type="string" office:string-value="       ;" calcext:value-type="string">
            <text:p><text:s text:c="7"/>;</text:p>
          </table:table-cell>
          <table:table-cell table:formula="of:=CONCATENATE([.F24];CHAR(10);IF([.G24]=&quot;&quot;;&quot;&quot;;CONCATENATE([.G24];CHAR(10)));[.H24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4];IF([.C24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formula="of:=CONCATENATE(&quot;/// &quot;;IF([.C25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5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5]=&quot;no&quot;;&quot;final&quot;;&quot;     &quot;);&quot; &quot;;[.D25];&quot; &quot;;[.A25];&quot;;&quot;)" office:value-type="string" office:string-value="       ;" calcext:value-type="string">
            <text:p><text:s text:c="7"/>;</text:p>
          </table:table-cell>
          <table:table-cell table:formula="of:=CONCATENATE([.F25];CHAR(10);IF([.G25]=&quot;&quot;;&quot;&quot;;CONCATENATE([.G25];CHAR(10)));[.H25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5];IF([.C25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formula="of:=CONCATENATE(&quot;/// &quot;;IF([.C26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6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6]=&quot;no&quot;;&quot;final&quot;;&quot;     &quot;);&quot; &quot;;[.D26];&quot; &quot;;[.A26];&quot;;&quot;)" office:value-type="string" office:string-value="       ;" calcext:value-type="string">
            <text:p><text:s text:c="7"/>;</text:p>
          </table:table-cell>
          <table:table-cell table:formula="of:=CONCATENATE([.F26];CHAR(10);IF([.G26]=&quot;&quot;;&quot;&quot;;CONCATENATE([.G26];CHAR(10)));[.H26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6];IF([.C26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style-name="ID0E3CBI" table:number-columns-repeated="5"/>
          <table:table-cell table:formula="of:=CONCATENATE(&quot;/// &quot;;IF([.C27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7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7]=&quot;no&quot;;&quot;final&quot;;&quot;     &quot;);&quot; &quot;;[.D27];&quot; &quot;;[.A27];&quot;;&quot;)" office:value-type="string" office:string-value="       ;" calcext:value-type="string">
            <text:p><text:s text:c="7"/>;</text:p>
          </table:table-cell>
          <table:table-cell table:formula="of:=CONCATENATE([.F27];CHAR(10);IF([.G27]=&quot;&quot;;&quot;&quot;;CONCATENATE([.G27];CHAR(10)));[.H27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7];IF([.C27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style-name="ID0E3CBI" table:number-columns-repeated="5"/>
          <table:table-cell table:formula="of:=CONCATENATE(&quot;/// &quot;;IF([.C28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8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8]=&quot;no&quot;;&quot;final&quot;;&quot;     &quot;);&quot; &quot;;[.D28];&quot; &quot;;[.A28];&quot;;&quot;)" office:value-type="string" office:string-value="       ;" calcext:value-type="string">
            <text:p><text:s text:c="7"/>;</text:p>
          </table:table-cell>
          <table:table-cell table:formula="of:=CONCATENATE([.F28];CHAR(10);IF([.G28]=&quot;&quot;;&quot;&quot;;CONCATENATE([.G28];CHAR(10)));[.H28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8];IF([.C28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style-name="ID0E3CBI" table:number-columns-repeated="5"/>
          <table:table-cell table:formula="of:=CONCATENATE(&quot;/// &quot;;IF([.C29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9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9]=&quot;no&quot;;&quot;final&quot;;&quot;     &quot;);&quot; &quot;;[.D29];&quot; &quot;;[.A29];&quot;;&quot;)" office:value-type="string" office:string-value="       ;" calcext:value-type="string">
            <text:p><text:s text:c="7"/>;</text:p>
          </table:table-cell>
          <table:table-cell table:formula="of:=CONCATENATE([.F29];CHAR(10);IF([.G29]=&quot;&quot;;&quot;&quot;;CONCATENATE([.G29];CHAR(10)));[.H29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9];IF([.C29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style-name="ID0E3CBI" table:number-columns-repeated="5"/>
          <table:table-cell table:formula="of:=CONCATENATE(&quot;/// &quot;;IF([.C30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0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0]=&quot;no&quot;;&quot;final&quot;;&quot;     &quot;);&quot; &quot;;[.D30];&quot; &quot;;[.A30];&quot;;&quot;)" office:value-type="string" office:string-value="       ;" calcext:value-type="string">
            <text:p><text:s text:c="7"/>;</text:p>
          </table:table-cell>
          <table:table-cell table:formula="of:=CONCATENATE([.F30];CHAR(10);IF([.G30]=&quot;&quot;;&quot;&quot;;CONCATENATE([.G30];CHAR(10)));[.H30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0];IF([.C30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style-name="ID0E3CBI" table:number-columns-repeated="5"/>
          <table:table-cell table:formula="of:=CONCATENATE(&quot;/// &quot;;IF([.C31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1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1]=&quot;no&quot;;&quot;final&quot;;&quot;     &quot;);&quot; &quot;;[.D31];&quot; &quot;;[.A31];&quot;;&quot;)" office:value-type="string" office:string-value="       ;" calcext:value-type="string">
            <text:p><text:s text:c="7"/>;</text:p>
          </table:table-cell>
          <table:table-cell table:formula="of:=CONCATENATE([.F31];CHAR(10);IF([.G31]=&quot;&quot;;&quot;&quot;;CONCATENATE([.G31];CHAR(10)));[.H31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1];IF([.C31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style-name="ID0E3CBI" table:number-columns-repeated="5"/>
          <table:table-cell table:formula="of:=CONCATENATE(&quot;/// &quot;;IF([.C32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2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2]=&quot;no&quot;;&quot;final&quot;;&quot;     &quot;);&quot; &quot;;[.D32];&quot; &quot;;[.A32];&quot;;&quot;)" office:value-type="string" office:string-value="       ;" calcext:value-type="string">
            <text:p><text:s text:c="7"/>;</text:p>
          </table:table-cell>
          <table:table-cell table:formula="of:=CONCATENATE([.F32];CHAR(10);IF([.G32]=&quot;&quot;;&quot;&quot;;CONCATENATE([.G32];CHAR(10)));[.H32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2];IF([.C32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style-name="ID0E3CBI" table:number-columns-repeated="5"/>
          <table:table-cell table:formula="of:=CONCATENATE(&quot;/// &quot;;IF([.C33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3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3]=&quot;no&quot;;&quot;final&quot;;&quot;     &quot;);&quot; &quot;;[.D33];&quot; &quot;;[.A33];&quot;;&quot;)" office:value-type="string" office:string-value="       ;" calcext:value-type="string">
            <text:p><text:s text:c="7"/>;</text:p>
          </table:table-cell>
          <table:table-cell table:formula="of:=CONCATENATE([.F33];CHAR(10);IF([.G33]=&quot;&quot;;&quot;&quot;;CONCATENATE([.G33];CHAR(10)));[.H33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3];IF([.C33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2">
          <table:table-cell table:style-name="ID0E3CBI" table:number-columns-repeated="5"/>
          <table:table-cell table:number-columns-repeated="3"/>
          <table:table-cell table:style-name="ID0E3CBI"/>
          <table:table-cell table:number-columns-repeated="247"/>
        </table:table-row>
      </table:table>
      <table:table table:name="Status" table:style-name="ta1">
        <table:table-column table:style-name="co1" table:default-cell-style-name="ID0EFFBI"/>
        <table:table-column table:style-name="co2" table:default-cell-style-name="ID0EFFBI"/>
        <table:table-column table:style-name="co3" table:default-cell-style-name="ID0EFFBI"/>
        <table:table-column table:style-name="co4" table:number-columns-repeated="2" table:default-cell-style-name="ID0EFFBI"/>
        <table:table-column table:style-name="co5" table:number-columns-repeated="3" table:default-cell-style-name="ID0E3CBI"/>
        <table:table-column table:style-name="co5" table:default-cell-style-name="ID0E5FBI"/>
        <table:table-column table:style-name="co6" table:number-columns-repeated="247" table:default-cell-style-name="ID0E3CBI"/>
        <table:table-row table:style-name="ro1">
          <table:table-cell table:style-name="ID0E3CBI" office:value-type="string" calcext:value-type="string">
            <text:p>class name</text:p>
          </table:table-cell>
          <table:table-cell table:style-name="ID0E3CBI" table:number-columns-repeated="4"/>
          <table:table-cell office:value-type="string" calcext:value-type="string">
            <text:p>field definitions</text:p>
          </table:table-cell>
          <table:table-cell table:number-columns-repeated="2"/>
          <table:table-cell table:style-name="ID0E3CBI"/>
          <table:table-cell/>
          <table:table-cell office:value-type="string" calcext:value-type="string">
            <text:p>default constructor definitions</text:p>
          </table:table-cell>
          <table:table-cell table:number-columns-repeated="245"/>
        </table:table-row>
        <table:table-row table:style-name="ro1">
          <table:table-cell table:style-name="ID0E3CBI" office:value-type="string" calcext:value-type="string">
            <text:p>Status</text:p>
          </table:table-cell>
          <table:table-cell table:style-name="ID0E3CBI" table:number-columns-repeated="2"/>
          <table:table-cell table:style-name="ID0E3CBI" office:value-type="string" calcext:value-type="string">
            <text:p>type</text:p>
          </table:table-cell>
          <table:table-cell table:style-name="ID0E3CBI"/>
          <table:table-cell office:value-type="string" calcext:value-type="string">
            <text:p>comment</text:p>
          </table:table-cell>
          <table:table-cell office:value-type="string" calcext:value-type="string">
            <text:p>json annotation</text:p>
          </table:table-cell>
          <table:table-cell office:value-type="string" calcext:value-type="string">
            <text:p>variable part</text:p>
          </table:table-cell>
          <table:table-cell table:style-name="ID0ESFBI" office:value-type="string" calcext:value-type="string">
            <text:p>COMBINED</text:p>
          </table:table-cell>
          <table:table-cell/>
          <table:table-cell table:formula="of:=CONCATENATE([.A2];&quot;({&quot;)" office:value-type="string" office:string-value="Status({" calcext:value-type="string">
            <text:p>Status({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he ID of the statu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/>
          <table:table-cell table:formula="of:=CONCATENATE(&quot;/// &quot;;IF([.C3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3]=&quot;no&quot;;&quot;&quot;;&quot;@JsonKey(includeIfNull: false)&quot;)">
            <text:p/>
          </table:table-cell>
          <table:table-cell table:formula="of:=CONCATENATE(IF([.C3]=&quot;no&quot;;&quot;final&quot;;&quot;     &quot;);&quot; &quot;;[.D3];&quot; &quot;;[.A3];&quot;;&quot;)" office:value-type="string" office:string-value="final String id;" calcext:value-type="string">
            <text:p>final String id;</text:p>
          </table:table-cell>
          <table:table-cell table:formula="of:=CONCATENATE([.F3];CHAR(10);IF([.G3]=&quot;&quot;;&quot;&quot;;CONCATENATE([.G3];CHAR(10)));[.H3])" office:value-type="string" office:string-value="/// (required)&#10;final String id;" calcext:value-type="string">
            <text:p>/// (required)</text:p>
            <text:p>final String id;</text:p>
          </table:table-cell>
          <table:table-cell/>
          <table:table-cell table:formula="of:=CONCATENATE(&quot;this.&quot;;[.A3];IF([.C3]=&quot;no&quot;;&quot;&quot;;&quot; = null&quot;);&quot;,&quot;)" office:value-type="string" office:string-value="this.id," calcext:value-type="string">
            <text:p>this.id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ri</text:p>
          </table:table-cell>
          <table:table-cell office:value-type="string" calcext:value-type="string">
            <text:p>A Fediverse-unique resource 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ri</text:p>
          </table:table-cell>
          <table:table-cell/>
          <table:table-cell table:formula="of:=CONCATENATE(&quot;/// &quot;;IF([.C4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4]=&quot;no&quot;;&quot;&quot;;&quot;@JsonKey(includeIfNull: false)&quot;)">
            <text:p/>
          </table:table-cell>
          <table:table-cell table:formula="of:=CONCATENATE(IF([.C4]=&quot;no&quot;;&quot;final&quot;;&quot;     &quot;);&quot; &quot;;[.D4];&quot; &quot;;[.A4];&quot;;&quot;)" office:value-type="string" office:string-value="final Uri uri;" calcext:value-type="string">
            <text:p>final Uri uri;</text:p>
          </table:table-cell>
          <table:table-cell table:formula="of:=CONCATENATE([.F4];CHAR(10);IF([.G4]=&quot;&quot;;&quot;&quot;;CONCATENATE([.G4];CHAR(10)));[.H4])" office:value-type="string" office:string-value="/// (required)&#10;final Uri uri;" calcext:value-type="string">
            <text:p>/// (required)</text:p>
            <text:p>final Uri uri;</text:p>
          </table:table-cell>
          <table:table-cell/>
          <table:table-cell table:formula="of:=CONCATENATE(&quot;this.&quot;;[.A4];IF([.C4]=&quot;no&quot;;&quot;&quot;;&quot; = null&quot;);&quot;,&quot;)" office:value-type="string" office:string-value="this.uri," calcext:value-type="string">
            <text:p>this.uri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URL to the status page (can be remot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ri</text:p>
          </table:table-cell>
          <table:table-cell/>
          <table:table-cell table:formula="of:=CONCATENATE(&quot;/// &quot;;IF([.C5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5]=&quot;no&quot;;&quot;&quot;;&quot;@JsonKey(includeIfNull: false)&quot;)">
            <text:p/>
          </table:table-cell>
          <table:table-cell table:formula="of:=CONCATENATE(IF([.C5]=&quot;no&quot;;&quot;final&quot;;&quot;     &quot;);&quot; &quot;;[.D5];&quot; &quot;;[.A5];&quot;;&quot;)" office:value-type="string" office:string-value="final Uri url;" calcext:value-type="string">
            <text:p>final Uri url;</text:p>
          </table:table-cell>
          <table:table-cell table:formula="of:=CONCATENATE([.F5];CHAR(10);IF([.G5]=&quot;&quot;;&quot;&quot;;CONCATENATE([.G5];CHAR(10)));[.H5])" office:value-type="string" office:string-value="/// (required)&#10;final Uri url;" calcext:value-type="string">
            <text:p>/// (required)</text:p>
            <text:p>final Uri url;</text:p>
          </table:table-cell>
          <table:table-cell/>
          <table:table-cell table:formula="of:=CONCATENATE(&quot;this.&quot;;[.A5];IF([.C5]=&quot;no&quot;;&quot;&quot;;&quot; = null&quot;);&quot;,&quot;)" office:value-type="string" office:string-value="this.url," calcext:value-type="string">
            <text:p>this.url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account</text:p>
          </table:table-cell>
          <table:table-cell office:value-type="string" calcext:value-type="string">
            <text:p><text:span text:style-name="T1">The </text:span><text:span text:style-name="T2">Account</text:span><text:span text:style-name="T3"> which posted the status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count</text:p>
          </table:table-cell>
          <table:table-cell/>
          <table:table-cell table:formula="of:=CONCATENATE(&quot;/// &quot;;IF([.C6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6]=&quot;no&quot;;&quot;&quot;;&quot;@JsonKey(includeIfNull: false)&quot;)">
            <text:p/>
          </table:table-cell>
          <table:table-cell table:formula="of:=CONCATENATE(IF([.C6]=&quot;no&quot;;&quot;final&quot;;&quot;     &quot;);&quot; &quot;;[.D6];&quot; &quot;;[.A6];&quot;;&quot;)" office:value-type="string" office:string-value="final Account account;" calcext:value-type="string">
            <text:p>final Account account;</text:p>
          </table:table-cell>
          <table:table-cell table:formula="of:=CONCATENATE([.F6];CHAR(10);IF([.G6]=&quot;&quot;;&quot;&quot;;CONCATENATE([.G6];CHAR(10)));[.H6])" office:value-type="string" office:string-value="/// (required)&#10;final Account account;" calcext:value-type="string">
            <text:p>/// (required)</text:p>
            <text:p>final Account account;</text:p>
          </table:table-cell>
          <table:table-cell/>
          <table:table-cell table:formula="of:=CONCATENATE(&quot;this.&quot;;[.A6];IF([.C6]=&quot;no&quot;;&quot;&quot;;&quot; = null&quot;);&quot;,&quot;)" office:value-type="string" office:string-value="this.account," calcext:value-type="string">
            <text:p>this.account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_reply_to_id</text:p>
          </table:table-cell>
          <table:table-cell office:value-type="string" calcext:value-type="string">
            <text:p>null or the ID of the status it replies t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/>
          <table:table-cell table:formula="of:=CONCATENATE(&quot;/// &quot;;IF([.C7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7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7]=&quot;no&quot;;&quot;final&quot;;&quot;     &quot;);&quot; &quot;;[.D7];&quot; &quot;;[.A7];&quot;;&quot;)" office:value-type="string" office:string-value="      String in_reply_to_id;" calcext:value-type="string">
            <text:p><text:s text:c="6"/>String in_reply_to_id;</text:p>
          </table:table-cell>
          <table:table-cell table:formula="of:=CONCATENATE([.F7];CHAR(10);IF([.G7]=&quot;&quot;;&quot;&quot;;CONCATENATE([.G7];CHAR(10)));[.H7])" office:value-type="string" office:string-value="/// (optional)&#10;@JsonKey(includeIfNull: false)&#10;      String in_reply_to_id;" calcext:value-type="string">
            <text:p>/// (optional)</text:p>
            <text:p>@JsonKey(includeIfNull: false)</text:p>
            <text:p>      String in_reply_to_id;</text:p>
          </table:table-cell>
          <table:table-cell/>
          <table:table-cell table:formula="of:=CONCATENATE(&quot;this.&quot;;[.A7];IF([.C7]=&quot;no&quot;;&quot;&quot;;&quot; = null&quot;);&quot;,&quot;)" office:value-type="string" office:string-value="this.in_reply_to_id = null," calcext:value-type="string">
            <text:p>this.in_reply_to_id = null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_reply_to_account_id</text:p>
          </table:table-cell>
          <table:table-cell office:value-type="string" calcext:value-type="string">
            <text:p>null or the ID of the account it replies t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/>
          <table:table-cell table:formula="of:=CONCATENATE(&quot;/// &quot;;IF([.C8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8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8]=&quot;no&quot;;&quot;final&quot;;&quot;     &quot;);&quot; &quot;;[.D8];&quot; &quot;;[.A8];&quot;;&quot;)" office:value-type="string" office:string-value="      String in_reply_to_account_id;" calcext:value-type="string">
            <text:p><text:s text:c="6"/>String in_reply_to_account_id;</text:p>
          </table:table-cell>
          <table:table-cell table:formula="of:=CONCATENATE([.F8];CHAR(10);IF([.G8]=&quot;&quot;;&quot;&quot;;CONCATENATE([.G8];CHAR(10)));[.H8])" office:value-type="string" office:string-value="/// (optional)&#10;@JsonKey(includeIfNull: false)&#10;      String in_reply_to_account_id;" calcext:value-type="string">
            <text:p>/// (optional)</text:p>
            <text:p>@JsonKey(includeIfNull: false)</text:p>
            <text:p>      String in_reply_to_account_id;</text:p>
          </table:table-cell>
          <table:table-cell/>
          <table:table-cell table:formula="of:=CONCATENATE(&quot;this.&quot;;[.A8];IF([.C8]=&quot;no&quot;;&quot;&quot;;&quot; = null&quot;);&quot;,&quot;)" office:value-type="string" office:string-value="this.in_reply_to_account_id = null," calcext:value-type="string">
            <text:p>this.in_reply_to_account_id = null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eblog</text:p>
          </table:table-cell>
          <table:table-cell office:value-type="string" calcext:value-type="string">
            <text:p><text:span text:style-name="T1">null or the reblogged </text:span><text:span text:style-name="T2">Status</text:span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atus</text:p>
          </table:table-cell>
          <table:table-cell/>
          <table:table-cell table:formula="of:=CONCATENATE(&quot;/// &quot;;IF([.C9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9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9]=&quot;no&quot;;&quot;final&quot;;&quot;     &quot;);&quot; &quot;;[.D9];&quot; &quot;;[.A9];&quot;;&quot;)" office:value-type="string" office:string-value="      Status reblog;" calcext:value-type="string">
            <text:p><text:s text:c="6"/>Status reblog;</text:p>
          </table:table-cell>
          <table:table-cell table:formula="of:=CONCATENATE([.F9];CHAR(10);IF([.G9]=&quot;&quot;;&quot;&quot;;CONCATENATE([.G9];CHAR(10)));[.H9])" office:value-type="string" office:string-value="/// (optional)&#10;@JsonKey(includeIfNull: false)&#10;      Status reblog;" calcext:value-type="string">
            <text:p>/// (optional)</text:p>
            <text:p>@JsonKey(includeIfNull: false)</text:p>
            <text:p>      Status reblog;</text:p>
          </table:table-cell>
          <table:table-cell/>
          <table:table-cell table:formula="of:=CONCATENATE(&quot;this.&quot;;[.A9];IF([.C9]=&quot;no&quot;;&quot;&quot;;&quot; = null&quot;);&quot;,&quot;)" office:value-type="string" office:string-value="this.reblog = null," calcext:value-type="string">
            <text:p>this.reblog = null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Body of the status; this will contain HTML (remote HTML already sanitiz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cument</text:p>
          </table:table-cell>
          <table:table-cell/>
          <table:table-cell table:formula="of:=CONCATENATE(&quot;/// &quot;;IF([.C10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10]=&quot;no&quot;;&quot;&quot;;&quot;@JsonKey(includeIfNull: false)&quot;)">
            <text:p/>
          </table:table-cell>
          <table:table-cell table:formula="of:=CONCATENATE(IF([.C10]=&quot;no&quot;;&quot;final&quot;;&quot;     &quot;);&quot; &quot;;[.D10];&quot; &quot;;[.A10];&quot;;&quot;)" office:value-type="string" office:string-value="final Document content;" calcext:value-type="string">
            <text:p>final Document content;</text:p>
          </table:table-cell>
          <table:table-cell table:formula="of:=CONCATENATE([.F10];CHAR(10);IF([.G10]=&quot;&quot;;&quot;&quot;;CONCATENATE([.G10];CHAR(10)));[.H10])" office:value-type="string" office:string-value="/// (required)&#10;final Document content;" calcext:value-type="string">
            <text:p>/// (required)</text:p>
            <text:p>final Document content;</text:p>
          </table:table-cell>
          <table:table-cell/>
          <table:table-cell table:formula="of:=CONCATENATE(&quot;this.&quot;;[.A10];IF([.C10]=&quot;no&quot;;&quot;&quot;;&quot; = null&quot;);&quot;,&quot;)" office:value-type="string" office:string-value="this.content," calcext:value-type="string">
            <text:p>this.content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he time the status was cre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Time</text:p>
          </table:table-cell>
          <table:table-cell/>
          <table:table-cell table:formula="of:=CONCATENATE(&quot;/// &quot;;IF([.C11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11]=&quot;no&quot;;&quot;&quot;;&quot;@JsonKey(includeIfNull: false)&quot;)">
            <text:p/>
          </table:table-cell>
          <table:table-cell table:formula="of:=CONCATENATE(IF([.C11]=&quot;no&quot;;&quot;final&quot;;&quot;     &quot;);&quot; &quot;;[.D11];&quot; &quot;;[.A11];&quot;;&quot;)" office:value-type="string" office:string-value="final DateTime created_at;" calcext:value-type="string">
            <text:p>final DateTime created_at;</text:p>
          </table:table-cell>
          <table:table-cell table:formula="of:=CONCATENATE([.F11];CHAR(10);IF([.G11]=&quot;&quot;;&quot;&quot;;CONCATENATE([.G11];CHAR(10)));[.H11])" office:value-type="string" office:string-value="/// (required)&#10;final DateTime created_at;" calcext:value-type="string">
            <text:p>/// (required)</text:p>
            <text:p>final DateTime created_at;</text:p>
          </table:table-cell>
          <table:table-cell/>
          <table:table-cell table:formula="of:=CONCATENATE(&quot;this.&quot;;[.A11];IF([.C11]=&quot;no&quot;;&quot;&quot;;&quot; = null&quot;);&quot;,&quot;)" office:value-type="string" office:string-value="this.created_at," calcext:value-type="string">
            <text:p>this.created_at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emojis</text:p>
          </table:table-cell>
          <table:table-cell office:value-type="string" calcext:value-type="string">
            <text:p><text:span text:style-name="T1">An array of </text:span><text:span text:style-name="T2">Emoji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st&lt;Emoji&gt;</text:p>
          </table:table-cell>
          <table:table-cell/>
          <table:table-cell table:formula="of:=CONCATENATE(&quot;/// &quot;;IF([.C12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12]=&quot;no&quot;;&quot;&quot;;&quot;@JsonKey(includeIfNull: false)&quot;)">
            <text:p/>
          </table:table-cell>
          <table:table-cell table:formula="of:=CONCATENATE(IF([.C12]=&quot;no&quot;;&quot;final&quot;;&quot;     &quot;);&quot; &quot;;[.D12];&quot; &quot;;[.A12];&quot;;&quot;)" office:value-type="string" office:string-value="final List&lt;Emoji&gt; emojis;" calcext:value-type="string">
            <text:p>final List&lt;Emoji&gt; emojis;</text:p>
          </table:table-cell>
          <table:table-cell table:formula="of:=CONCATENATE([.F12];CHAR(10);IF([.G12]=&quot;&quot;;&quot;&quot;;CONCATENATE([.G12];CHAR(10)));[.H12])" office:value-type="string" office:string-value="/// (required)&#10;final List&lt;Emoji&gt; emojis;" calcext:value-type="string">
            <text:p>/// (required)</text:p>
            <text:p>final List&lt;Emoji&gt; emojis;</text:p>
          </table:table-cell>
          <table:table-cell/>
          <table:table-cell table:formula="of:=CONCATENATE(&quot;this.&quot;;[.A12];IF([.C12]=&quot;no&quot;;&quot;&quot;;&quot; = null&quot;);&quot;,&quot;)" office:value-type="string" office:string-value="this.emojis," calcext:value-type="string">
            <text:p>this.emojis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eblogs_count</text:p>
          </table:table-cell>
          <table:table-cell office:value-type="string" calcext:value-type="string">
            <text:p>The number of reblogs for the statu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/>
          <table:table-cell table:formula="of:=CONCATENATE(&quot;/// &quot;;IF([.C13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13]=&quot;no&quot;;&quot;&quot;;&quot;@JsonKey(includeIfNull: false)&quot;)">
            <text:p/>
          </table:table-cell>
          <table:table-cell table:formula="of:=CONCATENATE(IF([.C13]=&quot;no&quot;;&quot;final&quot;;&quot;     &quot;);&quot; &quot;;[.D13];&quot; &quot;;[.A13];&quot;;&quot;)" office:value-type="string" office:string-value="final int reblogs_count;" calcext:value-type="string">
            <text:p>final int reblogs_count;</text:p>
          </table:table-cell>
          <table:table-cell table:formula="of:=CONCATENATE([.F13];CHAR(10);IF([.G13]=&quot;&quot;;&quot;&quot;;CONCATENATE([.G13];CHAR(10)));[.H13])" office:value-type="string" office:string-value="/// (required)&#10;final int reblogs_count;" calcext:value-type="string">
            <text:p>/// (required)</text:p>
            <text:p>final int reblogs_count;</text:p>
          </table:table-cell>
          <table:table-cell/>
          <table:table-cell table:formula="of:=CONCATENATE(&quot;this.&quot;;[.A13];IF([.C13]=&quot;no&quot;;&quot;&quot;;&quot; = null&quot;);&quot;,&quot;)" office:value-type="string" office:string-value="this.reblogs_count," calcext:value-type="string">
            <text:p>this.reblogs_count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favourites_count</text:p>
          </table:table-cell>
          <table:table-cell office:value-type="string" calcext:value-type="string">
            <text:p>The number of favourites for the statu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</text:p>
          </table:table-cell>
          <table:table-cell/>
          <table:table-cell table:formula="of:=CONCATENATE(&quot;/// &quot;;IF([.C14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14]=&quot;no&quot;;&quot;&quot;;&quot;@JsonKey(includeIfNull: false)&quot;)">
            <text:p/>
          </table:table-cell>
          <table:table-cell table:formula="of:=CONCATENATE(IF([.C14]=&quot;no&quot;;&quot;final&quot;;&quot;     &quot;);&quot; &quot;;[.D14];&quot; &quot;;[.A14];&quot;;&quot;)" office:value-type="string" office:string-value="final int favourites_count;" calcext:value-type="string">
            <text:p>final int favourites_count;</text:p>
          </table:table-cell>
          <table:table-cell table:formula="of:=CONCATENATE([.F14];CHAR(10);IF([.G14]=&quot;&quot;;&quot;&quot;;CONCATENATE([.G14];CHAR(10)));[.H14])" office:value-type="string" office:string-value="/// (required)&#10;final int favourites_count;" calcext:value-type="string">
            <text:p>/// (required)</text:p>
            <text:p>final int favourites_count;</text:p>
          </table:table-cell>
          <table:table-cell/>
          <table:table-cell table:formula="of:=CONCATENATE(&quot;this.&quot;;[.A14];IF([.C14]=&quot;no&quot;;&quot;&quot;;&quot; = null&quot;);&quot;,&quot;)" office:value-type="string" office:string-value="this.favourites_count," calcext:value-type="string">
            <text:p>this.favourites_count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reblogged</text:p>
          </table:table-cell>
          <table:table-cell office:value-type="string" calcext:value-type="string">
            <text:p>Whether the authenticated user has reblogged the stat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ol</text:p>
          </table:table-cell>
          <table:table-cell/>
          <table:table-cell table:formula="of:=CONCATENATE(&quot;/// &quot;;IF([.C15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5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5]=&quot;no&quot;;&quot;final&quot;;&quot;     &quot;);&quot; &quot;;[.D15];&quot; &quot;;[.A15];&quot;;&quot;)" office:value-type="string" office:string-value="      bool reblogged;" calcext:value-type="string">
            <text:p><text:s text:c="6"/>bool reblogged;</text:p>
          </table:table-cell>
          <table:table-cell table:formula="of:=CONCATENATE([.F15];CHAR(10);IF([.G15]=&quot;&quot;;&quot;&quot;;CONCATENATE([.G15];CHAR(10)));[.H15])" office:value-type="string" office:string-value="/// (optional)&#10;@JsonKey(includeIfNull: false)&#10;      bool reblogged;" calcext:value-type="string">
            <text:p>/// (optional)</text:p>
            <text:p>@JsonKey(includeIfNull: false)</text:p>
            <text:p>      bool reblogged;</text:p>
          </table:table-cell>
          <table:table-cell/>
          <table:table-cell table:formula="of:=CONCATENATE(&quot;this.&quot;;[.A15];IF([.C15]=&quot;no&quot;;&quot;&quot;;&quot; = null&quot;);&quot;,&quot;)" office:value-type="string" office:string-value="this.reblogged = null," calcext:value-type="string">
            <text:p>this.reblogged = null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favourited</text:p>
          </table:table-cell>
          <table:table-cell office:value-type="string" calcext:value-type="string">
            <text:p>Whether the authenticated user has favourited the stat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ol</text:p>
          </table:table-cell>
          <table:table-cell/>
          <table:table-cell table:formula="of:=CONCATENATE(&quot;/// &quot;;IF([.C16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6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6]=&quot;no&quot;;&quot;final&quot;;&quot;     &quot;);&quot; &quot;;[.D16];&quot; &quot;;[.A16];&quot;;&quot;)" office:value-type="string" office:string-value="      bool favourited;" calcext:value-type="string">
            <text:p><text:s text:c="6"/>bool favourited;</text:p>
          </table:table-cell>
          <table:table-cell table:formula="of:=CONCATENATE([.F16];CHAR(10);IF([.G16]=&quot;&quot;;&quot;&quot;;CONCATENATE([.G16];CHAR(10)));[.H16])" office:value-type="string" office:string-value="/// (optional)&#10;@JsonKey(includeIfNull: false)&#10;      bool favourited;" calcext:value-type="string">
            <text:p>/// (optional)</text:p>
            <text:p>@JsonKey(includeIfNull: false)</text:p>
            <text:p>      bool favourited;</text:p>
          </table:table-cell>
          <table:table-cell/>
          <table:table-cell table:formula="of:=CONCATENATE(&quot;this.&quot;;[.A16];IF([.C16]=&quot;no&quot;;&quot;&quot;;&quot; = null&quot;);&quot;,&quot;)" office:value-type="string" office:string-value="this.favourited = null," calcext:value-type="string">
            <text:p>this.favourited = null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uted</text:p>
          </table:table-cell>
          <table:table-cell office:value-type="string" calcext:value-type="string">
            <text:p>Whether the authenticated user has muted the conversation this status fro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ol</text:p>
          </table:table-cell>
          <table:table-cell/>
          <table:table-cell table:formula="of:=CONCATENATE(&quot;/// &quot;;IF([.C17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7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7]=&quot;no&quot;;&quot;final&quot;;&quot;     &quot;);&quot; &quot;;[.D17];&quot; &quot;;[.A17];&quot;;&quot;)" office:value-type="string" office:string-value="      bool muted;" calcext:value-type="string">
            <text:p><text:s text:c="6"/>bool muted;</text:p>
          </table:table-cell>
          <table:table-cell table:formula="of:=CONCATENATE([.F17];CHAR(10);IF([.G17]=&quot;&quot;;&quot;&quot;;CONCATENATE([.G17];CHAR(10)));[.H17])" office:value-type="string" office:string-value="/// (optional)&#10;@JsonKey(includeIfNull: false)&#10;      bool muted;" calcext:value-type="string">
            <text:p>/// (optional)</text:p>
            <text:p>@JsonKey(includeIfNull: false)</text:p>
            <text:p>      bool muted;</text:p>
          </table:table-cell>
          <table:table-cell/>
          <table:table-cell table:formula="of:=CONCATENATE(&quot;this.&quot;;[.A17];IF([.C17]=&quot;no&quot;;&quot;&quot;;&quot; = null&quot;);&quot;,&quot;)" office:value-type="string" office:string-value="this.muted = null," calcext:value-type="string">
            <text:p>this.muted = null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ensitive</text:p>
          </table:table-cell>
          <table:table-cell office:value-type="string" calcext:value-type="string">
            <text:p>Whether media attachments should be hidden by defaul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ol</text:p>
          </table:table-cell>
          <table:table-cell/>
          <table:table-cell table:formula="of:=CONCATENATE(&quot;/// &quot;;IF([.C18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18]=&quot;no&quot;;&quot;&quot;;&quot;@JsonKey(includeIfNull: false)&quot;)">
            <text:p/>
          </table:table-cell>
          <table:table-cell table:formula="of:=CONCATENATE(IF([.C18]=&quot;no&quot;;&quot;final&quot;;&quot;     &quot;);&quot; &quot;;[.D18];&quot; &quot;;[.A18];&quot;;&quot;)" office:value-type="string" office:string-value="final bool sensitive;" calcext:value-type="string">
            <text:p>final bool sensitive;</text:p>
          </table:table-cell>
          <table:table-cell table:formula="of:=CONCATENATE([.F18];CHAR(10);IF([.G18]=&quot;&quot;;&quot;&quot;;CONCATENATE([.G18];CHAR(10)));[.H18])" office:value-type="string" office:string-value="/// (required)&#10;final bool sensitive;" calcext:value-type="string">
            <text:p>/// (required)</text:p>
            <text:p>final bool sensitive;</text:p>
          </table:table-cell>
          <table:table-cell/>
          <table:table-cell table:formula="of:=CONCATENATE(&quot;this.&quot;;[.A18];IF([.C18]=&quot;no&quot;;&quot;&quot;;&quot; = null&quot;);&quot;,&quot;)" office:value-type="string" office:string-value="this.sensitive," calcext:value-type="string">
            <text:p>this.sensitive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poiler_text</text:p>
          </table:table-cell>
          <table:table-cell office:value-type="string" calcext:value-type="string">
            <text:p>If not empty, warning text that should be displayed before the actual cont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/>
          <table:table-cell table:formula="of:=CONCATENATE(&quot;/// &quot;;IF([.C19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19]=&quot;no&quot;;&quot;&quot;;&quot;@JsonKey(includeIfNull: false)&quot;)">
            <text:p/>
          </table:table-cell>
          <table:table-cell table:formula="of:=CONCATENATE(IF([.C19]=&quot;no&quot;;&quot;final&quot;;&quot;     &quot;);&quot; &quot;;[.D19];&quot; &quot;;[.A19];&quot;;&quot;)" office:value-type="string" office:string-value="final String spoiler_text;" calcext:value-type="string">
            <text:p>final String spoiler_text;</text:p>
          </table:table-cell>
          <table:table-cell table:formula="of:=CONCATENATE([.F19];CHAR(10);IF([.G19]=&quot;&quot;;&quot;&quot;;CONCATENATE([.G19];CHAR(10)));[.H19])" office:value-type="string" office:string-value="/// (required)&#10;final String spoiler_text;" calcext:value-type="string">
            <text:p>/// (required)</text:p>
            <text:p>final String spoiler_text;</text:p>
          </table:table-cell>
          <table:table-cell/>
          <table:table-cell table:formula="of:=CONCATENATE(&quot;this.&quot;;[.A19];IF([.C19]=&quot;no&quot;;&quot;&quot;;&quot; = null&quot;);&quot;,&quot;)" office:value-type="string" office:string-value="this.spoiler_text," calcext:value-type="string">
            <text:p>this.spoiler_text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visibility</text:p>
          </table:table-cell>
          <table:table-cell office:value-type="string" calcext:value-type="string">
            <text:p>One of: public, unlisted, private, direc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/>
          <table:table-cell table:formula="of:=CONCATENATE(&quot;/// &quot;;IF([.C20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20]=&quot;no&quot;;&quot;&quot;;&quot;@JsonKey(includeIfNull: false)&quot;)">
            <text:p/>
          </table:table-cell>
          <table:table-cell table:formula="of:=CONCATENATE(IF([.C20]=&quot;no&quot;;&quot;final&quot;;&quot;     &quot;);&quot; &quot;;[.D20];&quot; &quot;;[.A20];&quot;;&quot;)" office:value-type="string" office:string-value="final String visibility;" calcext:value-type="string">
            <text:p>final String visibility;</text:p>
          </table:table-cell>
          <table:table-cell table:formula="of:=CONCATENATE([.F20];CHAR(10);IF([.G20]=&quot;&quot;;&quot;&quot;;CONCATENATE([.G20];CHAR(10)));[.H20])" office:value-type="string" office:string-value="/// (required)&#10;final String visibility;" calcext:value-type="string">
            <text:p>/// (required)</text:p>
            <text:p>final String visibility;</text:p>
          </table:table-cell>
          <table:table-cell/>
          <table:table-cell table:formula="of:=CONCATENATE(&quot;this.&quot;;[.A20];IF([.C20]=&quot;no&quot;;&quot;&quot;;&quot; = null&quot;);&quot;,&quot;)" office:value-type="string" office:string-value="this.visibility," calcext:value-type="string">
            <text:p>this.visibility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edia_attachments</text:p>
          </table:table-cell>
          <table:table-cell office:value-type="string" calcext:value-type="string">
            <text:p><text:span text:style-name="T1">An array of </text:span><text:span text:style-name="T2">Attachments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st&lt;Attachment&gt;</text:p>
          </table:table-cell>
          <table:table-cell/>
          <table:table-cell table:formula="of:=CONCATENATE(&quot;/// &quot;;IF([.C21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21]=&quot;no&quot;;&quot;&quot;;&quot;@JsonKey(includeIfNull: false)&quot;)">
            <text:p/>
          </table:table-cell>
          <table:table-cell table:formula="of:=CONCATENATE(IF([.C21]=&quot;no&quot;;&quot;final&quot;;&quot;     &quot;);&quot; &quot;;[.D21];&quot; &quot;;[.A21];&quot;;&quot;)" office:value-type="string" office:string-value="final List&lt;Attachment&gt; media_attachments;" calcext:value-type="string">
            <text:p>final List&lt;Attachment&gt; media_attachments;</text:p>
          </table:table-cell>
          <table:table-cell table:formula="of:=CONCATENATE([.F21];CHAR(10);IF([.G21]=&quot;&quot;;&quot;&quot;;CONCATENATE([.G21];CHAR(10)));[.H21])" office:value-type="string" office:string-value="/// (required)&#10;final List&lt;Attachment&gt; media_attachments;" calcext:value-type="string">
            <text:p>/// (required)</text:p>
            <text:p>final List&lt;Attachment&gt; media_attachments;</text:p>
          </table:table-cell>
          <table:table-cell/>
          <table:table-cell table:formula="of:=CONCATENATE(&quot;this.&quot;;[.A21];IF([.C21]=&quot;no&quot;;&quot;&quot;;&quot; = null&quot;);&quot;,&quot;)" office:value-type="string" office:string-value="this.media_attachments," calcext:value-type="string">
            <text:p>this.media_attachments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entions</text:p>
          </table:table-cell>
          <table:table-cell office:value-type="string" calcext:value-type="string">
            <text:p><text:span text:style-name="T1">An array of </text:span><text:span text:style-name="T2">Mentions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st&lt;Mention&gt;</text:p>
          </table:table-cell>
          <table:table-cell/>
          <table:table-cell table:formula="of:=CONCATENATE(&quot;/// &quot;;IF([.C22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22]=&quot;no&quot;;&quot;&quot;;&quot;@JsonKey(includeIfNull: false)&quot;)">
            <text:p/>
          </table:table-cell>
          <table:table-cell table:formula="of:=CONCATENATE(IF([.C22]=&quot;no&quot;;&quot;final&quot;;&quot;     &quot;);&quot; &quot;;[.D22];&quot; &quot;;[.A22];&quot;;&quot;)" office:value-type="string" office:string-value="final List&lt;Mention&gt; mentions;" calcext:value-type="string">
            <text:p>final List&lt;Mention&gt; mentions;</text:p>
          </table:table-cell>
          <table:table-cell table:formula="of:=CONCATENATE([.F22];CHAR(10);IF([.G22]=&quot;&quot;;&quot;&quot;;CONCATENATE([.G22];CHAR(10)));[.H22])" office:value-type="string" office:string-value="/// (required)&#10;final List&lt;Mention&gt; mentions;" calcext:value-type="string">
            <text:p>/// (required)</text:p>
            <text:p>final List&lt;Mention&gt; mentions;</text:p>
          </table:table-cell>
          <table:table-cell/>
          <table:table-cell table:formula="of:=CONCATENATE(&quot;this.&quot;;[.A22];IF([.C22]=&quot;no&quot;;&quot;&quot;;&quot; = null&quot;);&quot;,&quot;)" office:value-type="string" office:string-value="this.mentions," calcext:value-type="string">
            <text:p>this.mentions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pan text:style-name="T1">An array of </text:span><text:span text:style-name="T2">Tags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st&lt;Tag&gt;</text:p>
          </table:table-cell>
          <table:table-cell/>
          <table:table-cell table:formula="of:=CONCATENATE(&quot;/// &quot;;IF([.C23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23]=&quot;no&quot;;&quot;&quot;;&quot;@JsonKey(includeIfNull: false)&quot;)">
            <text:p/>
          </table:table-cell>
          <table:table-cell table:formula="of:=CONCATENATE(IF([.C23]=&quot;no&quot;;&quot;final&quot;;&quot;     &quot;);&quot; &quot;;[.D23];&quot; &quot;;[.A23];&quot;;&quot;)" office:value-type="string" office:string-value="final List&lt;Tag&gt; tags;" calcext:value-type="string">
            <text:p>final List&lt;Tag&gt; tags;</text:p>
          </table:table-cell>
          <table:table-cell table:formula="of:=CONCATENATE([.F23];CHAR(10);IF([.G23]=&quot;&quot;;&quot;&quot;;CONCATENATE([.G23];CHAR(10)));[.H23])" office:value-type="string" office:string-value="/// (required)&#10;final List&lt;Tag&gt; tags;" calcext:value-type="string">
            <text:p>/// (required)</text:p>
            <text:p>final List&lt;Tag&gt; tags;</text:p>
          </table:table-cell>
          <table:table-cell/>
          <table:table-cell table:formula="of:=CONCATENATE(&quot;this.&quot;;[.A23];IF([.C23]=&quot;no&quot;;&quot;&quot;;&quot; = null&quot;);&quot;,&quot;)" office:value-type="string" office:string-value="this.tags," calcext:value-type="string">
            <text:p>this.tags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application</text:p>
          </table:table-cell>
          <table:table-cell office:value-type="string" calcext:value-type="string">
            <text:p><text:span text:style-name="T4">Application</text:span><text:span text:style-name="T3"> from which the status was posted</text:span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pplication</text:p>
          </table:table-cell>
          <table:table-cell/>
          <table:table-cell table:formula="of:=CONCATENATE(&quot;/// &quot;;IF([.C24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4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4]=&quot;no&quot;;&quot;final&quot;;&quot;     &quot;);&quot; &quot;;[.D24];&quot; &quot;;[.A24];&quot;;&quot;)" office:value-type="string" office:string-value="      Application application;" calcext:value-type="string">
            <text:p><text:s text:c="6"/>Application application;</text:p>
          </table:table-cell>
          <table:table-cell table:formula="of:=CONCATENATE([.F24];CHAR(10);IF([.G24]=&quot;&quot;;&quot;&quot;;CONCATENATE([.G24];CHAR(10)));[.H24])" office:value-type="string" office:string-value="/// (optional)&#10;@JsonKey(includeIfNull: false)&#10;      Application application;" calcext:value-type="string">
            <text:p>/// (optional)</text:p>
            <text:p>@JsonKey(includeIfNull: false)</text:p>
            <text:p>      Application application;</text:p>
          </table:table-cell>
          <table:table-cell/>
          <table:table-cell table:formula="of:=CONCATENATE(&quot;this.&quot;;[.A24];IF([.C24]=&quot;no&quot;;&quot;&quot;;&quot; = null&quot;);&quot;,&quot;)" office:value-type="string" office:string-value="this.application = null," calcext:value-type="string">
            <text:p>this.application = null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The detected language for the status, if detect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/>
          <table:table-cell table:formula="of:=CONCATENATE(&quot;/// &quot;;IF([.C25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5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5]=&quot;no&quot;;&quot;final&quot;;&quot;     &quot;);&quot; &quot;;[.D25];&quot; &quot;;[.A25];&quot;;&quot;)" office:value-type="string" office:string-value="      String language;" calcext:value-type="string">
            <text:p><text:s text:c="6"/>String language;</text:p>
          </table:table-cell>
          <table:table-cell table:formula="of:=CONCATENATE([.F25];CHAR(10);IF([.G25]=&quot;&quot;;&quot;&quot;;CONCATENATE([.G25];CHAR(10)));[.H25])" office:value-type="string" office:string-value="/// (optional)&#10;@JsonKey(includeIfNull: false)&#10;      String language;" calcext:value-type="string">
            <text:p>/// (optional)</text:p>
            <text:p>@JsonKey(includeIfNull: false)</text:p>
            <text:p>      String language;</text:p>
          </table:table-cell>
          <table:table-cell/>
          <table:table-cell table:formula="of:=CONCATENATE(&quot;this.&quot;;[.A25];IF([.C25]=&quot;no&quot;;&quot;&quot;;&quot; = null&quot;);&quot;,&quot;)" office:value-type="string" office:string-value="this.language = null," calcext:value-type="string">
            <text:p>this.language = null,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pinned</text:p>
          </table:table-cell>
          <table:table-cell office:value-type="string" calcext:value-type="string">
            <text:p>Whether this is the pinned status for the account that posted 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ol</text:p>
          </table:table-cell>
          <table:table-cell/>
          <table:table-cell table:formula="of:=CONCATENATE(&quot;/// &quot;;IF([.C26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6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6]=&quot;no&quot;;&quot;final&quot;;&quot;     &quot;);&quot; &quot;;[.D26];&quot; &quot;;[.A26];&quot;;&quot;)" office:value-type="string" office:string-value="      bool pinned;" calcext:value-type="string">
            <text:p><text:s text:c="6"/>bool pinned;</text:p>
          </table:table-cell>
          <table:table-cell table:formula="of:=CONCATENATE([.F26];CHAR(10);IF([.G26]=&quot;&quot;;&quot;&quot;;CONCATENATE([.G26];CHAR(10)));[.H26])" office:value-type="string" office:string-value="/// (optional)&#10;@JsonKey(includeIfNull: false)&#10;      bool pinned;" calcext:value-type="string">
            <text:p>/// (optional)</text:p>
            <text:p>@JsonKey(includeIfNull: false)</text:p>
            <text:p>      bool pinned;</text:p>
          </table:table-cell>
          <table:table-cell/>
          <table:table-cell table:formula="of:=CONCATENATE(&quot;this.&quot;;[.A26];IF([.C26]=&quot;no&quot;;&quot;&quot;;&quot; = null&quot;);&quot;,&quot;)" office:value-type="string" office:string-value="this.pinned = null," calcext:value-type="string">
            <text:p>this.pinned = null,</text:p>
          </table:table-cell>
          <table:table-cell table:number-columns-repeated="245"/>
        </table:table-row>
        <table:table-row table:style-name="ro1">
          <table:table-cell table:style-name="ID0E3CBI" table:number-columns-repeated="5"/>
          <table:table-cell table:formula="of:=CONCATENATE(&quot;/// &quot;;IF([.C27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7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7]=&quot;no&quot;;&quot;final&quot;;&quot;     &quot;);&quot; &quot;;[.D27];&quot; &quot;;[.A27];&quot;;&quot;)" office:value-type="string" office:string-value="       ;" calcext:value-type="string">
            <text:p><text:s text:c="7"/>;</text:p>
          </table:table-cell>
          <table:table-cell table:formula="of:=CONCATENATE([.F27];CHAR(10);IF([.G27]=&quot;&quot;;&quot;&quot;;CONCATENATE([.G27];CHAR(10)));[.H27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7];IF([.C27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style-name="ID0E3CBI" table:number-columns-repeated="5"/>
          <table:table-cell table:formula="of:=CONCATENATE(&quot;/// &quot;;IF([.C28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8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8]=&quot;no&quot;;&quot;final&quot;;&quot;     &quot;);&quot; &quot;;[.D28];&quot; &quot;;[.A28];&quot;;&quot;)" office:value-type="string" office:string-value="       ;" calcext:value-type="string">
            <text:p><text:s text:c="7"/>;</text:p>
          </table:table-cell>
          <table:table-cell table:formula="of:=CONCATENATE([.F28];CHAR(10);IF([.G28]=&quot;&quot;;&quot;&quot;;CONCATENATE([.G28];CHAR(10)));[.H28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8];IF([.C28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style-name="ID0E3CBI" table:number-columns-repeated="5"/>
          <table:table-cell table:formula="of:=CONCATENATE(&quot;/// &quot;;IF([.C29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9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9]=&quot;no&quot;;&quot;final&quot;;&quot;     &quot;);&quot; &quot;;[.D29];&quot; &quot;;[.A29];&quot;;&quot;)" office:value-type="string" office:string-value="       ;" calcext:value-type="string">
            <text:p><text:s text:c="7"/>;</text:p>
          </table:table-cell>
          <table:table-cell table:formula="of:=CONCATENATE([.F29];CHAR(10);IF([.G29]=&quot;&quot;;&quot;&quot;;CONCATENATE([.G29];CHAR(10)));[.H29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9];IF([.C29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style-name="ID0E3CBI" table:number-columns-repeated="5"/>
          <table:table-cell table:formula="of:=CONCATENATE(&quot;/// &quot;;IF([.C30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0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0]=&quot;no&quot;;&quot;final&quot;;&quot;     &quot;);&quot; &quot;;[.D30];&quot; &quot;;[.A30];&quot;;&quot;)" office:value-type="string" office:string-value="       ;" calcext:value-type="string">
            <text:p><text:s text:c="7"/>;</text:p>
          </table:table-cell>
          <table:table-cell table:formula="of:=CONCATENATE([.F30];CHAR(10);IF([.G30]=&quot;&quot;;&quot;&quot;;CONCATENATE([.G30];CHAR(10)));[.H30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0];IF([.C30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style-name="ID0E3CBI" table:number-columns-repeated="5"/>
          <table:table-cell table:formula="of:=CONCATENATE(&quot;/// &quot;;IF([.C31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1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1]=&quot;no&quot;;&quot;final&quot;;&quot;     &quot;);&quot; &quot;;[.D31];&quot; &quot;;[.A31];&quot;;&quot;)" office:value-type="string" office:string-value="       ;" calcext:value-type="string">
            <text:p><text:s text:c="7"/>;</text:p>
          </table:table-cell>
          <table:table-cell table:formula="of:=CONCATENATE([.F31];CHAR(10);IF([.G31]=&quot;&quot;;&quot;&quot;;CONCATENATE([.G31];CHAR(10)));[.H31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1];IF([.C31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style-name="ID0E3CBI" table:number-columns-repeated="5"/>
          <table:table-cell table:formula="of:=CONCATENATE(&quot;/// &quot;;IF([.C32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2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2]=&quot;no&quot;;&quot;final&quot;;&quot;     &quot;);&quot; &quot;;[.D32];&quot; &quot;;[.A32];&quot;;&quot;)" office:value-type="string" office:string-value="       ;" calcext:value-type="string">
            <text:p><text:s text:c="7"/>;</text:p>
          </table:table-cell>
          <table:table-cell table:formula="of:=CONCATENATE([.F32];CHAR(10);IF([.G32]=&quot;&quot;;&quot;&quot;;CONCATENATE([.G32];CHAR(10)));[.H32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2];IF([.C32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style-name="ID0E3CBI" table:number-columns-repeated="5"/>
          <table:table-cell table:formula="of:=CONCATENATE(&quot;/// &quot;;IF([.C33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3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3]=&quot;no&quot;;&quot;final&quot;;&quot;     &quot;);&quot; &quot;;[.D33];&quot; &quot;;[.A33];&quot;;&quot;)" office:value-type="string" office:string-value="       ;" calcext:value-type="string">
            <text:p><text:s text:c="7"/>;</text:p>
          </table:table-cell>
          <table:table-cell table:formula="of:=CONCATENATE([.F33];CHAR(10);IF([.G33]=&quot;&quot;;&quot;&quot;;CONCATENATE([.G33];CHAR(10)));[.H33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3];IF([.C33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2">
          <table:table-cell table:style-name="ID0E3CBI" table:number-columns-repeated="5"/>
          <table:table-cell table:number-columns-repeated="3"/>
          <table:table-cell table:style-name="ID0E3CBI"/>
          <table:table-cell table:number-columns-repeated="247"/>
        </table:table-row>
      </table:table>
      <table:table table:name="Mention" table:style-name="ta1">
        <table:table-column table:style-name="co1" table:default-cell-style-name="ID0EFFBI"/>
        <table:table-column table:style-name="co2" table:default-cell-style-name="ID0EFFBI"/>
        <table:table-column table:style-name="co3" table:default-cell-style-name="ID0EFFBI"/>
        <table:table-column table:style-name="co4" table:number-columns-repeated="2" table:default-cell-style-name="ID0EFFBI"/>
        <table:table-column table:style-name="co5" table:number-columns-repeated="3" table:default-cell-style-name="ID0E3CBI"/>
        <table:table-column table:style-name="co5" table:default-cell-style-name="ID0E5FBI"/>
        <table:table-column table:style-name="co6" table:number-columns-repeated="247" table:default-cell-style-name="ID0E3CBI"/>
        <table:table-row table:style-name="ro1">
          <table:table-cell table:style-name="ID0E3CBI" office:value-type="string" calcext:value-type="string">
            <text:p>class name</text:p>
          </table:table-cell>
          <table:table-cell table:style-name="ID0E3CBI" table:number-columns-repeated="4"/>
          <table:table-cell office:value-type="string" calcext:value-type="string">
            <text:p>field definitions</text:p>
          </table:table-cell>
          <table:table-cell table:number-columns-repeated="2"/>
          <table:table-cell table:style-name="ID0E3CBI"/>
          <table:table-cell/>
          <table:table-cell office:value-type="string" calcext:value-type="string">
            <text:p>default constructor definitions</text:p>
          </table:table-cell>
          <table:table-cell table:number-columns-repeated="245"/>
        </table:table-row>
        <table:table-row table:style-name="ro1">
          <table:table-cell table:style-name="ID0E3CBI" office:value-type="string" calcext:value-type="string">
            <text:p>Mention</text:p>
          </table:table-cell>
          <table:table-cell table:style-name="ID0E3CBI" table:number-columns-repeated="2"/>
          <table:table-cell table:style-name="ID0E3CBI" office:value-type="string" calcext:value-type="string">
            <text:p>type</text:p>
          </table:table-cell>
          <table:table-cell table:style-name="ID0E3CBI"/>
          <table:table-cell office:value-type="string" calcext:value-type="string">
            <text:p>comment</text:p>
          </table:table-cell>
          <table:table-cell office:value-type="string" calcext:value-type="string">
            <text:p>json annotation</text:p>
          </table:table-cell>
          <table:table-cell office:value-type="string" calcext:value-type="string">
            <text:p>variable part</text:p>
          </table:table-cell>
          <table:table-cell table:style-name="ID0ESFBI" office:value-type="string" calcext:value-type="string">
            <text:p>COMBINED</text:p>
          </table:table-cell>
          <table:table-cell/>
          <table:table-cell table:formula="of:=CONCATENATE([.A2];&quot;({&quot;)" office:value-type="string" office:string-value="Mention({" calcext:value-type="string">
            <text:p>Mention({</text:p>
          </table:table-cell>
          <table:table-cell table:number-columns-repeated="245"/>
        </table:table-row>
        <table:table-row table:style-name="ro1">
          <table:table-cell table:style-name="ID0ELGBI" office:value-type="string" calcext:value-type="string">
            <text:p>url</text:p>
          </table:table-cell>
          <table:table-cell table:style-name="ID0ELGBI" office:value-type="string" calcext:value-type="string">
            <text:p>URL of user's profile (can be remote)</text:p>
          </table:table-cell>
          <table:table-cell table:style-name="ID0ELGBI" office:value-type="string" calcext:value-type="string">
            <text:p>no</text:p>
          </table:table-cell>
          <table:table-cell office:value-type="string" calcext:value-type="string">
            <text:p>Uri</text:p>
          </table:table-cell>
          <table:table-cell/>
          <table:table-cell table:formula="of:=CONCATENATE(&quot;/// &quot;;IF([.C3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3]=&quot;no&quot;;&quot;&quot;;&quot;@JsonKey(includeIfNull: false)&quot;)">
            <text:p/>
          </table:table-cell>
          <table:table-cell table:formula="of:=CONCATENATE(IF([.C3]=&quot;no&quot;;&quot;final&quot;;&quot;     &quot;);&quot; &quot;;[.D3];&quot; &quot;;[.A3];&quot;;&quot;)" office:value-type="string" office:string-value="final Uri url;" calcext:value-type="string">
            <text:p>final Uri url;</text:p>
          </table:table-cell>
          <table:table-cell table:formula="of:=CONCATENATE([.F3];CHAR(10);IF([.G3]=&quot;&quot;;&quot;&quot;;CONCATENATE([.G3];CHAR(10)));[.H3])" office:value-type="string" office:string-value="/// (required)&#10;final Uri url;" calcext:value-type="string">
            <text:p>/// (required)</text:p>
            <text:p>final Uri url;</text:p>
          </table:table-cell>
          <table:table-cell/>
          <table:table-cell table:formula="of:=CONCATENATE(&quot;this.&quot;;[.A3];IF([.C3]=&quot;no&quot;;&quot;&quot;;&quot; = null&quot;);&quot;,&quot;)" office:value-type="string" office:string-value="this.url," calcext:value-type="string">
            <text:p>this.url,</text:p>
          </table:table-cell>
          <table:table-cell table:number-columns-repeated="245"/>
        </table:table-row>
        <table:table-row table:style-name="ro1">
          <table:table-cell table:style-name="ID0ELGBI" office:value-type="string" calcext:value-type="string">
            <text:p>username</text:p>
          </table:table-cell>
          <table:table-cell table:style-name="ID0ELGBI" office:value-type="string" calcext:value-type="string">
            <text:p>The username of the account</text:p>
          </table:table-cell>
          <table:table-cell table:style-name="ID0ELGBI"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/>
          <table:table-cell table:formula="of:=CONCATENATE(&quot;/// &quot;;IF([.C4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4]=&quot;no&quot;;&quot;&quot;;&quot;@JsonKey(includeIfNull: false)&quot;)">
            <text:p/>
          </table:table-cell>
          <table:table-cell table:formula="of:=CONCATENATE(IF([.C4]=&quot;no&quot;;&quot;final&quot;;&quot;     &quot;);&quot; &quot;;[.D4];&quot; &quot;;[.A4];&quot;;&quot;)" office:value-type="string" office:string-value="final String username;" calcext:value-type="string">
            <text:p>final String username;</text:p>
          </table:table-cell>
          <table:table-cell table:formula="of:=CONCATENATE([.F4];CHAR(10);IF([.G4]=&quot;&quot;;&quot;&quot;;CONCATENATE([.G4];CHAR(10)));[.H4])" office:value-type="string" office:string-value="/// (required)&#10;final String username;" calcext:value-type="string">
            <text:p>/// (required)</text:p>
            <text:p>final String username;</text:p>
          </table:table-cell>
          <table:table-cell/>
          <table:table-cell table:formula="of:=CONCATENATE(&quot;this.&quot;;[.A4];IF([.C4]=&quot;no&quot;;&quot;&quot;;&quot; = null&quot;);&quot;,&quot;)" office:value-type="string" office:string-value="this.username," calcext:value-type="string">
            <text:p>this.username,</text:p>
          </table:table-cell>
          <table:table-cell table:number-columns-repeated="245"/>
        </table:table-row>
        <table:table-row table:style-name="ro1">
          <table:table-cell table:style-name="ID0ELGBI" office:value-type="string" calcext:value-type="string">
            <text:p>acct</text:p>
          </table:table-cell>
          <table:table-cell table:style-name="ID0ELGBI" office:value-type="string" calcext:value-type="string">
            <text:p>Equals</text:p>
          </table:table-cell>
          <table:table-cell table:style-name="ID0ELGBI"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/>
          <table:table-cell table:formula="of:=CONCATENATE(&quot;/// &quot;;IF([.C5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5]=&quot;no&quot;;&quot;&quot;;&quot;@JsonKey(includeIfNull: false)&quot;)">
            <text:p/>
          </table:table-cell>
          <table:table-cell table:formula="of:=CONCATENATE(IF([.C5]=&quot;no&quot;;&quot;final&quot;;&quot;     &quot;);&quot; &quot;;[.D5];&quot; &quot;;[.A5];&quot;;&quot;)" office:value-type="string" office:string-value="final String acct;" calcext:value-type="string">
            <text:p>final String acct;</text:p>
          </table:table-cell>
          <table:table-cell table:formula="of:=CONCATENATE([.F5];CHAR(10);IF([.G5]=&quot;&quot;;&quot;&quot;;CONCATENATE([.G5];CHAR(10)));[.H5])" office:value-type="string" office:string-value="/// (required)&#10;final String acct;" calcext:value-type="string">
            <text:p>/// (required)</text:p>
            <text:p>final String acct;</text:p>
          </table:table-cell>
          <table:table-cell/>
          <table:table-cell table:formula="of:=CONCATENATE(&quot;this.&quot;;[.A5];IF([.C5]=&quot;no&quot;;&quot;&quot;;&quot; = null&quot;);&quot;,&quot;)" office:value-type="string" office:string-value="this.acct," calcext:value-type="string">
            <text:p>this.acct,</text:p>
          </table:table-cell>
          <table:table-cell table:number-columns-repeated="245"/>
        </table:table-row>
        <table:table-row table:style-name="ro1">
          <table:table-cell table:style-name="ID0ELGBI" office:value-type="string" calcext:value-type="string">
            <text:p>id</text:p>
          </table:table-cell>
          <table:table-cell table:style-name="ID0ELGBI" office:value-type="string" calcext:value-type="string">
            <text:p>Account ID</text:p>
          </table:table-cell>
          <table:table-cell table:style-name="ID0ELGBI"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/>
          <table:table-cell table:formula="of:=CONCATENATE(&quot;/// &quot;;IF([.C6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6]=&quot;no&quot;;&quot;&quot;;&quot;@JsonKey(includeIfNull: false)&quot;)">
            <text:p/>
          </table:table-cell>
          <table:table-cell table:formula="of:=CONCATENATE(IF([.C6]=&quot;no&quot;;&quot;final&quot;;&quot;     &quot;);&quot; &quot;;[.D6];&quot; &quot;;[.A6];&quot;;&quot;)" office:value-type="string" office:string-value="final String id;" calcext:value-type="string">
            <text:p>final String id;</text:p>
          </table:table-cell>
          <table:table-cell table:formula="of:=CONCATENATE([.F6];CHAR(10);IF([.G6]=&quot;&quot;;&quot;&quot;;CONCATENATE([.G6];CHAR(10)));[.H6])" office:value-type="string" office:string-value="/// (required)&#10;final String id;" calcext:value-type="string">
            <text:p>/// (required)</text:p>
            <text:p>final String id;</text:p>
          </table:table-cell>
          <table:table-cell/>
          <table:table-cell table:formula="of:=CONCATENATE(&quot;this.&quot;;[.A6];IF([.C6]=&quot;no&quot;;&quot;&quot;;&quot; = null&quot;);&quot;,&quot;)" office:value-type="string" office:string-value="this.id," calcext:value-type="string">
            <text:p>this.id,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formula="of:=CONCATENATE(&quot;/// &quot;;IF([.C7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7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7]=&quot;no&quot;;&quot;final&quot;;&quot;     &quot;);&quot; &quot;;[.D7];&quot; &quot;;[.A7];&quot;;&quot;)" office:value-type="string" office:string-value="       ;" calcext:value-type="string">
            <text:p><text:s text:c="7"/>;</text:p>
          </table:table-cell>
          <table:table-cell table:formula="of:=CONCATENATE([.F7];CHAR(10);IF([.G7]=&quot;&quot;;&quot;&quot;;CONCATENATE([.G7];CHAR(10)));[.H7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7];IF([.C7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formula="of:=CONCATENATE(&quot;/// &quot;;IF([.C8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8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8]=&quot;no&quot;;&quot;final&quot;;&quot;     &quot;);&quot; &quot;;[.D8];&quot; &quot;;[.A8];&quot;;&quot;)" office:value-type="string" office:string-value="       ;" calcext:value-type="string">
            <text:p><text:s text:c="7"/>;</text:p>
          </table:table-cell>
          <table:table-cell table:formula="of:=CONCATENATE([.F8];CHAR(10);IF([.G8]=&quot;&quot;;&quot;&quot;;CONCATENATE([.G8];CHAR(10)));[.H8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8];IF([.C8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formula="of:=CONCATENATE(&quot;/// &quot;;IF([.C9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9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9]=&quot;no&quot;;&quot;final&quot;;&quot;     &quot;);&quot; &quot;;[.D9];&quot; &quot;;[.A9];&quot;;&quot;)" office:value-type="string" office:string-value="       ;" calcext:value-type="string">
            <text:p><text:s text:c="7"/>;</text:p>
          </table:table-cell>
          <table:table-cell table:formula="of:=CONCATENATE([.F9];CHAR(10);IF([.G9]=&quot;&quot;;&quot;&quot;;CONCATENATE([.G9];CHAR(10)));[.H9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9];IF([.C9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formula="of:=CONCATENATE(&quot;/// &quot;;IF([.C10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0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0]=&quot;no&quot;;&quot;final&quot;;&quot;     &quot;);&quot; &quot;;[.D10];&quot; &quot;;[.A10];&quot;;&quot;)" office:value-type="string" office:string-value="       ;" calcext:value-type="string">
            <text:p><text:s text:c="7"/>;</text:p>
          </table:table-cell>
          <table:table-cell table:formula="of:=CONCATENATE([.F10];CHAR(10);IF([.G10]=&quot;&quot;;&quot;&quot;;CONCATENATE([.G10];CHAR(10)));[.H10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0];IF([.C10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formula="of:=CONCATENATE(&quot;/// &quot;;IF([.C11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1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1]=&quot;no&quot;;&quot;final&quot;;&quot;     &quot;);&quot; &quot;;[.D11];&quot; &quot;;[.A11];&quot;;&quot;)" office:value-type="string" office:string-value="       ;" calcext:value-type="string">
            <text:p><text:s text:c="7"/>;</text:p>
          </table:table-cell>
          <table:table-cell table:formula="of:=CONCATENATE([.F11];CHAR(10);IF([.G11]=&quot;&quot;;&quot;&quot;;CONCATENATE([.G11];CHAR(10)));[.H11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1];IF([.C11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formula="of:=CONCATENATE(&quot;/// &quot;;IF([.C12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2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2]=&quot;no&quot;;&quot;final&quot;;&quot;     &quot;);&quot; &quot;;[.D12];&quot; &quot;;[.A12];&quot;;&quot;)" office:value-type="string" office:string-value="       ;" calcext:value-type="string">
            <text:p><text:s text:c="7"/>;</text:p>
          </table:table-cell>
          <table:table-cell table:formula="of:=CONCATENATE([.F12];CHAR(10);IF([.G12]=&quot;&quot;;&quot;&quot;;CONCATENATE([.G12];CHAR(10)));[.H12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2];IF([.C12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formula="of:=CONCATENATE(&quot;/// &quot;;IF([.C13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3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3]=&quot;no&quot;;&quot;final&quot;;&quot;     &quot;);&quot; &quot;;[.D13];&quot; &quot;;[.A13];&quot;;&quot;)" office:value-type="string" office:string-value="       ;" calcext:value-type="string">
            <text:p><text:s text:c="7"/>;</text:p>
          </table:table-cell>
          <table:table-cell table:formula="of:=CONCATENATE([.F13];CHAR(10);IF([.G13]=&quot;&quot;;&quot;&quot;;CONCATENATE([.G13];CHAR(10)));[.H13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3];IF([.C13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formula="of:=CONCATENATE(&quot;/// &quot;;IF([.C14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4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4]=&quot;no&quot;;&quot;final&quot;;&quot;     &quot;);&quot; &quot;;[.D14];&quot; &quot;;[.A14];&quot;;&quot;)" office:value-type="string" office:string-value="       ;" calcext:value-type="string">
            <text:p><text:s text:c="7"/>;</text:p>
          </table:table-cell>
          <table:table-cell table:formula="of:=CONCATENATE([.F14];CHAR(10);IF([.G14]=&quot;&quot;;&quot;&quot;;CONCATENATE([.G14];CHAR(10)));[.H14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4];IF([.C14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formula="of:=CONCATENATE(&quot;/// &quot;;IF([.C15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5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5]=&quot;no&quot;;&quot;final&quot;;&quot;     &quot;);&quot; &quot;;[.D15];&quot; &quot;;[.A15];&quot;;&quot;)" office:value-type="string" office:string-value="       ;" calcext:value-type="string">
            <text:p><text:s text:c="7"/>;</text:p>
          </table:table-cell>
          <table:table-cell table:formula="of:=CONCATENATE([.F15];CHAR(10);IF([.G15]=&quot;&quot;;&quot;&quot;;CONCATENATE([.G15];CHAR(10)));[.H15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5];IF([.C15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formula="of:=CONCATENATE(&quot;/// &quot;;IF([.C16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6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6]=&quot;no&quot;;&quot;final&quot;;&quot;     &quot;);&quot; &quot;;[.D16];&quot; &quot;;[.A16];&quot;;&quot;)" office:value-type="string" office:string-value="       ;" calcext:value-type="string">
            <text:p><text:s text:c="7"/>;</text:p>
          </table:table-cell>
          <table:table-cell table:formula="of:=CONCATENATE([.F16];CHAR(10);IF([.G16]=&quot;&quot;;&quot;&quot;;CONCATENATE([.G16];CHAR(10)));[.H16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6];IF([.C16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formula="of:=CONCATENATE(&quot;/// &quot;;IF([.C17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7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7]=&quot;no&quot;;&quot;final&quot;;&quot;     &quot;);&quot; &quot;;[.D17];&quot; &quot;;[.A17];&quot;;&quot;)" office:value-type="string" office:string-value="       ;" calcext:value-type="string">
            <text:p><text:s text:c="7"/>;</text:p>
          </table:table-cell>
          <table:table-cell table:formula="of:=CONCATENATE([.F17];CHAR(10);IF([.G17]=&quot;&quot;;&quot;&quot;;CONCATENATE([.G17];CHAR(10)));[.H17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7];IF([.C17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formula="of:=CONCATENATE(&quot;/// &quot;;IF([.C18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8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8]=&quot;no&quot;;&quot;final&quot;;&quot;     &quot;);&quot; &quot;;[.D18];&quot; &quot;;[.A18];&quot;;&quot;)" office:value-type="string" office:string-value="       ;" calcext:value-type="string">
            <text:p><text:s text:c="7"/>;</text:p>
          </table:table-cell>
          <table:table-cell table:formula="of:=CONCATENATE([.F18];CHAR(10);IF([.G18]=&quot;&quot;;&quot;&quot;;CONCATENATE([.G18];CHAR(10)));[.H18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8];IF([.C18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formula="of:=CONCATENATE(&quot;/// &quot;;IF([.C19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9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9]=&quot;no&quot;;&quot;final&quot;;&quot;     &quot;);&quot; &quot;;[.D19];&quot; &quot;;[.A19];&quot;;&quot;)" office:value-type="string" office:string-value="       ;" calcext:value-type="string">
            <text:p><text:s text:c="7"/>;</text:p>
          </table:table-cell>
          <table:table-cell table:formula="of:=CONCATENATE([.F19];CHAR(10);IF([.G19]=&quot;&quot;;&quot;&quot;;CONCATENATE([.G19];CHAR(10)));[.H19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9];IF([.C19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formula="of:=CONCATENATE(&quot;/// &quot;;IF([.C20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0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0]=&quot;no&quot;;&quot;final&quot;;&quot;     &quot;);&quot; &quot;;[.D20];&quot; &quot;;[.A20];&quot;;&quot;)" office:value-type="string" office:string-value="       ;" calcext:value-type="string">
            <text:p><text:s text:c="7"/>;</text:p>
          </table:table-cell>
          <table:table-cell table:formula="of:=CONCATENATE([.F20];CHAR(10);IF([.G20]=&quot;&quot;;&quot;&quot;;CONCATENATE([.G20];CHAR(10)));[.H20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0];IF([.C20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formula="of:=CONCATENATE(&quot;/// &quot;;IF([.C21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1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1]=&quot;no&quot;;&quot;final&quot;;&quot;     &quot;);&quot; &quot;;[.D21];&quot; &quot;;[.A21];&quot;;&quot;)" office:value-type="string" office:string-value="       ;" calcext:value-type="string">
            <text:p><text:s text:c="7"/>;</text:p>
          </table:table-cell>
          <table:table-cell table:formula="of:=CONCATENATE([.F21];CHAR(10);IF([.G21]=&quot;&quot;;&quot;&quot;;CONCATENATE([.G21];CHAR(10)));[.H21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1];IF([.C21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formula="of:=CONCATENATE(&quot;/// &quot;;IF([.C22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2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2]=&quot;no&quot;;&quot;final&quot;;&quot;     &quot;);&quot; &quot;;[.D22];&quot; &quot;;[.A22];&quot;;&quot;)" office:value-type="string" office:string-value="       ;" calcext:value-type="string">
            <text:p><text:s text:c="7"/>;</text:p>
          </table:table-cell>
          <table:table-cell table:formula="of:=CONCATENATE([.F22];CHAR(10);IF([.G22]=&quot;&quot;;&quot;&quot;;CONCATENATE([.G22];CHAR(10)));[.H22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2];IF([.C22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formula="of:=CONCATENATE(&quot;/// &quot;;IF([.C23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3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3]=&quot;no&quot;;&quot;final&quot;;&quot;     &quot;);&quot; &quot;;[.D23];&quot; &quot;;[.A23];&quot;;&quot;)" office:value-type="string" office:string-value="       ;" calcext:value-type="string">
            <text:p><text:s text:c="7"/>;</text:p>
          </table:table-cell>
          <table:table-cell table:formula="of:=CONCATENATE([.F23];CHAR(10);IF([.G23]=&quot;&quot;;&quot;&quot;;CONCATENATE([.G23];CHAR(10)));[.H23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3];IF([.C23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formula="of:=CONCATENATE(&quot;/// &quot;;IF([.C24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4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4]=&quot;no&quot;;&quot;final&quot;;&quot;     &quot;);&quot; &quot;;[.D24];&quot; &quot;;[.A24];&quot;;&quot;)" office:value-type="string" office:string-value="       ;" calcext:value-type="string">
            <text:p><text:s text:c="7"/>;</text:p>
          </table:table-cell>
          <table:table-cell table:formula="of:=CONCATENATE([.F24];CHAR(10);IF([.G24]=&quot;&quot;;&quot;&quot;;CONCATENATE([.G24];CHAR(10)));[.H24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4];IF([.C24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formula="of:=CONCATENATE(&quot;/// &quot;;IF([.C25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5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5]=&quot;no&quot;;&quot;final&quot;;&quot;     &quot;);&quot; &quot;;[.D25];&quot; &quot;;[.A25];&quot;;&quot;)" office:value-type="string" office:string-value="       ;" calcext:value-type="string">
            <text:p><text:s text:c="7"/>;</text:p>
          </table:table-cell>
          <table:table-cell table:formula="of:=CONCATENATE([.F25];CHAR(10);IF([.G25]=&quot;&quot;;&quot;&quot;;CONCATENATE([.G25];CHAR(10)));[.H25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5];IF([.C25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formula="of:=CONCATENATE(&quot;/// &quot;;IF([.C26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6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6]=&quot;no&quot;;&quot;final&quot;;&quot;     &quot;);&quot; &quot;;[.D26];&quot; &quot;;[.A26];&quot;;&quot;)" office:value-type="string" office:string-value="       ;" calcext:value-type="string">
            <text:p><text:s text:c="7"/>;</text:p>
          </table:table-cell>
          <table:table-cell table:formula="of:=CONCATENATE([.F26];CHAR(10);IF([.G26]=&quot;&quot;;&quot;&quot;;CONCATENATE([.G26];CHAR(10)));[.H26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6];IF([.C26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style-name="ID0E3CBI" table:number-columns-repeated="5"/>
          <table:table-cell table:formula="of:=CONCATENATE(&quot;/// &quot;;IF([.C27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7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7]=&quot;no&quot;;&quot;final&quot;;&quot;     &quot;);&quot; &quot;;[.D27];&quot; &quot;;[.A27];&quot;;&quot;)" office:value-type="string" office:string-value="       ;" calcext:value-type="string">
            <text:p><text:s text:c="7"/>;</text:p>
          </table:table-cell>
          <table:table-cell table:formula="of:=CONCATENATE([.F27];CHAR(10);IF([.G27]=&quot;&quot;;&quot;&quot;;CONCATENATE([.G27];CHAR(10)));[.H27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7];IF([.C27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style-name="ID0E3CBI" table:number-columns-repeated="5"/>
          <table:table-cell table:formula="of:=CONCATENATE(&quot;/// &quot;;IF([.C28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8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8]=&quot;no&quot;;&quot;final&quot;;&quot;     &quot;);&quot; &quot;;[.D28];&quot; &quot;;[.A28];&quot;;&quot;)" office:value-type="string" office:string-value="       ;" calcext:value-type="string">
            <text:p><text:s text:c="7"/>;</text:p>
          </table:table-cell>
          <table:table-cell table:formula="of:=CONCATENATE([.F28];CHAR(10);IF([.G28]=&quot;&quot;;&quot;&quot;;CONCATENATE([.G28];CHAR(10)));[.H28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8];IF([.C28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style-name="ID0E3CBI" table:number-columns-repeated="5"/>
          <table:table-cell table:formula="of:=CONCATENATE(&quot;/// &quot;;IF([.C29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9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9]=&quot;no&quot;;&quot;final&quot;;&quot;     &quot;);&quot; &quot;;[.D29];&quot; &quot;;[.A29];&quot;;&quot;)" office:value-type="string" office:string-value="       ;" calcext:value-type="string">
            <text:p><text:s text:c="7"/>;</text:p>
          </table:table-cell>
          <table:table-cell table:formula="of:=CONCATENATE([.F29];CHAR(10);IF([.G29]=&quot;&quot;;&quot;&quot;;CONCATENATE([.G29];CHAR(10)));[.H29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9];IF([.C29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style-name="ID0E3CBI" table:number-columns-repeated="5"/>
          <table:table-cell table:formula="of:=CONCATENATE(&quot;/// &quot;;IF([.C30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0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0]=&quot;no&quot;;&quot;final&quot;;&quot;     &quot;);&quot; &quot;;[.D30];&quot; &quot;;[.A30];&quot;;&quot;)" office:value-type="string" office:string-value="       ;" calcext:value-type="string">
            <text:p><text:s text:c="7"/>;</text:p>
          </table:table-cell>
          <table:table-cell table:formula="of:=CONCATENATE([.F30];CHAR(10);IF([.G30]=&quot;&quot;;&quot;&quot;;CONCATENATE([.G30];CHAR(10)));[.H30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0];IF([.C30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style-name="ID0E3CBI" table:number-columns-repeated="5"/>
          <table:table-cell table:formula="of:=CONCATENATE(&quot;/// &quot;;IF([.C31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1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1]=&quot;no&quot;;&quot;final&quot;;&quot;     &quot;);&quot; &quot;;[.D31];&quot; &quot;;[.A31];&quot;;&quot;)" office:value-type="string" office:string-value="       ;" calcext:value-type="string">
            <text:p><text:s text:c="7"/>;</text:p>
          </table:table-cell>
          <table:table-cell table:formula="of:=CONCATENATE([.F31];CHAR(10);IF([.G31]=&quot;&quot;;&quot;&quot;;CONCATENATE([.G31];CHAR(10)));[.H31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1];IF([.C31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style-name="ID0E3CBI" table:number-columns-repeated="5"/>
          <table:table-cell table:formula="of:=CONCATENATE(&quot;/// &quot;;IF([.C32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2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2]=&quot;no&quot;;&quot;final&quot;;&quot;     &quot;);&quot; &quot;;[.D32];&quot; &quot;;[.A32];&quot;;&quot;)" office:value-type="string" office:string-value="       ;" calcext:value-type="string">
            <text:p><text:s text:c="7"/>;</text:p>
          </table:table-cell>
          <table:table-cell table:formula="of:=CONCATENATE([.F32];CHAR(10);IF([.G32]=&quot;&quot;;&quot;&quot;;CONCATENATE([.G32];CHAR(10)));[.H32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2];IF([.C32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1">
          <table:table-cell table:style-name="ID0E3CBI" table:number-columns-repeated="5"/>
          <table:table-cell table:formula="of:=CONCATENATE(&quot;/// &quot;;IF([.C33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3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3]=&quot;no&quot;;&quot;final&quot;;&quot;     &quot;);&quot; &quot;;[.D33];&quot; &quot;;[.A33];&quot;;&quot;)" office:value-type="string" office:string-value="       ;" calcext:value-type="string">
            <text:p><text:s text:c="7"/>;</text:p>
          </table:table-cell>
          <table:table-cell table:formula="of:=CONCATENATE([.F33];CHAR(10);IF([.G33]=&quot;&quot;;&quot;&quot;;CONCATENATE([.G33];CHAR(10)));[.H33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3];IF([.C33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5"/>
        </table:table-row>
        <table:table-row table:style-name="ro2">
          <table:table-cell table:style-name="ID0E3CBI" table:number-columns-repeated="5"/>
          <table:table-cell table:number-columns-repeated="3"/>
          <table:table-cell table:style-name="ID0E3CBI"/>
          <table:table-cell table:number-columns-repeated="247"/>
        </table:table-row>
      </table:table>
      <table:table table:name="Emoji" table:style-name="ta1">
        <table:table-column table:style-name="co1" table:default-cell-style-name="ID0E3CBI"/>
        <table:table-column table:style-name="co2" table:default-cell-style-name="ID0E3CBI"/>
        <table:table-column table:style-name="co3" table:default-cell-style-name="ID0E3CBI"/>
        <table:table-column table:style-name="co4" table:number-columns-repeated="2" table:default-cell-style-name="ID0E3CBI"/>
        <table:table-column table:style-name="co5" table:number-columns-repeated="4" table:default-cell-style-name="ID0E3CBI"/>
        <table:table-column table:style-name="co6" table:number-columns-repeated="247" table:default-cell-style-name="ID0E3CBI"/>
        <table:table-column table:style-name="co8" table:default-cell-style-name="Default"/>
        <table:table-row table:style-name="ro1">
          <table:table-cell office:value-type="string" calcext:value-type="string">
            <text:p>class name</text:p>
          </table:table-cell>
          <table:table-cell table:number-columns-repeated="4"/>
          <table:table-cell office:value-type="string" calcext:value-type="string">
            <text:p>field definitions</text:p>
          </table:table-cell>
          <table:table-cell table:number-columns-repeated="4"/>
          <table:table-cell office:value-type="string" calcext:value-type="string">
            <text:p>default constructor definitions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Emoji</text:p>
          </table:table-cell>
          <table:table-cell table:number-columns-repeated="2"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json annotation</text:p>
          </table:table-cell>
          <table:table-cell office:value-type="string" calcext:value-type="string">
            <text:p>variable part</text:p>
          </table:table-cell>
          <table:table-cell table:style-name="ID0ESFBI" office:value-type="string" calcext:value-type="string">
            <text:p>COMBINED</text:p>
          </table:table-cell>
          <table:table-cell/>
          <table:table-cell table:formula="of:=CONCATENATE([.A2];&quot;({&quot;)" office:value-type="string" office:string-value="Emoji({" calcext:value-type="string">
            <text:p>Emoji({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shortcode</text:p>
          </table:table-cell>
          <table:table-cell office:value-type="string" calcext:value-type="string">
            <text:p>The shortcode of the emoji</text:p>
          </table:table-cell>
          <table:table-cell office:value-type="string" calcext:value-type="string">
            <text:p>no</text:p>
          </table:table-cell>
          <table:table-cell table:style-name="ID0EFFBI" office:value-type="string" calcext:value-type="string">
            <text:p>String</text:p>
          </table:table-cell>
          <table:table-cell table:style-name="ID0EFFBI"/>
          <table:table-cell table:formula="of:=CONCATENATE(&quot;/// &quot;;IF([.C3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3]=&quot;no&quot;;&quot;&quot;;&quot;@JsonKey(includeIfNull: false)&quot;)">
            <text:p/>
          </table:table-cell>
          <table:table-cell table:formula="of:=CONCATENATE(IF([.C3]=&quot;no&quot;;&quot;final&quot;;&quot;     &quot;);&quot; &quot;;[.D3];&quot; &quot;;[.A3];&quot;;&quot;)" office:value-type="string" office:string-value="final String shortcode;" calcext:value-type="string">
            <text:p>final String shortcode;</text:p>
          </table:table-cell>
          <table:table-cell table:style-name="ID0E5FBI" table:formula="of:=CONCATENATE([.F3];CHAR(10);IF([.G3]=&quot;&quot;;&quot;&quot;;CONCATENATE([.G3];CHAR(10)));[.H3])" office:value-type="string" office:string-value="/// (required)&#10;final String shortcode;" calcext:value-type="string">
            <text:p>/// (required)</text:p>
            <text:p>final String shortcode;</text:p>
          </table:table-cell>
          <table:table-cell/>
          <table:table-cell table:formula="of:=CONCATENATE(&quot;this.&quot;;[.A3];IF([.C3]=&quot;no&quot;;&quot;&quot;;&quot; = null&quot;);&quot;,&quot;)" office:value-type="string" office:string-value="this.shortcode," calcext:value-type="string">
            <text:p>this.shortcode,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static_url</text:p>
          </table:table-cell>
          <table:table-cell office:value-type="string" calcext:value-type="string">
            <text:p>URL to the emoji static image</text:p>
          </table:table-cell>
          <table:table-cell office:value-type="string" calcext:value-type="string">
            <text:p>no</text:p>
          </table:table-cell>
          <table:table-cell table:style-name="ID0EFFBI" office:value-type="string" calcext:value-type="string">
            <text:p>Uri</text:p>
          </table:table-cell>
          <table:table-cell table:style-name="ID0EFFBI"/>
          <table:table-cell table:formula="of:=CONCATENATE(&quot;/// &quot;;IF([.C4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4]=&quot;no&quot;;&quot;&quot;;&quot;@JsonKey(includeIfNull: false)&quot;)">
            <text:p/>
          </table:table-cell>
          <table:table-cell table:formula="of:=CONCATENATE(IF([.C4]=&quot;no&quot;;&quot;final&quot;;&quot;     &quot;);&quot; &quot;;[.D4];&quot; &quot;;[.A4];&quot;;&quot;)" office:value-type="string" office:string-value="final Uri static_url;" calcext:value-type="string">
            <text:p>final Uri static_url;</text:p>
          </table:table-cell>
          <table:table-cell table:style-name="ID0E5FBI" table:formula="of:=CONCATENATE([.F4];CHAR(10);IF([.G4]=&quot;&quot;;&quot;&quot;;CONCATENATE([.G4];CHAR(10)));[.H4])" office:value-type="string" office:string-value="/// (required)&#10;final Uri static_url;" calcext:value-type="string">
            <text:p>/// (required)</text:p>
            <text:p>final Uri static_url;</text:p>
          </table:table-cell>
          <table:table-cell/>
          <table:table-cell table:formula="of:=CONCATENATE(&quot;this.&quot;;[.A4];IF([.C4]=&quot;no&quot;;&quot;&quot;;&quot; = null&quot;);&quot;,&quot;)" office:value-type="string" office:string-value="this.static_url," calcext:value-type="string">
            <text:p>this.static_url,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URL to the emoji image</text:p>
          </table:table-cell>
          <table:table-cell office:value-type="string" calcext:value-type="string">
            <text:p>no</text:p>
          </table:table-cell>
          <table:table-cell table:style-name="ID0EFFBI" office:value-type="string" calcext:value-type="string">
            <text:p>Uri</text:p>
          </table:table-cell>
          <table:table-cell table:style-name="ID0EFFBI"/>
          <table:table-cell table:formula="of:=CONCATENATE(&quot;/// &quot;;IF([.C5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5]=&quot;no&quot;;&quot;&quot;;&quot;@JsonKey(includeIfNull: false)&quot;)">
            <text:p/>
          </table:table-cell>
          <table:table-cell table:formula="of:=CONCATENATE(IF([.C5]=&quot;no&quot;;&quot;final&quot;;&quot;     &quot;);&quot; &quot;;[.D5];&quot; &quot;;[.A5];&quot;;&quot;)" office:value-type="string" office:string-value="final Uri url;" calcext:value-type="string">
            <text:p>final Uri url;</text:p>
          </table:table-cell>
          <table:table-cell table:style-name="ID0E5FBI" table:formula="of:=CONCATENATE([.F5];CHAR(10);IF([.G5]=&quot;&quot;;&quot;&quot;;CONCATENATE([.G5];CHAR(10)));[.H5])" office:value-type="string" office:string-value="/// (required)&#10;final Uri url;" calcext:value-type="string">
            <text:p>/// (required)</text:p>
            <text:p>final Uri url;</text:p>
          </table:table-cell>
          <table:table-cell/>
          <table:table-cell table:formula="of:=CONCATENATE(&quot;this.&quot;;[.A5];IF([.C5]=&quot;no&quot;;&quot;&quot;;&quot; = null&quot;);&quot;,&quot;)" office:value-type="string" office:string-value="this.url," calcext:value-type="string">
            <text:p>this.url,</text:p>
          </table:table-cell>
          <table:table-cell table:number-columns-repeated="246"/>
        </table:table-row>
        <table:table-row table:style-name="ro1">
          <table:table-cell table:style-name="ID0ELGBI" table:number-columns-repeated="3"/>
          <table:table-cell table:style-name="ID0EFFBI" table:number-columns-repeated="2"/>
          <table:table-cell table:formula="of:=CONCATENATE(&quot;/// &quot;;IF([.C6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6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6]=&quot;no&quot;;&quot;final&quot;;&quot;     &quot;);&quot; &quot;;[.D6];&quot; &quot;;[.A6];&quot;;&quot;)" office:value-type="string" office:string-value="       ;" calcext:value-type="string">
            <text:p><text:s text:c="7"/>;</text:p>
          </table:table-cell>
          <table:table-cell table:style-name="ID0E5FBI" table:formula="of:=CONCATENATE([.F6];CHAR(10);IF([.G6]=&quot;&quot;;&quot;&quot;;CONCATENATE([.G6];CHAR(10)));[.H6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6];IF([.C6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7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7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7]=&quot;no&quot;;&quot;final&quot;;&quot;     &quot;);&quot; &quot;;[.D7];&quot; &quot;;[.A7];&quot;;&quot;)" office:value-type="string" office:string-value="       ;" calcext:value-type="string">
            <text:p><text:s text:c="7"/>;</text:p>
          </table:table-cell>
          <table:table-cell table:style-name="ID0E5FBI" table:formula="of:=CONCATENATE([.F7];CHAR(10);IF([.G7]=&quot;&quot;;&quot;&quot;;CONCATENATE([.G7];CHAR(10)));[.H7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7];IF([.C7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8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8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8]=&quot;no&quot;;&quot;final&quot;;&quot;     &quot;);&quot; &quot;;[.D8];&quot; &quot;;[.A8];&quot;;&quot;)" office:value-type="string" office:string-value="       ;" calcext:value-type="string">
            <text:p><text:s text:c="7"/>;</text:p>
          </table:table-cell>
          <table:table-cell table:style-name="ID0E5FBI" table:formula="of:=CONCATENATE([.F8];CHAR(10);IF([.G8]=&quot;&quot;;&quot;&quot;;CONCATENATE([.G8];CHAR(10)));[.H8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8];IF([.C8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9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9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9]=&quot;no&quot;;&quot;final&quot;;&quot;     &quot;);&quot; &quot;;[.D9];&quot; &quot;;[.A9];&quot;;&quot;)" office:value-type="string" office:string-value="       ;" calcext:value-type="string">
            <text:p><text:s text:c="7"/>;</text:p>
          </table:table-cell>
          <table:table-cell table:style-name="ID0E5FBI" table:formula="of:=CONCATENATE([.F9];CHAR(10);IF([.G9]=&quot;&quot;;&quot;&quot;;CONCATENATE([.G9];CHAR(10)));[.H9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9];IF([.C9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0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0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0]=&quot;no&quot;;&quot;final&quot;;&quot;     &quot;);&quot; &quot;;[.D10];&quot; &quot;;[.A10];&quot;;&quot;)" office:value-type="string" office:string-value="       ;" calcext:value-type="string">
            <text:p><text:s text:c="7"/>;</text:p>
          </table:table-cell>
          <table:table-cell table:style-name="ID0E5FBI" table:formula="of:=CONCATENATE([.F10];CHAR(10);IF([.G10]=&quot;&quot;;&quot;&quot;;CONCATENATE([.G10];CHAR(10)));[.H10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0];IF([.C10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1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1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1]=&quot;no&quot;;&quot;final&quot;;&quot;     &quot;);&quot; &quot;;[.D11];&quot; &quot;;[.A11];&quot;;&quot;)" office:value-type="string" office:string-value="       ;" calcext:value-type="string">
            <text:p><text:s text:c="7"/>;</text:p>
          </table:table-cell>
          <table:table-cell table:style-name="ID0E5FBI" table:formula="of:=CONCATENATE([.F11];CHAR(10);IF([.G11]=&quot;&quot;;&quot;&quot;;CONCATENATE([.G11];CHAR(10)));[.H11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1];IF([.C11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2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2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2]=&quot;no&quot;;&quot;final&quot;;&quot;     &quot;);&quot; &quot;;[.D12];&quot; &quot;;[.A12];&quot;;&quot;)" office:value-type="string" office:string-value="       ;" calcext:value-type="string">
            <text:p><text:s text:c="7"/>;</text:p>
          </table:table-cell>
          <table:table-cell table:style-name="ID0E5FBI" table:formula="of:=CONCATENATE([.F12];CHAR(10);IF([.G12]=&quot;&quot;;&quot;&quot;;CONCATENATE([.G12];CHAR(10)));[.H12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2];IF([.C12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3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3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3]=&quot;no&quot;;&quot;final&quot;;&quot;     &quot;);&quot; &quot;;[.D13];&quot; &quot;;[.A13];&quot;;&quot;)" office:value-type="string" office:string-value="       ;" calcext:value-type="string">
            <text:p><text:s text:c="7"/>;</text:p>
          </table:table-cell>
          <table:table-cell table:style-name="ID0E5FBI" table:formula="of:=CONCATENATE([.F13];CHAR(10);IF([.G13]=&quot;&quot;;&quot;&quot;;CONCATENATE([.G13];CHAR(10)));[.H13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3];IF([.C13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4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4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4]=&quot;no&quot;;&quot;final&quot;;&quot;     &quot;);&quot; &quot;;[.D14];&quot; &quot;;[.A14];&quot;;&quot;)" office:value-type="string" office:string-value="       ;" calcext:value-type="string">
            <text:p><text:s text:c="7"/>;</text:p>
          </table:table-cell>
          <table:table-cell table:style-name="ID0E5FBI" table:formula="of:=CONCATENATE([.F14];CHAR(10);IF([.G14]=&quot;&quot;;&quot;&quot;;CONCATENATE([.G14];CHAR(10)));[.H14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4];IF([.C14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5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5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5]=&quot;no&quot;;&quot;final&quot;;&quot;     &quot;);&quot; &quot;;[.D15];&quot; &quot;;[.A15];&quot;;&quot;)" office:value-type="string" office:string-value="       ;" calcext:value-type="string">
            <text:p><text:s text:c="7"/>;</text:p>
          </table:table-cell>
          <table:table-cell table:style-name="ID0E5FBI" table:formula="of:=CONCATENATE([.F15];CHAR(10);IF([.G15]=&quot;&quot;;&quot;&quot;;CONCATENATE([.G15];CHAR(10)));[.H15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5];IF([.C15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6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6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6]=&quot;no&quot;;&quot;final&quot;;&quot;     &quot;);&quot; &quot;;[.D16];&quot; &quot;;[.A16];&quot;;&quot;)" office:value-type="string" office:string-value="       ;" calcext:value-type="string">
            <text:p><text:s text:c="7"/>;</text:p>
          </table:table-cell>
          <table:table-cell table:style-name="ID0E5FBI" table:formula="of:=CONCATENATE([.F16];CHAR(10);IF([.G16]=&quot;&quot;;&quot;&quot;;CONCATENATE([.G16];CHAR(10)));[.H16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6];IF([.C16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7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7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7]=&quot;no&quot;;&quot;final&quot;;&quot;     &quot;);&quot; &quot;;[.D17];&quot; &quot;;[.A17];&quot;;&quot;)" office:value-type="string" office:string-value="       ;" calcext:value-type="string">
            <text:p><text:s text:c="7"/>;</text:p>
          </table:table-cell>
          <table:table-cell table:style-name="ID0E5FBI" table:formula="of:=CONCATENATE([.F17];CHAR(10);IF([.G17]=&quot;&quot;;&quot;&quot;;CONCATENATE([.G17];CHAR(10)));[.H17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7];IF([.C17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8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8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8]=&quot;no&quot;;&quot;final&quot;;&quot;     &quot;);&quot; &quot;;[.D18];&quot; &quot;;[.A18];&quot;;&quot;)" office:value-type="string" office:string-value="       ;" calcext:value-type="string">
            <text:p><text:s text:c="7"/>;</text:p>
          </table:table-cell>
          <table:table-cell table:style-name="ID0E5FBI" table:formula="of:=CONCATENATE([.F18];CHAR(10);IF([.G18]=&quot;&quot;;&quot;&quot;;CONCATENATE([.G18];CHAR(10)));[.H18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8];IF([.C18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9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9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9]=&quot;no&quot;;&quot;final&quot;;&quot;     &quot;);&quot; &quot;;[.D19];&quot; &quot;;[.A19];&quot;;&quot;)" office:value-type="string" office:string-value="       ;" calcext:value-type="string">
            <text:p><text:s text:c="7"/>;</text:p>
          </table:table-cell>
          <table:table-cell table:style-name="ID0E5FBI" table:formula="of:=CONCATENATE([.F19];CHAR(10);IF([.G19]=&quot;&quot;;&quot;&quot;;CONCATENATE([.G19];CHAR(10)));[.H19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9];IF([.C19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0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0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0]=&quot;no&quot;;&quot;final&quot;;&quot;     &quot;);&quot; &quot;;[.D20];&quot; &quot;;[.A20];&quot;;&quot;)" office:value-type="string" office:string-value="       ;" calcext:value-type="string">
            <text:p><text:s text:c="7"/>;</text:p>
          </table:table-cell>
          <table:table-cell table:style-name="ID0E5FBI" table:formula="of:=CONCATENATE([.F20];CHAR(10);IF([.G20]=&quot;&quot;;&quot;&quot;;CONCATENATE([.G20];CHAR(10)));[.H20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0];IF([.C20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1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1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1]=&quot;no&quot;;&quot;final&quot;;&quot;     &quot;);&quot; &quot;;[.D21];&quot; &quot;;[.A21];&quot;;&quot;)" office:value-type="string" office:string-value="       ;" calcext:value-type="string">
            <text:p><text:s text:c="7"/>;</text:p>
          </table:table-cell>
          <table:table-cell table:style-name="ID0E5FBI" table:formula="of:=CONCATENATE([.F21];CHAR(10);IF([.G21]=&quot;&quot;;&quot;&quot;;CONCATENATE([.G21];CHAR(10)));[.H21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1];IF([.C21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2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2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2]=&quot;no&quot;;&quot;final&quot;;&quot;     &quot;);&quot; &quot;;[.D22];&quot; &quot;;[.A22];&quot;;&quot;)" office:value-type="string" office:string-value="       ;" calcext:value-type="string">
            <text:p><text:s text:c="7"/>;</text:p>
          </table:table-cell>
          <table:table-cell table:style-name="ID0E5FBI" table:formula="of:=CONCATENATE([.F22];CHAR(10);IF([.G22]=&quot;&quot;;&quot;&quot;;CONCATENATE([.G22];CHAR(10)));[.H22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2];IF([.C22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3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3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3]=&quot;no&quot;;&quot;final&quot;;&quot;     &quot;);&quot; &quot;;[.D23];&quot; &quot;;[.A23];&quot;;&quot;)" office:value-type="string" office:string-value="       ;" calcext:value-type="string">
            <text:p><text:s text:c="7"/>;</text:p>
          </table:table-cell>
          <table:table-cell table:style-name="ID0E5FBI" table:formula="of:=CONCATENATE([.F23];CHAR(10);IF([.G23]=&quot;&quot;;&quot;&quot;;CONCATENATE([.G23];CHAR(10)));[.H23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3];IF([.C23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4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4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4]=&quot;no&quot;;&quot;final&quot;;&quot;     &quot;);&quot; &quot;;[.D24];&quot; &quot;;[.A24];&quot;;&quot;)" office:value-type="string" office:string-value="       ;" calcext:value-type="string">
            <text:p><text:s text:c="7"/>;</text:p>
          </table:table-cell>
          <table:table-cell table:style-name="ID0E5FBI" table:formula="of:=CONCATENATE([.F24];CHAR(10);IF([.G24]=&quot;&quot;;&quot;&quot;;CONCATENATE([.G24];CHAR(10)));[.H24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4];IF([.C24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5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5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5]=&quot;no&quot;;&quot;final&quot;;&quot;     &quot;);&quot; &quot;;[.D25];&quot; &quot;;[.A25];&quot;;&quot;)" office:value-type="string" office:string-value="       ;" calcext:value-type="string">
            <text:p><text:s text:c="7"/>;</text:p>
          </table:table-cell>
          <table:table-cell table:style-name="ID0E5FBI" table:formula="of:=CONCATENATE([.F25];CHAR(10);IF([.G25]=&quot;&quot;;&quot;&quot;;CONCATENATE([.G25];CHAR(10)));[.H25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5];IF([.C25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6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6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6]=&quot;no&quot;;&quot;final&quot;;&quot;     &quot;);&quot; &quot;;[.D26];&quot; &quot;;[.A26];&quot;;&quot;)" office:value-type="string" office:string-value="       ;" calcext:value-type="string">
            <text:p><text:s text:c="7"/>;</text:p>
          </table:table-cell>
          <table:table-cell table:style-name="ID0E5FBI" table:formula="of:=CONCATENATE([.F26];CHAR(10);IF([.G26]=&quot;&quot;;&quot;&quot;;CONCATENATE([.G26];CHAR(10)));[.H26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6];IF([.C26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27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7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7]=&quot;no&quot;;&quot;final&quot;;&quot;     &quot;);&quot; &quot;;[.D27];&quot; &quot;;[.A27];&quot;;&quot;)" office:value-type="string" office:string-value="       ;" calcext:value-type="string">
            <text:p><text:s text:c="7"/>;</text:p>
          </table:table-cell>
          <table:table-cell table:style-name="ID0E5FBI" table:formula="of:=CONCATENATE([.F27];CHAR(10);IF([.G27]=&quot;&quot;;&quot;&quot;;CONCATENATE([.G27];CHAR(10)));[.H27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7];IF([.C27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28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8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8]=&quot;no&quot;;&quot;final&quot;;&quot;     &quot;);&quot; &quot;;[.D28];&quot; &quot;;[.A28];&quot;;&quot;)" office:value-type="string" office:string-value="       ;" calcext:value-type="string">
            <text:p><text:s text:c="7"/>;</text:p>
          </table:table-cell>
          <table:table-cell table:style-name="ID0E5FBI" table:formula="of:=CONCATENATE([.F28];CHAR(10);IF([.G28]=&quot;&quot;;&quot;&quot;;CONCATENATE([.G28];CHAR(10)));[.H28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8];IF([.C28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29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9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9]=&quot;no&quot;;&quot;final&quot;;&quot;     &quot;);&quot; &quot;;[.D29];&quot; &quot;;[.A29];&quot;;&quot;)" office:value-type="string" office:string-value="       ;" calcext:value-type="string">
            <text:p><text:s text:c="7"/>;</text:p>
          </table:table-cell>
          <table:table-cell table:style-name="ID0E5FBI" table:formula="of:=CONCATENATE([.F29];CHAR(10);IF([.G29]=&quot;&quot;;&quot;&quot;;CONCATENATE([.G29];CHAR(10)));[.H29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9];IF([.C29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30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0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0]=&quot;no&quot;;&quot;final&quot;;&quot;     &quot;);&quot; &quot;;[.D30];&quot; &quot;;[.A30];&quot;;&quot;)" office:value-type="string" office:string-value="       ;" calcext:value-type="string">
            <text:p><text:s text:c="7"/>;</text:p>
          </table:table-cell>
          <table:table-cell table:style-name="ID0E5FBI" table:formula="of:=CONCATENATE([.F30];CHAR(10);IF([.G30]=&quot;&quot;;&quot;&quot;;CONCATENATE([.G30];CHAR(10)));[.H30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0];IF([.C30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31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1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1]=&quot;no&quot;;&quot;final&quot;;&quot;     &quot;);&quot; &quot;;[.D31];&quot; &quot;;[.A31];&quot;;&quot;)" office:value-type="string" office:string-value="       ;" calcext:value-type="string">
            <text:p><text:s text:c="7"/>;</text:p>
          </table:table-cell>
          <table:table-cell table:style-name="ID0E5FBI" table:formula="of:=CONCATENATE([.F31];CHAR(10);IF([.G31]=&quot;&quot;;&quot;&quot;;CONCATENATE([.G31];CHAR(10)));[.H31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1];IF([.C31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32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2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2]=&quot;no&quot;;&quot;final&quot;;&quot;     &quot;);&quot; &quot;;[.D32];&quot; &quot;;[.A32];&quot;;&quot;)" office:value-type="string" office:string-value="       ;" calcext:value-type="string">
            <text:p><text:s text:c="7"/>;</text:p>
          </table:table-cell>
          <table:table-cell table:style-name="ID0E5FBI" table:formula="of:=CONCATENATE([.F32];CHAR(10);IF([.G32]=&quot;&quot;;&quot;&quot;;CONCATENATE([.G32];CHAR(10)));[.H32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2];IF([.C32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33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3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3]=&quot;no&quot;;&quot;final&quot;;&quot;     &quot;);&quot; &quot;;[.D33];&quot; &quot;;[.A33];&quot;;&quot;)" office:value-type="string" office:string-value="       ;" calcext:value-type="string">
            <text:p><text:s text:c="7"/>;</text:p>
          </table:table-cell>
          <table:table-cell table:style-name="ID0E5FBI" table:formula="of:=CONCATENATE([.F33];CHAR(10);IF([.G33]=&quot;&quot;;&quot;&quot;;CONCATENATE([.G33];CHAR(10)));[.H33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3];IF([.C33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2" table:number-rows-repeated="6553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Tags" table:style-name="ta1">
        <table:table-column table:style-name="co1" table:default-cell-style-name="ID0E3CBI"/>
        <table:table-column table:style-name="co2" table:default-cell-style-name="ID0E3CBI"/>
        <table:table-column table:style-name="co3" table:default-cell-style-name="ID0E3CBI"/>
        <table:table-column table:style-name="co4" table:number-columns-repeated="2" table:default-cell-style-name="ID0E3CBI"/>
        <table:table-column table:style-name="co5" table:number-columns-repeated="4" table:default-cell-style-name="ID0E3CBI"/>
        <table:table-column table:style-name="co6" table:number-columns-repeated="247" table:default-cell-style-name="ID0E3CBI"/>
        <table:table-column table:style-name="co8" table:default-cell-style-name="Default"/>
        <table:table-row table:style-name="ro1">
          <table:table-cell office:value-type="string" calcext:value-type="string">
            <text:p>class name</text:p>
          </table:table-cell>
          <table:table-cell table:number-columns-repeated="4"/>
          <table:table-cell office:value-type="string" calcext:value-type="string">
            <text:p>field definitions</text:p>
          </table:table-cell>
          <table:table-cell table:number-columns-repeated="4"/>
          <table:table-cell office:value-type="string" calcext:value-type="string">
            <text:p>default constructor definitions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Tag</text:p>
          </table:table-cell>
          <table:table-cell table:number-columns-repeated="2"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json annotation</text:p>
          </table:table-cell>
          <table:table-cell office:value-type="string" calcext:value-type="string">
            <text:p>variable part</text:p>
          </table:table-cell>
          <table:table-cell table:style-name="ID0ESFBI" office:value-type="string" calcext:value-type="string">
            <text:p>COMBINED</text:p>
          </table:table-cell>
          <table:table-cell/>
          <table:table-cell table:formula="of:=CONCATENATE([.A2];&quot;({&quot;)" office:value-type="string" office:string-value="Tag({" calcext:value-type="string">
            <text:p>Tag({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he hashtag, not including the preceding #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style-name="ID0EFFBI"/>
          <table:table-cell table:formula="of:=CONCATENATE(&quot;/// &quot;;IF([.C3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3]=&quot;no&quot;;&quot;&quot;;&quot;@JsonKey(includeIfNull: false)&quot;)">
            <text:p/>
          </table:table-cell>
          <table:table-cell table:formula="of:=CONCATENATE(IF([.C3]=&quot;no&quot;;&quot;final&quot;;&quot;     &quot;);&quot; &quot;;[.D3];&quot; &quot;;[.A3];&quot;;&quot;)" office:value-type="string" office:string-value="final String name;" calcext:value-type="string">
            <text:p>final String name;</text:p>
          </table:table-cell>
          <table:table-cell table:style-name="ID0E5FBI" table:formula="of:=CONCATENATE([.F3];CHAR(10);IF([.G3]=&quot;&quot;;&quot;&quot;;CONCATENATE([.G3];CHAR(10)));[.H3])" office:value-type="string" office:string-value="/// (required)&#10;final String name;" calcext:value-type="string">
            <text:p>/// (required)</text:p>
            <text:p>final String name;</text:p>
          </table:table-cell>
          <table:table-cell/>
          <table:table-cell table:formula="of:=CONCATENATE(&quot;this.&quot;;[.A3];IF([.C3]=&quot;no&quot;;&quot;&quot;;&quot; = null&quot;);&quot;,&quot;)" office:value-type="string" office:string-value="this.name," calcext:value-type="string">
            <text:p>this.name,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The URL of the hashta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ri</text:p>
          </table:table-cell>
          <table:table-cell table:style-name="ID0EFFBI"/>
          <table:table-cell table:formula="of:=CONCATENATE(&quot;/// &quot;;IF([.C4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4]=&quot;no&quot;;&quot;&quot;;&quot;@JsonKey(includeIfNull: false)&quot;)">
            <text:p/>
          </table:table-cell>
          <table:table-cell table:formula="of:=CONCATENATE(IF([.C4]=&quot;no&quot;;&quot;final&quot;;&quot;     &quot;);&quot; &quot;;[.D4];&quot; &quot;;[.A4];&quot;;&quot;)" office:value-type="string" office:string-value="final Uri url;" calcext:value-type="string">
            <text:p>final Uri url;</text:p>
          </table:table-cell>
          <table:table-cell table:style-name="ID0E5FBI" table:formula="of:=CONCATENATE([.F4];CHAR(10);IF([.G4]=&quot;&quot;;&quot;&quot;;CONCATENATE([.G4];CHAR(10)));[.H4])" office:value-type="string" office:string-value="/// (required)&#10;final Uri url;" calcext:value-type="string">
            <text:p>/// (required)</text:p>
            <text:p>final Uri url;</text:p>
          </table:table-cell>
          <table:table-cell/>
          <table:table-cell table:formula="of:=CONCATENATE(&quot;this.&quot;;[.A4];IF([.C4]=&quot;no&quot;;&quot;&quot;;&quot; = null&quot;);&quot;,&quot;)" office:value-type="string" office:string-value="this.url," calcext:value-type="string">
            <text:p>this.url,</text:p>
          </table:table-cell>
          <table:table-cell table:number-columns-repeated="246"/>
        </table:table-row>
        <table:table-row table:style-name="ro1">
          <table:table-cell table:number-columns-repeated="3"/>
          <table:table-cell table:style-name="ID0EFFBI" table:number-columns-repeated="2"/>
          <table:table-cell table:formula="of:=CONCATENATE(&quot;/// &quot;;IF([.C5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5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5]=&quot;no&quot;;&quot;final&quot;;&quot;     &quot;);&quot; &quot;;[.D5];&quot; &quot;;[.A5];&quot;;&quot;)" office:value-type="string" office:string-value="       ;" calcext:value-type="string">
            <text:p><text:s text:c="7"/>;</text:p>
          </table:table-cell>
          <table:table-cell table:style-name="ID0E5FBI" table:formula="of:=CONCATENATE([.F5];CHAR(10);IF([.G5]=&quot;&quot;;&quot;&quot;;CONCATENATE([.G5];CHAR(10)));[.H5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5];IF([.C5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LGBI" table:number-columns-repeated="3"/>
          <table:table-cell table:style-name="ID0EFFBI" table:number-columns-repeated="2"/>
          <table:table-cell table:formula="of:=CONCATENATE(&quot;/// &quot;;IF([.C6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6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6]=&quot;no&quot;;&quot;final&quot;;&quot;     &quot;);&quot; &quot;;[.D6];&quot; &quot;;[.A6];&quot;;&quot;)" office:value-type="string" office:string-value="       ;" calcext:value-type="string">
            <text:p><text:s text:c="7"/>;</text:p>
          </table:table-cell>
          <table:table-cell table:style-name="ID0E5FBI" table:formula="of:=CONCATENATE([.F6];CHAR(10);IF([.G6]=&quot;&quot;;&quot;&quot;;CONCATENATE([.G6];CHAR(10)));[.H6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6];IF([.C6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7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7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7]=&quot;no&quot;;&quot;final&quot;;&quot;     &quot;);&quot; &quot;;[.D7];&quot; &quot;;[.A7];&quot;;&quot;)" office:value-type="string" office:string-value="       ;" calcext:value-type="string">
            <text:p><text:s text:c="7"/>;</text:p>
          </table:table-cell>
          <table:table-cell table:style-name="ID0E5FBI" table:formula="of:=CONCATENATE([.F7];CHAR(10);IF([.G7]=&quot;&quot;;&quot;&quot;;CONCATENATE([.G7];CHAR(10)));[.H7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7];IF([.C7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8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8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8]=&quot;no&quot;;&quot;final&quot;;&quot;     &quot;);&quot; &quot;;[.D8];&quot; &quot;;[.A8];&quot;;&quot;)" office:value-type="string" office:string-value="       ;" calcext:value-type="string">
            <text:p><text:s text:c="7"/>;</text:p>
          </table:table-cell>
          <table:table-cell table:style-name="ID0E5FBI" table:formula="of:=CONCATENATE([.F8];CHAR(10);IF([.G8]=&quot;&quot;;&quot;&quot;;CONCATENATE([.G8];CHAR(10)));[.H8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8];IF([.C8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9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9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9]=&quot;no&quot;;&quot;final&quot;;&quot;     &quot;);&quot; &quot;;[.D9];&quot; &quot;;[.A9];&quot;;&quot;)" office:value-type="string" office:string-value="       ;" calcext:value-type="string">
            <text:p><text:s text:c="7"/>;</text:p>
          </table:table-cell>
          <table:table-cell table:style-name="ID0E5FBI" table:formula="of:=CONCATENATE([.F9];CHAR(10);IF([.G9]=&quot;&quot;;&quot;&quot;;CONCATENATE([.G9];CHAR(10)));[.H9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9];IF([.C9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0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0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0]=&quot;no&quot;;&quot;final&quot;;&quot;     &quot;);&quot; &quot;;[.D10];&quot; &quot;;[.A10];&quot;;&quot;)" office:value-type="string" office:string-value="       ;" calcext:value-type="string">
            <text:p><text:s text:c="7"/>;</text:p>
          </table:table-cell>
          <table:table-cell table:style-name="ID0E5FBI" table:formula="of:=CONCATENATE([.F10];CHAR(10);IF([.G10]=&quot;&quot;;&quot;&quot;;CONCATENATE([.G10];CHAR(10)));[.H10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0];IF([.C10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1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1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1]=&quot;no&quot;;&quot;final&quot;;&quot;     &quot;);&quot; &quot;;[.D11];&quot; &quot;;[.A11];&quot;;&quot;)" office:value-type="string" office:string-value="       ;" calcext:value-type="string">
            <text:p><text:s text:c="7"/>;</text:p>
          </table:table-cell>
          <table:table-cell table:style-name="ID0E5FBI" table:formula="of:=CONCATENATE([.F11];CHAR(10);IF([.G11]=&quot;&quot;;&quot;&quot;;CONCATENATE([.G11];CHAR(10)));[.H11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1];IF([.C11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2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2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2]=&quot;no&quot;;&quot;final&quot;;&quot;     &quot;);&quot; &quot;;[.D12];&quot; &quot;;[.A12];&quot;;&quot;)" office:value-type="string" office:string-value="       ;" calcext:value-type="string">
            <text:p><text:s text:c="7"/>;</text:p>
          </table:table-cell>
          <table:table-cell table:style-name="ID0E5FBI" table:formula="of:=CONCATENATE([.F12];CHAR(10);IF([.G12]=&quot;&quot;;&quot;&quot;;CONCATENATE([.G12];CHAR(10)));[.H12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2];IF([.C12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3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3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3]=&quot;no&quot;;&quot;final&quot;;&quot;     &quot;);&quot; &quot;;[.D13];&quot; &quot;;[.A13];&quot;;&quot;)" office:value-type="string" office:string-value="       ;" calcext:value-type="string">
            <text:p><text:s text:c="7"/>;</text:p>
          </table:table-cell>
          <table:table-cell table:style-name="ID0E5FBI" table:formula="of:=CONCATENATE([.F13];CHAR(10);IF([.G13]=&quot;&quot;;&quot;&quot;;CONCATENATE([.G13];CHAR(10)));[.H13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3];IF([.C13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4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4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4]=&quot;no&quot;;&quot;final&quot;;&quot;     &quot;);&quot; &quot;;[.D14];&quot; &quot;;[.A14];&quot;;&quot;)" office:value-type="string" office:string-value="       ;" calcext:value-type="string">
            <text:p><text:s text:c="7"/>;</text:p>
          </table:table-cell>
          <table:table-cell table:style-name="ID0E5FBI" table:formula="of:=CONCATENATE([.F14];CHAR(10);IF([.G14]=&quot;&quot;;&quot;&quot;;CONCATENATE([.G14];CHAR(10)));[.H14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4];IF([.C14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5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5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5]=&quot;no&quot;;&quot;final&quot;;&quot;     &quot;);&quot; &quot;;[.D15];&quot; &quot;;[.A15];&quot;;&quot;)" office:value-type="string" office:string-value="       ;" calcext:value-type="string">
            <text:p><text:s text:c="7"/>;</text:p>
          </table:table-cell>
          <table:table-cell table:style-name="ID0E5FBI" table:formula="of:=CONCATENATE([.F15];CHAR(10);IF([.G15]=&quot;&quot;;&quot;&quot;;CONCATENATE([.G15];CHAR(10)));[.H15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5];IF([.C15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6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6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6]=&quot;no&quot;;&quot;final&quot;;&quot;     &quot;);&quot; &quot;;[.D16];&quot; &quot;;[.A16];&quot;;&quot;)" office:value-type="string" office:string-value="       ;" calcext:value-type="string">
            <text:p><text:s text:c="7"/>;</text:p>
          </table:table-cell>
          <table:table-cell table:style-name="ID0E5FBI" table:formula="of:=CONCATENATE([.F16];CHAR(10);IF([.G16]=&quot;&quot;;&quot;&quot;;CONCATENATE([.G16];CHAR(10)));[.H16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6];IF([.C16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7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7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7]=&quot;no&quot;;&quot;final&quot;;&quot;     &quot;);&quot; &quot;;[.D17];&quot; &quot;;[.A17];&quot;;&quot;)" office:value-type="string" office:string-value="       ;" calcext:value-type="string">
            <text:p><text:s text:c="7"/>;</text:p>
          </table:table-cell>
          <table:table-cell table:style-name="ID0E5FBI" table:formula="of:=CONCATENATE([.F17];CHAR(10);IF([.G17]=&quot;&quot;;&quot;&quot;;CONCATENATE([.G17];CHAR(10)));[.H17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7];IF([.C17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8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8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8]=&quot;no&quot;;&quot;final&quot;;&quot;     &quot;);&quot; &quot;;[.D18];&quot; &quot;;[.A18];&quot;;&quot;)" office:value-type="string" office:string-value="       ;" calcext:value-type="string">
            <text:p><text:s text:c="7"/>;</text:p>
          </table:table-cell>
          <table:table-cell table:style-name="ID0E5FBI" table:formula="of:=CONCATENATE([.F18];CHAR(10);IF([.G18]=&quot;&quot;;&quot;&quot;;CONCATENATE([.G18];CHAR(10)));[.H18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8];IF([.C18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9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9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9]=&quot;no&quot;;&quot;final&quot;;&quot;     &quot;);&quot; &quot;;[.D19];&quot; &quot;;[.A19];&quot;;&quot;)" office:value-type="string" office:string-value="       ;" calcext:value-type="string">
            <text:p><text:s text:c="7"/>;</text:p>
          </table:table-cell>
          <table:table-cell table:style-name="ID0E5FBI" table:formula="of:=CONCATENATE([.F19];CHAR(10);IF([.G19]=&quot;&quot;;&quot;&quot;;CONCATENATE([.G19];CHAR(10)));[.H19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9];IF([.C19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0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0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0]=&quot;no&quot;;&quot;final&quot;;&quot;     &quot;);&quot; &quot;;[.D20];&quot; &quot;;[.A20];&quot;;&quot;)" office:value-type="string" office:string-value="       ;" calcext:value-type="string">
            <text:p><text:s text:c="7"/>;</text:p>
          </table:table-cell>
          <table:table-cell table:style-name="ID0E5FBI" table:formula="of:=CONCATENATE([.F20];CHAR(10);IF([.G20]=&quot;&quot;;&quot;&quot;;CONCATENATE([.G20];CHAR(10)));[.H20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0];IF([.C20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1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1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1]=&quot;no&quot;;&quot;final&quot;;&quot;     &quot;);&quot; &quot;;[.D21];&quot; &quot;;[.A21];&quot;;&quot;)" office:value-type="string" office:string-value="       ;" calcext:value-type="string">
            <text:p><text:s text:c="7"/>;</text:p>
          </table:table-cell>
          <table:table-cell table:style-name="ID0E5FBI" table:formula="of:=CONCATENATE([.F21];CHAR(10);IF([.G21]=&quot;&quot;;&quot;&quot;;CONCATENATE([.G21];CHAR(10)));[.H21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1];IF([.C21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2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2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2]=&quot;no&quot;;&quot;final&quot;;&quot;     &quot;);&quot; &quot;;[.D22];&quot; &quot;;[.A22];&quot;;&quot;)" office:value-type="string" office:string-value="       ;" calcext:value-type="string">
            <text:p><text:s text:c="7"/>;</text:p>
          </table:table-cell>
          <table:table-cell table:style-name="ID0E5FBI" table:formula="of:=CONCATENATE([.F22];CHAR(10);IF([.G22]=&quot;&quot;;&quot;&quot;;CONCATENATE([.G22];CHAR(10)));[.H22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2];IF([.C22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3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3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3]=&quot;no&quot;;&quot;final&quot;;&quot;     &quot;);&quot; &quot;;[.D23];&quot; &quot;;[.A23];&quot;;&quot;)" office:value-type="string" office:string-value="       ;" calcext:value-type="string">
            <text:p><text:s text:c="7"/>;</text:p>
          </table:table-cell>
          <table:table-cell table:style-name="ID0E5FBI" table:formula="of:=CONCATENATE([.F23];CHAR(10);IF([.G23]=&quot;&quot;;&quot;&quot;;CONCATENATE([.G23];CHAR(10)));[.H23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3];IF([.C23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4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4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4]=&quot;no&quot;;&quot;final&quot;;&quot;     &quot;);&quot; &quot;;[.D24];&quot; &quot;;[.A24];&quot;;&quot;)" office:value-type="string" office:string-value="       ;" calcext:value-type="string">
            <text:p><text:s text:c="7"/>;</text:p>
          </table:table-cell>
          <table:table-cell table:style-name="ID0E5FBI" table:formula="of:=CONCATENATE([.F24];CHAR(10);IF([.G24]=&quot;&quot;;&quot;&quot;;CONCATENATE([.G24];CHAR(10)));[.H24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4];IF([.C24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5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5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5]=&quot;no&quot;;&quot;final&quot;;&quot;     &quot;);&quot; &quot;;[.D25];&quot; &quot;;[.A25];&quot;;&quot;)" office:value-type="string" office:string-value="       ;" calcext:value-type="string">
            <text:p><text:s text:c="7"/>;</text:p>
          </table:table-cell>
          <table:table-cell table:style-name="ID0E5FBI" table:formula="of:=CONCATENATE([.F25];CHAR(10);IF([.G25]=&quot;&quot;;&quot;&quot;;CONCATENATE([.G25];CHAR(10)));[.H25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5];IF([.C25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6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6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6]=&quot;no&quot;;&quot;final&quot;;&quot;     &quot;);&quot; &quot;;[.D26];&quot; &quot;;[.A26];&quot;;&quot;)" office:value-type="string" office:string-value="       ;" calcext:value-type="string">
            <text:p><text:s text:c="7"/>;</text:p>
          </table:table-cell>
          <table:table-cell table:style-name="ID0E5FBI" table:formula="of:=CONCATENATE([.F26];CHAR(10);IF([.G26]=&quot;&quot;;&quot;&quot;;CONCATENATE([.G26];CHAR(10)));[.H26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6];IF([.C26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27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7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7]=&quot;no&quot;;&quot;final&quot;;&quot;     &quot;);&quot; &quot;;[.D27];&quot; &quot;;[.A27];&quot;;&quot;)" office:value-type="string" office:string-value="       ;" calcext:value-type="string">
            <text:p><text:s text:c="7"/>;</text:p>
          </table:table-cell>
          <table:table-cell table:style-name="ID0E5FBI" table:formula="of:=CONCATENATE([.F27];CHAR(10);IF([.G27]=&quot;&quot;;&quot;&quot;;CONCATENATE([.G27];CHAR(10)));[.H27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7];IF([.C27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28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8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8]=&quot;no&quot;;&quot;final&quot;;&quot;     &quot;);&quot; &quot;;[.D28];&quot; &quot;;[.A28];&quot;;&quot;)" office:value-type="string" office:string-value="       ;" calcext:value-type="string">
            <text:p><text:s text:c="7"/>;</text:p>
          </table:table-cell>
          <table:table-cell table:style-name="ID0E5FBI" table:formula="of:=CONCATENATE([.F28];CHAR(10);IF([.G28]=&quot;&quot;;&quot;&quot;;CONCATENATE([.G28];CHAR(10)));[.H28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8];IF([.C28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29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9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9]=&quot;no&quot;;&quot;final&quot;;&quot;     &quot;);&quot; &quot;;[.D29];&quot; &quot;;[.A29];&quot;;&quot;)" office:value-type="string" office:string-value="       ;" calcext:value-type="string">
            <text:p><text:s text:c="7"/>;</text:p>
          </table:table-cell>
          <table:table-cell table:style-name="ID0E5FBI" table:formula="of:=CONCATENATE([.F29];CHAR(10);IF([.G29]=&quot;&quot;;&quot;&quot;;CONCATENATE([.G29];CHAR(10)));[.H29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9];IF([.C29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30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0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0]=&quot;no&quot;;&quot;final&quot;;&quot;     &quot;);&quot; &quot;;[.D30];&quot; &quot;;[.A30];&quot;;&quot;)" office:value-type="string" office:string-value="       ;" calcext:value-type="string">
            <text:p><text:s text:c="7"/>;</text:p>
          </table:table-cell>
          <table:table-cell table:style-name="ID0E5FBI" table:formula="of:=CONCATENATE([.F30];CHAR(10);IF([.G30]=&quot;&quot;;&quot;&quot;;CONCATENATE([.G30];CHAR(10)));[.H30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0];IF([.C30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31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1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1]=&quot;no&quot;;&quot;final&quot;;&quot;     &quot;);&quot; &quot;;[.D31];&quot; &quot;;[.A31];&quot;;&quot;)" office:value-type="string" office:string-value="       ;" calcext:value-type="string">
            <text:p><text:s text:c="7"/>;</text:p>
          </table:table-cell>
          <table:table-cell table:style-name="ID0E5FBI" table:formula="of:=CONCATENATE([.F31];CHAR(10);IF([.G31]=&quot;&quot;;&quot;&quot;;CONCATENATE([.G31];CHAR(10)));[.H31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1];IF([.C31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32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2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2]=&quot;no&quot;;&quot;final&quot;;&quot;     &quot;);&quot; &quot;;[.D32];&quot; &quot;;[.A32];&quot;;&quot;)" office:value-type="string" office:string-value="       ;" calcext:value-type="string">
            <text:p><text:s text:c="7"/>;</text:p>
          </table:table-cell>
          <table:table-cell table:style-name="ID0E5FBI" table:formula="of:=CONCATENATE([.F32];CHAR(10);IF([.G32]=&quot;&quot;;&quot;&quot;;CONCATENATE([.G32];CHAR(10)));[.H32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2];IF([.C32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33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3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3]=&quot;no&quot;;&quot;final&quot;;&quot;     &quot;);&quot; &quot;;[.D33];&quot; &quot;;[.A33];&quot;;&quot;)" office:value-type="string" office:string-value="       ;" calcext:value-type="string">
            <text:p><text:s text:c="7"/>;</text:p>
          </table:table-cell>
          <table:table-cell table:style-name="ID0E5FBI" table:formula="of:=CONCATENATE([.F33];CHAR(10);IF([.G33]=&quot;&quot;;&quot;&quot;;CONCATENATE([.G33];CHAR(10)));[.H33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3];IF([.C33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2" table:number-rows-repeated="6553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Application" table:style-name="ta1">
        <table:table-column table:style-name="co1" table:default-cell-style-name="ID0E3CBI"/>
        <table:table-column table:style-name="co2" table:default-cell-style-name="ID0E3CBI"/>
        <table:table-column table:style-name="co3" table:default-cell-style-name="ID0E3CBI"/>
        <table:table-column table:style-name="co4" table:number-columns-repeated="2" table:default-cell-style-name="ID0E3CBI"/>
        <table:table-column table:style-name="co5" table:number-columns-repeated="4" table:default-cell-style-name="ID0E3CBI"/>
        <table:table-column table:style-name="co6" table:number-columns-repeated="247" table:default-cell-style-name="ID0E3CBI"/>
        <table:table-column table:style-name="co8" table:default-cell-style-name="Default"/>
        <table:table-row table:style-name="ro1">
          <table:table-cell office:value-type="string" calcext:value-type="string">
            <text:p>class name</text:p>
          </table:table-cell>
          <table:table-cell table:number-columns-repeated="4"/>
          <table:table-cell office:value-type="string" calcext:value-type="string">
            <text:p>field definitions</text:p>
          </table:table-cell>
          <table:table-cell table:number-columns-repeated="4"/>
          <table:table-cell office:value-type="string" calcext:value-type="string">
            <text:p>default constructor definitions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pplication</text:p>
          </table:table-cell>
          <table:table-cell table:number-columns-repeated="2"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json annotation</text:p>
          </table:table-cell>
          <table:table-cell office:value-type="string" calcext:value-type="string">
            <text:p>variable part</text:p>
          </table:table-cell>
          <table:table-cell table:style-name="ID0ESFBI" office:value-type="string" calcext:value-type="string">
            <text:p>COMBINED</text:p>
          </table:table-cell>
          <table:table-cell/>
          <table:table-cell table:formula="of:=CONCATENATE([.A2];&quot;({&quot;)" office:value-type="string" office:string-value="Application({" calcext:value-type="string">
            <text:p>Application({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ame of the ap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style-name="ID0EFFBI"/>
          <table:table-cell table:formula="of:=CONCATENATE(&quot;/// &quot;;IF([.C3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3]=&quot;no&quot;;&quot;&quot;;&quot;@JsonKey(includeIfNull: false)&quot;)">
            <text:p/>
          </table:table-cell>
          <table:table-cell table:formula="of:=CONCATENATE(IF([.C3]=&quot;no&quot;;&quot;final&quot;;&quot;     &quot;);&quot; &quot;;[.D3];&quot; &quot;;[.A3];&quot;;&quot;)" office:value-type="string" office:string-value="final String name;" calcext:value-type="string">
            <text:p>final String name;</text:p>
          </table:table-cell>
          <table:table-cell table:style-name="ID0E5FBI" table:formula="of:=CONCATENATE([.F3];CHAR(10);IF([.G3]=&quot;&quot;;&quot;&quot;;CONCATENATE([.G3];CHAR(10)));[.H3])" office:value-type="string" office:string-value="/// (required)&#10;final String name;" calcext:value-type="string">
            <text:p>/// (required)</text:p>
            <text:p>final String name;</text:p>
          </table:table-cell>
          <table:table-cell/>
          <table:table-cell table:formula="of:=CONCATENATE(&quot;this.&quot;;[.A3];IF([.C3]=&quot;no&quot;;&quot;&quot;;&quot; = null&quot;);&quot;,&quot;)" office:value-type="string" office:string-value="this.name," calcext:value-type="string">
            <text:p>this.name,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Homepage URL of the 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i</text:p>
          </table:table-cell>
          <table:table-cell table:style-name="ID0EFFBI"/>
          <table:table-cell table:formula="of:=CONCATENATE(&quot;/// &quot;;IF([.C4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4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4]=&quot;no&quot;;&quot;final&quot;;&quot;     &quot;);&quot; &quot;;[.D4];&quot; &quot;;[.A4];&quot;;&quot;)" office:value-type="string" office:string-value="      Uri website;" calcext:value-type="string">
            <text:p><text:s text:c="6"/>Uri website;</text:p>
          </table:table-cell>
          <table:table-cell table:style-name="ID0E5FBI" table:formula="of:=CONCATENATE([.F4];CHAR(10);IF([.G4]=&quot;&quot;;&quot;&quot;;CONCATENATE([.G4];CHAR(10)));[.H4])" office:value-type="string" office:string-value="/// (optional)&#10;@JsonKey(includeIfNull: false)&#10;      Uri website;" calcext:value-type="string">
            <text:p>/// (optional)</text:p>
            <text:p>@JsonKey(includeIfNull: false)</text:p>
            <text:p>      Uri website;</text:p>
          </table:table-cell>
          <table:table-cell/>
          <table:table-cell table:formula="of:=CONCATENATE(&quot;this.&quot;;[.A4];IF([.C4]=&quot;no&quot;;&quot;&quot;;&quot; = null&quot;);&quot;,&quot;)" office:value-type="string" office:string-value="this.website = null," calcext:value-type="string">
            <text:p>this.website = null,</text:p>
          </table:table-cell>
          <table:table-cell table:number-columns-repeated="246"/>
        </table:table-row>
        <table:table-row table:style-name="ro1">
          <table:table-cell table:number-columns-repeated="4"/>
          <table:table-cell table:style-name="ID0EFFBI"/>
          <table:table-cell table:formula="of:=CONCATENATE(&quot;/// &quot;;IF([.C5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5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5]=&quot;no&quot;;&quot;final&quot;;&quot;     &quot;);&quot; &quot;;[.D5];&quot; &quot;;[.A5];&quot;;&quot;)" office:value-type="string" office:string-value="       ;" calcext:value-type="string">
            <text:p><text:s text:c="7"/>;</text:p>
          </table:table-cell>
          <table:table-cell table:style-name="ID0E5FBI" table:formula="of:=CONCATENATE([.F5];CHAR(10);IF([.G5]=&quot;&quot;;&quot;&quot;;CONCATENATE([.G5];CHAR(10)));[.H5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5];IF([.C5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LGBI" table:number-columns-repeated="3"/>
          <table:table-cell table:style-name="ID0EFFBI" table:number-columns-repeated="2"/>
          <table:table-cell table:formula="of:=CONCATENATE(&quot;/// &quot;;IF([.C6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6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6]=&quot;no&quot;;&quot;final&quot;;&quot;     &quot;);&quot; &quot;;[.D6];&quot; &quot;;[.A6];&quot;;&quot;)" office:value-type="string" office:string-value="       ;" calcext:value-type="string">
            <text:p><text:s text:c="7"/>;</text:p>
          </table:table-cell>
          <table:table-cell table:style-name="ID0E5FBI" table:formula="of:=CONCATENATE([.F6];CHAR(10);IF([.G6]=&quot;&quot;;&quot;&quot;;CONCATENATE([.G6];CHAR(10)));[.H6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6];IF([.C6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7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7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7]=&quot;no&quot;;&quot;final&quot;;&quot;     &quot;);&quot; &quot;;[.D7];&quot; &quot;;[.A7];&quot;;&quot;)" office:value-type="string" office:string-value="       ;" calcext:value-type="string">
            <text:p><text:s text:c="7"/>;</text:p>
          </table:table-cell>
          <table:table-cell table:style-name="ID0E5FBI" table:formula="of:=CONCATENATE([.F7];CHAR(10);IF([.G7]=&quot;&quot;;&quot;&quot;;CONCATENATE([.G7];CHAR(10)));[.H7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7];IF([.C7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8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8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8]=&quot;no&quot;;&quot;final&quot;;&quot;     &quot;);&quot; &quot;;[.D8];&quot; &quot;;[.A8];&quot;;&quot;)" office:value-type="string" office:string-value="       ;" calcext:value-type="string">
            <text:p><text:s text:c="7"/>;</text:p>
          </table:table-cell>
          <table:table-cell table:style-name="ID0E5FBI" table:formula="of:=CONCATENATE([.F8];CHAR(10);IF([.G8]=&quot;&quot;;&quot;&quot;;CONCATENATE([.G8];CHAR(10)));[.H8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8];IF([.C8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9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9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9]=&quot;no&quot;;&quot;final&quot;;&quot;     &quot;);&quot; &quot;;[.D9];&quot; &quot;;[.A9];&quot;;&quot;)" office:value-type="string" office:string-value="       ;" calcext:value-type="string">
            <text:p><text:s text:c="7"/>;</text:p>
          </table:table-cell>
          <table:table-cell table:style-name="ID0E5FBI" table:formula="of:=CONCATENATE([.F9];CHAR(10);IF([.G9]=&quot;&quot;;&quot;&quot;;CONCATENATE([.G9];CHAR(10)));[.H9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9];IF([.C9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0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0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0]=&quot;no&quot;;&quot;final&quot;;&quot;     &quot;);&quot; &quot;;[.D10];&quot; &quot;;[.A10];&quot;;&quot;)" office:value-type="string" office:string-value="       ;" calcext:value-type="string">
            <text:p><text:s text:c="7"/>;</text:p>
          </table:table-cell>
          <table:table-cell table:style-name="ID0E5FBI" table:formula="of:=CONCATENATE([.F10];CHAR(10);IF([.G10]=&quot;&quot;;&quot;&quot;;CONCATENATE([.G10];CHAR(10)));[.H10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0];IF([.C10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1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1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1]=&quot;no&quot;;&quot;final&quot;;&quot;     &quot;);&quot; &quot;;[.D11];&quot; &quot;;[.A11];&quot;;&quot;)" office:value-type="string" office:string-value="       ;" calcext:value-type="string">
            <text:p><text:s text:c="7"/>;</text:p>
          </table:table-cell>
          <table:table-cell table:style-name="ID0E5FBI" table:formula="of:=CONCATENATE([.F11];CHAR(10);IF([.G11]=&quot;&quot;;&quot;&quot;;CONCATENATE([.G11];CHAR(10)));[.H11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1];IF([.C11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2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2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2]=&quot;no&quot;;&quot;final&quot;;&quot;     &quot;);&quot; &quot;;[.D12];&quot; &quot;;[.A12];&quot;;&quot;)" office:value-type="string" office:string-value="       ;" calcext:value-type="string">
            <text:p><text:s text:c="7"/>;</text:p>
          </table:table-cell>
          <table:table-cell table:style-name="ID0E5FBI" table:formula="of:=CONCATENATE([.F12];CHAR(10);IF([.G12]=&quot;&quot;;&quot;&quot;;CONCATENATE([.G12];CHAR(10)));[.H12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2];IF([.C12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3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3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3]=&quot;no&quot;;&quot;final&quot;;&quot;     &quot;);&quot; &quot;;[.D13];&quot; &quot;;[.A13];&quot;;&quot;)" office:value-type="string" office:string-value="       ;" calcext:value-type="string">
            <text:p><text:s text:c="7"/>;</text:p>
          </table:table-cell>
          <table:table-cell table:style-name="ID0E5FBI" table:formula="of:=CONCATENATE([.F13];CHAR(10);IF([.G13]=&quot;&quot;;&quot;&quot;;CONCATENATE([.G13];CHAR(10)));[.H13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3];IF([.C13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4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4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4]=&quot;no&quot;;&quot;final&quot;;&quot;     &quot;);&quot; &quot;;[.D14];&quot; &quot;;[.A14];&quot;;&quot;)" office:value-type="string" office:string-value="       ;" calcext:value-type="string">
            <text:p><text:s text:c="7"/>;</text:p>
          </table:table-cell>
          <table:table-cell table:style-name="ID0E5FBI" table:formula="of:=CONCATENATE([.F14];CHAR(10);IF([.G14]=&quot;&quot;;&quot;&quot;;CONCATENATE([.G14];CHAR(10)));[.H14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4];IF([.C14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5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5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5]=&quot;no&quot;;&quot;final&quot;;&quot;     &quot;);&quot; &quot;;[.D15];&quot; &quot;;[.A15];&quot;;&quot;)" office:value-type="string" office:string-value="       ;" calcext:value-type="string">
            <text:p><text:s text:c="7"/>;</text:p>
          </table:table-cell>
          <table:table-cell table:style-name="ID0E5FBI" table:formula="of:=CONCATENATE([.F15];CHAR(10);IF([.G15]=&quot;&quot;;&quot;&quot;;CONCATENATE([.G15];CHAR(10)));[.H15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5];IF([.C15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6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6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6]=&quot;no&quot;;&quot;final&quot;;&quot;     &quot;);&quot; &quot;;[.D16];&quot; &quot;;[.A16];&quot;;&quot;)" office:value-type="string" office:string-value="       ;" calcext:value-type="string">
            <text:p><text:s text:c="7"/>;</text:p>
          </table:table-cell>
          <table:table-cell table:style-name="ID0E5FBI" table:formula="of:=CONCATENATE([.F16];CHAR(10);IF([.G16]=&quot;&quot;;&quot;&quot;;CONCATENATE([.G16];CHAR(10)));[.H16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6];IF([.C16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7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7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7]=&quot;no&quot;;&quot;final&quot;;&quot;     &quot;);&quot; &quot;;[.D17];&quot; &quot;;[.A17];&quot;;&quot;)" office:value-type="string" office:string-value="       ;" calcext:value-type="string">
            <text:p><text:s text:c="7"/>;</text:p>
          </table:table-cell>
          <table:table-cell table:style-name="ID0E5FBI" table:formula="of:=CONCATENATE([.F17];CHAR(10);IF([.G17]=&quot;&quot;;&quot;&quot;;CONCATENATE([.G17];CHAR(10)));[.H17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7];IF([.C17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8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8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8]=&quot;no&quot;;&quot;final&quot;;&quot;     &quot;);&quot; &quot;;[.D18];&quot; &quot;;[.A18];&quot;;&quot;)" office:value-type="string" office:string-value="       ;" calcext:value-type="string">
            <text:p><text:s text:c="7"/>;</text:p>
          </table:table-cell>
          <table:table-cell table:style-name="ID0E5FBI" table:formula="of:=CONCATENATE([.F18];CHAR(10);IF([.G18]=&quot;&quot;;&quot;&quot;;CONCATENATE([.G18];CHAR(10)));[.H18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8];IF([.C18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9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9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9]=&quot;no&quot;;&quot;final&quot;;&quot;     &quot;);&quot; &quot;;[.D19];&quot; &quot;;[.A19];&quot;;&quot;)" office:value-type="string" office:string-value="       ;" calcext:value-type="string">
            <text:p><text:s text:c="7"/>;</text:p>
          </table:table-cell>
          <table:table-cell table:style-name="ID0E5FBI" table:formula="of:=CONCATENATE([.F19];CHAR(10);IF([.G19]=&quot;&quot;;&quot;&quot;;CONCATENATE([.G19];CHAR(10)));[.H19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9];IF([.C19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0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0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0]=&quot;no&quot;;&quot;final&quot;;&quot;     &quot;);&quot; &quot;;[.D20];&quot; &quot;;[.A20];&quot;;&quot;)" office:value-type="string" office:string-value="       ;" calcext:value-type="string">
            <text:p><text:s text:c="7"/>;</text:p>
          </table:table-cell>
          <table:table-cell table:style-name="ID0E5FBI" table:formula="of:=CONCATENATE([.F20];CHAR(10);IF([.G20]=&quot;&quot;;&quot;&quot;;CONCATENATE([.G20];CHAR(10)));[.H20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0];IF([.C20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1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1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1]=&quot;no&quot;;&quot;final&quot;;&quot;     &quot;);&quot; &quot;;[.D21];&quot; &quot;;[.A21];&quot;;&quot;)" office:value-type="string" office:string-value="       ;" calcext:value-type="string">
            <text:p><text:s text:c="7"/>;</text:p>
          </table:table-cell>
          <table:table-cell table:style-name="ID0E5FBI" table:formula="of:=CONCATENATE([.F21];CHAR(10);IF([.G21]=&quot;&quot;;&quot;&quot;;CONCATENATE([.G21];CHAR(10)));[.H21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1];IF([.C21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2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2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2]=&quot;no&quot;;&quot;final&quot;;&quot;     &quot;);&quot; &quot;;[.D22];&quot; &quot;;[.A22];&quot;;&quot;)" office:value-type="string" office:string-value="       ;" calcext:value-type="string">
            <text:p><text:s text:c="7"/>;</text:p>
          </table:table-cell>
          <table:table-cell table:style-name="ID0E5FBI" table:formula="of:=CONCATENATE([.F22];CHAR(10);IF([.G22]=&quot;&quot;;&quot;&quot;;CONCATENATE([.G22];CHAR(10)));[.H22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2];IF([.C22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3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3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3]=&quot;no&quot;;&quot;final&quot;;&quot;     &quot;);&quot; &quot;;[.D23];&quot; &quot;;[.A23];&quot;;&quot;)" office:value-type="string" office:string-value="       ;" calcext:value-type="string">
            <text:p><text:s text:c="7"/>;</text:p>
          </table:table-cell>
          <table:table-cell table:style-name="ID0E5FBI" table:formula="of:=CONCATENATE([.F23];CHAR(10);IF([.G23]=&quot;&quot;;&quot;&quot;;CONCATENATE([.G23];CHAR(10)));[.H23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3];IF([.C23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4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4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4]=&quot;no&quot;;&quot;final&quot;;&quot;     &quot;);&quot; &quot;;[.D24];&quot; &quot;;[.A24];&quot;;&quot;)" office:value-type="string" office:string-value="       ;" calcext:value-type="string">
            <text:p><text:s text:c="7"/>;</text:p>
          </table:table-cell>
          <table:table-cell table:style-name="ID0E5FBI" table:formula="of:=CONCATENATE([.F24];CHAR(10);IF([.G24]=&quot;&quot;;&quot;&quot;;CONCATENATE([.G24];CHAR(10)));[.H24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4];IF([.C24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5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5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5]=&quot;no&quot;;&quot;final&quot;;&quot;     &quot;);&quot; &quot;;[.D25];&quot; &quot;;[.A25];&quot;;&quot;)" office:value-type="string" office:string-value="       ;" calcext:value-type="string">
            <text:p><text:s text:c="7"/>;</text:p>
          </table:table-cell>
          <table:table-cell table:style-name="ID0E5FBI" table:formula="of:=CONCATENATE([.F25];CHAR(10);IF([.G25]=&quot;&quot;;&quot;&quot;;CONCATENATE([.G25];CHAR(10)));[.H25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5];IF([.C25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6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6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6]=&quot;no&quot;;&quot;final&quot;;&quot;     &quot;);&quot; &quot;;[.D26];&quot; &quot;;[.A26];&quot;;&quot;)" office:value-type="string" office:string-value="       ;" calcext:value-type="string">
            <text:p><text:s text:c="7"/>;</text:p>
          </table:table-cell>
          <table:table-cell table:style-name="ID0E5FBI" table:formula="of:=CONCATENATE([.F26];CHAR(10);IF([.G26]=&quot;&quot;;&quot;&quot;;CONCATENATE([.G26];CHAR(10)));[.H26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6];IF([.C26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27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7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7]=&quot;no&quot;;&quot;final&quot;;&quot;     &quot;);&quot; &quot;;[.D27];&quot; &quot;;[.A27];&quot;;&quot;)" office:value-type="string" office:string-value="       ;" calcext:value-type="string">
            <text:p><text:s text:c="7"/>;</text:p>
          </table:table-cell>
          <table:table-cell table:style-name="ID0E5FBI" table:formula="of:=CONCATENATE([.F27];CHAR(10);IF([.G27]=&quot;&quot;;&quot;&quot;;CONCATENATE([.G27];CHAR(10)));[.H27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7];IF([.C27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28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8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8]=&quot;no&quot;;&quot;final&quot;;&quot;     &quot;);&quot; &quot;;[.D28];&quot; &quot;;[.A28];&quot;;&quot;)" office:value-type="string" office:string-value="       ;" calcext:value-type="string">
            <text:p><text:s text:c="7"/>;</text:p>
          </table:table-cell>
          <table:table-cell table:style-name="ID0E5FBI" table:formula="of:=CONCATENATE([.F28];CHAR(10);IF([.G28]=&quot;&quot;;&quot;&quot;;CONCATENATE([.G28];CHAR(10)));[.H28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8];IF([.C28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29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9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9]=&quot;no&quot;;&quot;final&quot;;&quot;     &quot;);&quot; &quot;;[.D29];&quot; &quot;;[.A29];&quot;;&quot;)" office:value-type="string" office:string-value="       ;" calcext:value-type="string">
            <text:p><text:s text:c="7"/>;</text:p>
          </table:table-cell>
          <table:table-cell table:style-name="ID0E5FBI" table:formula="of:=CONCATENATE([.F29];CHAR(10);IF([.G29]=&quot;&quot;;&quot;&quot;;CONCATENATE([.G29];CHAR(10)));[.H29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9];IF([.C29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30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0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0]=&quot;no&quot;;&quot;final&quot;;&quot;     &quot;);&quot; &quot;;[.D30];&quot; &quot;;[.A30];&quot;;&quot;)" office:value-type="string" office:string-value="       ;" calcext:value-type="string">
            <text:p><text:s text:c="7"/>;</text:p>
          </table:table-cell>
          <table:table-cell table:style-name="ID0E5FBI" table:formula="of:=CONCATENATE([.F30];CHAR(10);IF([.G30]=&quot;&quot;;&quot;&quot;;CONCATENATE([.G30];CHAR(10)));[.H30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0];IF([.C30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31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1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1]=&quot;no&quot;;&quot;final&quot;;&quot;     &quot;);&quot; &quot;;[.D31];&quot; &quot;;[.A31];&quot;;&quot;)" office:value-type="string" office:string-value="       ;" calcext:value-type="string">
            <text:p><text:s text:c="7"/>;</text:p>
          </table:table-cell>
          <table:table-cell table:style-name="ID0E5FBI" table:formula="of:=CONCATENATE([.F31];CHAR(10);IF([.G31]=&quot;&quot;;&quot;&quot;;CONCATENATE([.G31];CHAR(10)));[.H31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1];IF([.C31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32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2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2]=&quot;no&quot;;&quot;final&quot;;&quot;     &quot;);&quot; &quot;;[.D32];&quot; &quot;;[.A32];&quot;;&quot;)" office:value-type="string" office:string-value="       ;" calcext:value-type="string">
            <text:p><text:s text:c="7"/>;</text:p>
          </table:table-cell>
          <table:table-cell table:style-name="ID0E5FBI" table:formula="of:=CONCATENATE([.F32];CHAR(10);IF([.G32]=&quot;&quot;;&quot;&quot;;CONCATENATE([.G32];CHAR(10)));[.H32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2];IF([.C32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33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3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3]=&quot;no&quot;;&quot;final&quot;;&quot;     &quot;);&quot; &quot;;[.D33];&quot; &quot;;[.A33];&quot;;&quot;)" office:value-type="string" office:string-value="       ;" calcext:value-type="string">
            <text:p><text:s text:c="7"/>;</text:p>
          </table:table-cell>
          <table:table-cell table:style-name="ID0E5FBI" table:formula="of:=CONCATENATE([.F33];CHAR(10);IF([.G33]=&quot;&quot;;&quot;&quot;;CONCATENATE([.G33];CHAR(10)));[.H33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3];IF([.C33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2" table:number-rows-repeated="6553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Attachment" table:style-name="ta1">
        <table:table-column table:style-name="co1" table:default-cell-style-name="ID0E3CBI"/>
        <table:table-column table:style-name="co2" table:default-cell-style-name="ID0E3CBI"/>
        <table:table-column table:style-name="co3" table:default-cell-style-name="ID0E3CBI"/>
        <table:table-column table:style-name="co4" table:number-columns-repeated="2" table:default-cell-style-name="ID0E3CBI"/>
        <table:table-column table:style-name="co5" table:number-columns-repeated="4" table:default-cell-style-name="ID0E3CBI"/>
        <table:table-column table:style-name="co6" table:number-columns-repeated="247" table:default-cell-style-name="ID0E3CBI"/>
        <table:table-column table:style-name="co8" table:default-cell-style-name="Default"/>
        <table:table-row table:style-name="ro1">
          <table:table-cell office:value-type="string" calcext:value-type="string">
            <text:p>class name</text:p>
          </table:table-cell>
          <table:table-cell table:number-columns-repeated="4"/>
          <table:table-cell office:value-type="string" calcext:value-type="string">
            <text:p>field definitions</text:p>
          </table:table-cell>
          <table:table-cell table:number-columns-repeated="4"/>
          <table:table-cell office:value-type="string" calcext:value-type="string">
            <text:p>default constructor definitions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achment</text:p>
          </table:table-cell>
          <table:table-cell table:number-columns-repeated="2"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json annotation</text:p>
          </table:table-cell>
          <table:table-cell office:value-type="string" calcext:value-type="string">
            <text:p>variable part</text:p>
          </table:table-cell>
          <table:table-cell table:style-name="ID0ESFBI" office:value-type="string" calcext:value-type="string">
            <text:p>COMBINED</text:p>
          </table:table-cell>
          <table:table-cell/>
          <table:table-cell table:formula="of:=CONCATENATE([.A2];&quot;({&quot;)" office:value-type="string" office:string-value="Attachment({" calcext:value-type="string">
            <text:p>Attachment({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 of the attach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style-name="ID0EFFBI"/>
          <table:table-cell table:formula="of:=CONCATENATE(&quot;/// &quot;;IF([.C3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3]=&quot;no&quot;;&quot;&quot;;&quot;@JsonKey(includeIfNull: false)&quot;)">
            <text:p/>
          </table:table-cell>
          <table:table-cell table:formula="of:=CONCATENATE(IF([.C3]=&quot;no&quot;;&quot;final&quot;;&quot;     &quot;);&quot; &quot;;[.D3];&quot; &quot;;[.A3];&quot;;&quot;)" office:value-type="string" office:string-value="final String id;" calcext:value-type="string">
            <text:p>final String id;</text:p>
          </table:table-cell>
          <table:table-cell table:style-name="ID0E5FBI" table:formula="of:=CONCATENATE([.F3];CHAR(10);IF([.G3]=&quot;&quot;;&quot;&quot;;CONCATENATE([.G3];CHAR(10)));[.H3])" office:value-type="string" office:string-value="/// (required)&#10;final String id;" calcext:value-type="string">
            <text:p>/// (required)</text:p>
            <text:p>final String id;</text:p>
          </table:table-cell>
          <table:table-cell/>
          <table:table-cell table:formula="of:=CONCATENATE(&quot;this.&quot;;[.A3];IF([.C3]=&quot;no&quot;;&quot;&quot;;&quot; = null&quot;);&quot;,&quot;)" office:value-type="string" office:string-value="this.id," calcext:value-type="string">
            <text:p>this.id,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One of: "image", "video", "gifv", "unknown"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style-name="ID0EFFBI"/>
          <table:table-cell table:formula="of:=CONCATENATE(&quot;/// &quot;;IF([.C4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4]=&quot;no&quot;;&quot;&quot;;&quot;@JsonKey(includeIfNull: false)&quot;)">
            <text:p/>
          </table:table-cell>
          <table:table-cell table:formula="of:=CONCATENATE(IF([.C4]=&quot;no&quot;;&quot;final&quot;;&quot;     &quot;);&quot; &quot;;[.D4];&quot; &quot;;[.A4];&quot;;&quot;)" office:value-type="string" office:string-value="final String type;" calcext:value-type="string">
            <text:p>final String type;</text:p>
          </table:table-cell>
          <table:table-cell table:style-name="ID0E5FBI" table:formula="of:=CONCATENATE([.F4];CHAR(10);IF([.G4]=&quot;&quot;;&quot;&quot;;CONCATENATE([.G4];CHAR(10)));[.H4])" office:value-type="string" office:string-value="/// (required)&#10;final String type;" calcext:value-type="string">
            <text:p>/// (required)</text:p>
            <text:p>final String type;</text:p>
          </table:table-cell>
          <table:table-cell/>
          <table:table-cell table:formula="of:=CONCATENATE(&quot;this.&quot;;[.A4];IF([.C4]=&quot;no&quot;;&quot;&quot;;&quot; = null&quot;);&quot;,&quot;)" office:value-type="string" office:string-value="this.type," calcext:value-type="string">
            <text:p>this.type,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URL of the locally hosted version of the im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ri</text:p>
          </table:table-cell>
          <table:table-cell table:style-name="ID0EFFBI"/>
          <table:table-cell table:formula="of:=CONCATENATE(&quot;/// &quot;;IF([.C5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5]=&quot;no&quot;;&quot;&quot;;&quot;@JsonKey(includeIfNull: false)&quot;)">
            <text:p/>
          </table:table-cell>
          <table:table-cell table:formula="of:=CONCATENATE(IF([.C5]=&quot;no&quot;;&quot;final&quot;;&quot;     &quot;);&quot; &quot;;[.D5];&quot; &quot;;[.A5];&quot;;&quot;)" office:value-type="string" office:string-value="final Uri url;" calcext:value-type="string">
            <text:p>final Uri url;</text:p>
          </table:table-cell>
          <table:table-cell table:style-name="ID0E5FBI" table:formula="of:=CONCATENATE([.F5];CHAR(10);IF([.G5]=&quot;&quot;;&quot;&quot;;CONCATENATE([.G5];CHAR(10)));[.H5])" office:value-type="string" office:string-value="/// (required)&#10;final Uri url;" calcext:value-type="string">
            <text:p>/// (required)</text:p>
            <text:p>final Uri url;</text:p>
          </table:table-cell>
          <table:table-cell/>
          <table:table-cell table:formula="of:=CONCATENATE(&quot;this.&quot;;[.A5];IF([.C5]=&quot;no&quot;;&quot;&quot;;&quot; = null&quot;);&quot;,&quot;)" office:value-type="string" office:string-value="this.url," calcext:value-type="string">
            <text:p>this.url,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remote_url</text:p>
          </table:table-cell>
          <table:table-cell office:value-type="string" calcext:value-type="string">
            <text:p>For remote images, the remote URL of the original im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i</text:p>
          </table:table-cell>
          <table:table-cell table:style-name="ID0EFFBI"/>
          <table:table-cell table:formula="of:=CONCATENATE(&quot;/// &quot;;IF([.C6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6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6]=&quot;no&quot;;&quot;final&quot;;&quot;     &quot;);&quot; &quot;;[.D6];&quot; &quot;;[.A6];&quot;;&quot;)" office:value-type="string" office:string-value="      Uri remote_url;" calcext:value-type="string">
            <text:p><text:s text:c="6"/>Uri remote_url;</text:p>
          </table:table-cell>
          <table:table-cell table:style-name="ID0E5FBI" table:formula="of:=CONCATENATE([.F6];CHAR(10);IF([.G6]=&quot;&quot;;&quot;&quot;;CONCATENATE([.G6];CHAR(10)));[.H6])" office:value-type="string" office:string-value="/// (optional)&#10;@JsonKey(includeIfNull: false)&#10;      Uri remote_url;" calcext:value-type="string">
            <text:p>/// (optional)</text:p>
            <text:p>@JsonKey(includeIfNull: false)</text:p>
            <text:p>      Uri remote_url;</text:p>
          </table:table-cell>
          <table:table-cell/>
          <table:table-cell table:formula="of:=CONCATENATE(&quot;this.&quot;;[.A6];IF([.C6]=&quot;no&quot;;&quot;&quot;;&quot; = null&quot;);&quot;,&quot;)" office:value-type="string" office:string-value="this.remote_url = null," calcext:value-type="string">
            <text:p>this.remote_url = null,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preview_url</text:p>
          </table:table-cell>
          <table:table-cell office:value-type="string" calcext:value-type="string">
            <text:p>URL of the preview im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ri</text:p>
          </table:table-cell>
          <table:table-cell table:style-name="ID0EFFBI"/>
          <table:table-cell table:formula="of:=CONCATENATE(&quot;/// &quot;;IF([.C7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7]=&quot;no&quot;;&quot;&quot;;&quot;@JsonKey(includeIfNull: false)&quot;)">
            <text:p/>
          </table:table-cell>
          <table:table-cell table:formula="of:=CONCATENATE(IF([.C7]=&quot;no&quot;;&quot;final&quot;;&quot;     &quot;);&quot; &quot;;[.D7];&quot; &quot;;[.A7];&quot;;&quot;)" office:value-type="string" office:string-value="final Uri preview_url;" calcext:value-type="string">
            <text:p>final Uri preview_url;</text:p>
          </table:table-cell>
          <table:table-cell table:style-name="ID0E5FBI" table:formula="of:=CONCATENATE([.F7];CHAR(10);IF([.G7]=&quot;&quot;;&quot;&quot;;CONCATENATE([.G7];CHAR(10)));[.H7])" office:value-type="string" office:string-value="/// (required)&#10;final Uri preview_url;" calcext:value-type="string">
            <text:p>/// (required)</text:p>
            <text:p>final Uri preview_url;</text:p>
          </table:table-cell>
          <table:table-cell/>
          <table:table-cell table:formula="of:=CONCATENATE(&quot;this.&quot;;[.A7];IF([.C7]=&quot;no&quot;;&quot;&quot;;&quot; = null&quot;);&quot;,&quot;)" office:value-type="string" office:string-value="this.preview_url," calcext:value-type="string">
            <text:p>this.preview_url,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text_url</text:p>
          </table:table-cell>
          <table:table-cell office:value-type="string" calcext:value-type="string">
            <text:p>Shorter URL for the image, for insertion into text (only present on local images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i</text:p>
          </table:table-cell>
          <table:table-cell table:style-name="ID0EFFBI"/>
          <table:table-cell table:formula="of:=CONCATENATE(&quot;/// &quot;;IF([.C8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8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8]=&quot;no&quot;;&quot;final&quot;;&quot;     &quot;);&quot; &quot;;[.D8];&quot; &quot;;[.A8];&quot;;&quot;)" office:value-type="string" office:string-value="      Uri text_url;" calcext:value-type="string">
            <text:p><text:s text:c="6"/>Uri text_url;</text:p>
          </table:table-cell>
          <table:table-cell table:style-name="ID0E5FBI" table:formula="of:=CONCATENATE([.F8];CHAR(10);IF([.G8]=&quot;&quot;;&quot;&quot;;CONCATENATE([.G8];CHAR(10)));[.H8])" office:value-type="string" office:string-value="/// (optional)&#10;@JsonKey(includeIfNull: false)&#10;      Uri text_url;" calcext:value-type="string">
            <text:p>/// (optional)</text:p>
            <text:p>@JsonKey(includeIfNull: false)</text:p>
            <text:p>      Uri text_url;</text:p>
          </table:table-cell>
          <table:table-cell/>
          <table:table-cell table:formula="of:=CONCATENATE(&quot;this.&quot;;[.A8];IF([.C8]=&quot;no&quot;;&quot;&quot;;&quot; = null&quot;);&quot;,&quot;)" office:value-type="string" office:string-value="this.text_url = null," calcext:value-type="string">
            <text:p>this.text_url = null,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eta</text:p>
          </table:table-cell>
          <table:table-cell office:value-type="string" calcext:value-type="string">
            <text:p>May contain small and original (referring to the preview and the original file). Images may contain width, height, size, aspect, while videos (including GIFV) may contain width, height, frame_rate, duration and bitrate. There may be another top-level object, focus with the coordinates x and y. These coordinates can be used for smart thumbnail cropping, see this for reference.<text:line-break/><text:line-break/>Note: When the type is "unknown", it is likely only remote_url is available and local url is miss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ynamic</text:p>
          </table:table-cell>
          <table:table-cell table:style-name="ID0EFFBI"/>
          <table:table-cell table:formula="of:=CONCATENATE(&quot;/// &quot;;IF([.C9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9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9]=&quot;no&quot;;&quot;final&quot;;&quot;     &quot;);&quot; &quot;;[.D9];&quot; &quot;;[.A9];&quot;;&quot;)" office:value-type="string" office:string-value="      dynamic meta;" calcext:value-type="string">
            <text:p><text:s text:c="6"/>dynamic meta;</text:p>
          </table:table-cell>
          <table:table-cell table:style-name="ID0E5FBI" table:formula="of:=CONCATENATE([.F9];CHAR(10);IF([.G9]=&quot;&quot;;&quot;&quot;;CONCATENATE([.G9];CHAR(10)));[.H9])" office:value-type="string" office:string-value="/// (optional)&#10;@JsonKey(includeIfNull: false)&#10;      dynamic meta;" calcext:value-type="string">
            <text:p>/// (optional)</text:p>
            <text:p>@JsonKey(includeIfNull: false)</text:p>
            <text:p>      dynamic meta;</text:p>
          </table:table-cell>
          <table:table-cell/>
          <table:table-cell table:formula="of:=CONCATENATE(&quot;this.&quot;;[.A9];IF([.C9]=&quot;no&quot;;&quot;&quot;;&quot; = null&quot;);&quot;,&quot;)" office:value-type="string" office:string-value="this.meta = null," calcext:value-type="string">
            <text:p>this.meta = null,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A description of the image for the visually impaired (maximum 420 characters), 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style-name="ID0EFFBI"/>
          <table:table-cell table:formula="of:=CONCATENATE(&quot;/// &quot;;IF([.C10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0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0]=&quot;no&quot;;&quot;final&quot;;&quot;     &quot;);&quot; &quot;;[.D10];&quot; &quot;;[.A10];&quot;;&quot;)" office:value-type="string" office:string-value="      String description;" calcext:value-type="string">
            <text:p><text:s text:c="6"/>String description;</text:p>
          </table:table-cell>
          <table:table-cell table:style-name="ID0E5FBI" table:formula="of:=CONCATENATE([.F10];CHAR(10);IF([.G10]=&quot;&quot;;&quot;&quot;;CONCATENATE([.G10];CHAR(10)));[.H10])" office:value-type="string" office:string-value="/// (optional)&#10;@JsonKey(includeIfNull: false)&#10;      String description;" calcext:value-type="string">
            <text:p>/// (optional)</text:p>
            <text:p>@JsonKey(includeIfNull: false)</text:p>
            <text:p>      String description;</text:p>
          </table:table-cell>
          <table:table-cell/>
          <table:table-cell table:formula="of:=CONCATENATE(&quot;this.&quot;;[.A10];IF([.C10]=&quot;no&quot;;&quot;&quot;;&quot; = null&quot;);&quot;,&quot;)" office:value-type="string" office:string-value="this.description = null," calcext:value-type="string">
            <text:p>this.description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1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1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1]=&quot;no&quot;;&quot;final&quot;;&quot;     &quot;);&quot; &quot;;[.D11];&quot; &quot;;[.A11];&quot;;&quot;)" office:value-type="string" office:string-value="       ;" calcext:value-type="string">
            <text:p><text:s text:c="7"/>;</text:p>
          </table:table-cell>
          <table:table-cell table:style-name="ID0E5FBI" table:formula="of:=CONCATENATE([.F11];CHAR(10);IF([.G11]=&quot;&quot;;&quot;&quot;;CONCATENATE([.G11];CHAR(10)));[.H11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1];IF([.C11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2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2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2]=&quot;no&quot;;&quot;final&quot;;&quot;     &quot;);&quot; &quot;;[.D12];&quot; &quot;;[.A12];&quot;;&quot;)" office:value-type="string" office:string-value="       ;" calcext:value-type="string">
            <text:p><text:s text:c="7"/>;</text:p>
          </table:table-cell>
          <table:table-cell table:style-name="ID0E5FBI" table:formula="of:=CONCATENATE([.F12];CHAR(10);IF([.G12]=&quot;&quot;;&quot;&quot;;CONCATENATE([.G12];CHAR(10)));[.H12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2];IF([.C12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3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3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3]=&quot;no&quot;;&quot;final&quot;;&quot;     &quot;);&quot; &quot;;[.D13];&quot; &quot;;[.A13];&quot;;&quot;)" office:value-type="string" office:string-value="       ;" calcext:value-type="string">
            <text:p><text:s text:c="7"/>;</text:p>
          </table:table-cell>
          <table:table-cell table:style-name="ID0E5FBI" table:formula="of:=CONCATENATE([.F13];CHAR(10);IF([.G13]=&quot;&quot;;&quot;&quot;;CONCATENATE([.G13];CHAR(10)));[.H13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3];IF([.C13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4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4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4]=&quot;no&quot;;&quot;final&quot;;&quot;     &quot;);&quot; &quot;;[.D14];&quot; &quot;;[.A14];&quot;;&quot;)" office:value-type="string" office:string-value="       ;" calcext:value-type="string">
            <text:p><text:s text:c="7"/>;</text:p>
          </table:table-cell>
          <table:table-cell table:style-name="ID0E5FBI" table:formula="of:=CONCATENATE([.F14];CHAR(10);IF([.G14]=&quot;&quot;;&quot;&quot;;CONCATENATE([.G14];CHAR(10)));[.H14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4];IF([.C14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5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5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5]=&quot;no&quot;;&quot;final&quot;;&quot;     &quot;);&quot; &quot;;[.D15];&quot; &quot;;[.A15];&quot;;&quot;)" office:value-type="string" office:string-value="       ;" calcext:value-type="string">
            <text:p><text:s text:c="7"/>;</text:p>
          </table:table-cell>
          <table:table-cell table:style-name="ID0E5FBI" table:formula="of:=CONCATENATE([.F15];CHAR(10);IF([.G15]=&quot;&quot;;&quot;&quot;;CONCATENATE([.G15];CHAR(10)));[.H15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5];IF([.C15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6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6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6]=&quot;no&quot;;&quot;final&quot;;&quot;     &quot;);&quot; &quot;;[.D16];&quot; &quot;;[.A16];&quot;;&quot;)" office:value-type="string" office:string-value="       ;" calcext:value-type="string">
            <text:p><text:s text:c="7"/>;</text:p>
          </table:table-cell>
          <table:table-cell table:style-name="ID0E5FBI" table:formula="of:=CONCATENATE([.F16];CHAR(10);IF([.G16]=&quot;&quot;;&quot;&quot;;CONCATENATE([.G16];CHAR(10)));[.H16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6];IF([.C16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7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7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7]=&quot;no&quot;;&quot;final&quot;;&quot;     &quot;);&quot; &quot;;[.D17];&quot; &quot;;[.A17];&quot;;&quot;)" office:value-type="string" office:string-value="       ;" calcext:value-type="string">
            <text:p><text:s text:c="7"/>;</text:p>
          </table:table-cell>
          <table:table-cell table:style-name="ID0E5FBI" table:formula="of:=CONCATENATE([.F17];CHAR(10);IF([.G17]=&quot;&quot;;&quot;&quot;;CONCATENATE([.G17];CHAR(10)));[.H17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7];IF([.C17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8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8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8]=&quot;no&quot;;&quot;final&quot;;&quot;     &quot;);&quot; &quot;;[.D18];&quot; &quot;;[.A18];&quot;;&quot;)" office:value-type="string" office:string-value="       ;" calcext:value-type="string">
            <text:p><text:s text:c="7"/>;</text:p>
          </table:table-cell>
          <table:table-cell table:style-name="ID0E5FBI" table:formula="of:=CONCATENATE([.F18];CHAR(10);IF([.G18]=&quot;&quot;;&quot;&quot;;CONCATENATE([.G18];CHAR(10)));[.H18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8];IF([.C18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9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9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9]=&quot;no&quot;;&quot;final&quot;;&quot;     &quot;);&quot; &quot;;[.D19];&quot; &quot;;[.A19];&quot;;&quot;)" office:value-type="string" office:string-value="       ;" calcext:value-type="string">
            <text:p><text:s text:c="7"/>;</text:p>
          </table:table-cell>
          <table:table-cell table:style-name="ID0E5FBI" table:formula="of:=CONCATENATE([.F19];CHAR(10);IF([.G19]=&quot;&quot;;&quot;&quot;;CONCATENATE([.G19];CHAR(10)));[.H19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9];IF([.C19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0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0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0]=&quot;no&quot;;&quot;final&quot;;&quot;     &quot;);&quot; &quot;;[.D20];&quot; &quot;;[.A20];&quot;;&quot;)" office:value-type="string" office:string-value="       ;" calcext:value-type="string">
            <text:p><text:s text:c="7"/>;</text:p>
          </table:table-cell>
          <table:table-cell table:style-name="ID0E5FBI" table:formula="of:=CONCATENATE([.F20];CHAR(10);IF([.G20]=&quot;&quot;;&quot;&quot;;CONCATENATE([.G20];CHAR(10)));[.H20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0];IF([.C20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1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1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1]=&quot;no&quot;;&quot;final&quot;;&quot;     &quot;);&quot; &quot;;[.D21];&quot; &quot;;[.A21];&quot;;&quot;)" office:value-type="string" office:string-value="       ;" calcext:value-type="string">
            <text:p><text:s text:c="7"/>;</text:p>
          </table:table-cell>
          <table:table-cell table:style-name="ID0E5FBI" table:formula="of:=CONCATENATE([.F21];CHAR(10);IF([.G21]=&quot;&quot;;&quot;&quot;;CONCATENATE([.G21];CHAR(10)));[.H21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1];IF([.C21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2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2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2]=&quot;no&quot;;&quot;final&quot;;&quot;     &quot;);&quot; &quot;;[.D22];&quot; &quot;;[.A22];&quot;;&quot;)" office:value-type="string" office:string-value="       ;" calcext:value-type="string">
            <text:p><text:s text:c="7"/>;</text:p>
          </table:table-cell>
          <table:table-cell table:style-name="ID0E5FBI" table:formula="of:=CONCATENATE([.F22];CHAR(10);IF([.G22]=&quot;&quot;;&quot;&quot;;CONCATENATE([.G22];CHAR(10)));[.H22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2];IF([.C22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3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3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3]=&quot;no&quot;;&quot;final&quot;;&quot;     &quot;);&quot; &quot;;[.D23];&quot; &quot;;[.A23];&quot;;&quot;)" office:value-type="string" office:string-value="       ;" calcext:value-type="string">
            <text:p><text:s text:c="7"/>;</text:p>
          </table:table-cell>
          <table:table-cell table:style-name="ID0E5FBI" table:formula="of:=CONCATENATE([.F23];CHAR(10);IF([.G23]=&quot;&quot;;&quot;&quot;;CONCATENATE([.G23];CHAR(10)));[.H23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3];IF([.C23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4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4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4]=&quot;no&quot;;&quot;final&quot;;&quot;     &quot;);&quot; &quot;;[.D24];&quot; &quot;;[.A24];&quot;;&quot;)" office:value-type="string" office:string-value="       ;" calcext:value-type="string">
            <text:p><text:s text:c="7"/>;</text:p>
          </table:table-cell>
          <table:table-cell table:style-name="ID0E5FBI" table:formula="of:=CONCATENATE([.F24];CHAR(10);IF([.G24]=&quot;&quot;;&quot;&quot;;CONCATENATE([.G24];CHAR(10)));[.H24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4];IF([.C24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5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5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5]=&quot;no&quot;;&quot;final&quot;;&quot;     &quot;);&quot; &quot;;[.D25];&quot; &quot;;[.A25];&quot;;&quot;)" office:value-type="string" office:string-value="       ;" calcext:value-type="string">
            <text:p><text:s text:c="7"/>;</text:p>
          </table:table-cell>
          <table:table-cell table:style-name="ID0E5FBI" table:formula="of:=CONCATENATE([.F25];CHAR(10);IF([.G25]=&quot;&quot;;&quot;&quot;;CONCATENATE([.G25];CHAR(10)));[.H25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5];IF([.C25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6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6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6]=&quot;no&quot;;&quot;final&quot;;&quot;     &quot;);&quot; &quot;;[.D26];&quot; &quot;;[.A26];&quot;;&quot;)" office:value-type="string" office:string-value="       ;" calcext:value-type="string">
            <text:p><text:s text:c="7"/>;</text:p>
          </table:table-cell>
          <table:table-cell table:style-name="ID0E5FBI" table:formula="of:=CONCATENATE([.F26];CHAR(10);IF([.G26]=&quot;&quot;;&quot;&quot;;CONCATENATE([.G26];CHAR(10)));[.H26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6];IF([.C26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27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7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7]=&quot;no&quot;;&quot;final&quot;;&quot;     &quot;);&quot; &quot;;[.D27];&quot; &quot;;[.A27];&quot;;&quot;)" office:value-type="string" office:string-value="       ;" calcext:value-type="string">
            <text:p><text:s text:c="7"/>;</text:p>
          </table:table-cell>
          <table:table-cell table:style-name="ID0E5FBI" table:formula="of:=CONCATENATE([.F27];CHAR(10);IF([.G27]=&quot;&quot;;&quot;&quot;;CONCATENATE([.G27];CHAR(10)));[.H27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7];IF([.C27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28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8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8]=&quot;no&quot;;&quot;final&quot;;&quot;     &quot;);&quot; &quot;;[.D28];&quot; &quot;;[.A28];&quot;;&quot;)" office:value-type="string" office:string-value="       ;" calcext:value-type="string">
            <text:p><text:s text:c="7"/>;</text:p>
          </table:table-cell>
          <table:table-cell table:style-name="ID0E5FBI" table:formula="of:=CONCATENATE([.F28];CHAR(10);IF([.G28]=&quot;&quot;;&quot;&quot;;CONCATENATE([.G28];CHAR(10)));[.H28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8];IF([.C28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29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9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9]=&quot;no&quot;;&quot;final&quot;;&quot;     &quot;);&quot; &quot;;[.D29];&quot; &quot;;[.A29];&quot;;&quot;)" office:value-type="string" office:string-value="       ;" calcext:value-type="string">
            <text:p><text:s text:c="7"/>;</text:p>
          </table:table-cell>
          <table:table-cell table:style-name="ID0E5FBI" table:formula="of:=CONCATENATE([.F29];CHAR(10);IF([.G29]=&quot;&quot;;&quot;&quot;;CONCATENATE([.G29];CHAR(10)));[.H29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9];IF([.C29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30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0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0]=&quot;no&quot;;&quot;final&quot;;&quot;     &quot;);&quot; &quot;;[.D30];&quot; &quot;;[.A30];&quot;;&quot;)" office:value-type="string" office:string-value="       ;" calcext:value-type="string">
            <text:p><text:s text:c="7"/>;</text:p>
          </table:table-cell>
          <table:table-cell table:style-name="ID0E5FBI" table:formula="of:=CONCATENATE([.F30];CHAR(10);IF([.G30]=&quot;&quot;;&quot;&quot;;CONCATENATE([.G30];CHAR(10)));[.H30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0];IF([.C30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31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1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1]=&quot;no&quot;;&quot;final&quot;;&quot;     &quot;);&quot; &quot;;[.D31];&quot; &quot;;[.A31];&quot;;&quot;)" office:value-type="string" office:string-value="       ;" calcext:value-type="string">
            <text:p><text:s text:c="7"/>;</text:p>
          </table:table-cell>
          <table:table-cell table:style-name="ID0E5FBI" table:formula="of:=CONCATENATE([.F31];CHAR(10);IF([.G31]=&quot;&quot;;&quot;&quot;;CONCATENATE([.G31];CHAR(10)));[.H31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1];IF([.C31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32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2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2]=&quot;no&quot;;&quot;final&quot;;&quot;     &quot;);&quot; &quot;;[.D32];&quot; &quot;;[.A32];&quot;;&quot;)" office:value-type="string" office:string-value="       ;" calcext:value-type="string">
            <text:p><text:s text:c="7"/>;</text:p>
          </table:table-cell>
          <table:table-cell table:style-name="ID0E5FBI" table:formula="of:=CONCATENATE([.F32];CHAR(10);IF([.G32]=&quot;&quot;;&quot;&quot;;CONCATENATE([.G32];CHAR(10)));[.H32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2];IF([.C32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33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3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3]=&quot;no&quot;;&quot;final&quot;;&quot;     &quot;);&quot; &quot;;[.D33];&quot; &quot;;[.A33];&quot;;&quot;)" office:value-type="string" office:string-value="       ;" calcext:value-type="string">
            <text:p><text:s text:c="7"/>;</text:p>
          </table:table-cell>
          <table:table-cell table:style-name="ID0E5FBI" table:formula="of:=CONCATENATE([.F33];CHAR(10);IF([.G33]=&quot;&quot;;&quot;&quot;;CONCATENATE([.G33];CHAR(10)));[.H33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3];IF([.C33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2" table:number-rows-repeated="6553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Context" table:style-name="ta1">
        <table:table-column table:style-name="co1" table:default-cell-style-name="ID0E3CBI"/>
        <table:table-column table:style-name="co2" table:default-cell-style-name="ID0E3CBI"/>
        <table:table-column table:style-name="co3" table:default-cell-style-name="ID0E3CBI"/>
        <table:table-column table:style-name="co4" table:number-columns-repeated="2" table:default-cell-style-name="ID0E3CBI"/>
        <table:table-column table:style-name="co5" table:number-columns-repeated="4" table:default-cell-style-name="ID0E3CBI"/>
        <table:table-column table:style-name="co6" table:number-columns-repeated="247" table:default-cell-style-name="ID0E3CBI"/>
        <table:table-column table:style-name="co8" table:default-cell-style-name="Default"/>
        <table:table-row table:style-name="ro1">
          <table:table-cell office:value-type="string" calcext:value-type="string">
            <text:p>class name</text:p>
          </table:table-cell>
          <table:table-cell table:number-columns-repeated="4"/>
          <table:table-cell office:value-type="string" calcext:value-type="string">
            <text:p>field definitions</text:p>
          </table:table-cell>
          <table:table-cell table:number-columns-repeated="4"/>
          <table:table-cell office:value-type="string" calcext:value-type="string">
            <text:p>default constructor definitions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Context</text:p>
          </table:table-cell>
          <table:table-cell table:number-columns-repeated="2"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json annotation</text:p>
          </table:table-cell>
          <table:table-cell office:value-type="string" calcext:value-type="string">
            <text:p>variable part</text:p>
          </table:table-cell>
          <table:table-cell table:style-name="ID0ESFBI" office:value-type="string" calcext:value-type="string">
            <text:p>COMBINED</text:p>
          </table:table-cell>
          <table:table-cell/>
          <table:table-cell table:formula="of:=CONCATENATE([.A2];&quot;({&quot;)" office:value-type="string" office:string-value="Context({" calcext:value-type="string">
            <text:p>Context({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ncestor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List&lt;Status&gt;</text:p>
          </table:table-cell>
          <table:table-cell table:style-name="ID0EFFBI"/>
          <table:table-cell table:formula="of:=CONCATENATE(&quot;/// &quot;;IF([.C3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3]=&quot;no&quot;;&quot;&quot;;&quot;@JsonKey(includeIfNull: false)&quot;)">
            <text:p/>
          </table:table-cell>
          <table:table-cell table:formula="of:=CONCATENATE(IF([.C3]=&quot;no&quot;;&quot;final&quot;;&quot;     &quot;);&quot; &quot;;[.D3];&quot; &quot;;[.A3];&quot;;&quot;)" office:value-type="string" office:string-value="final List&lt;Status&gt; ancestors;" calcext:value-type="string">
            <text:p>final List&lt;Status&gt; ancestors;</text:p>
          </table:table-cell>
          <table:table-cell table:style-name="ID0E5FBI" table:formula="of:=CONCATENATE([.F3];CHAR(10);IF([.G3]=&quot;&quot;;&quot;&quot;;CONCATENATE([.G3];CHAR(10)));[.H3])" office:value-type="string" office:string-value="/// (required)&#10;final List&lt;Status&gt; ancestors;" calcext:value-type="string">
            <text:p>/// (required)</text:p>
            <text:p>final List&lt;Status&gt; ancestors;</text:p>
          </table:table-cell>
          <table:table-cell/>
          <table:table-cell table:formula="of:=CONCATENATE(&quot;this.&quot;;[.A3];IF([.C3]=&quot;no&quot;;&quot;&quot;;&quot; = null&quot;);&quot;,&quot;)" office:value-type="string" office:string-value="this.ancestors," calcext:value-type="string">
            <text:p>this.ancestors,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desendant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List&lt;Status&gt;</text:p>
          </table:table-cell>
          <table:table-cell table:style-name="ID0EFFBI"/>
          <table:table-cell table:formula="of:=CONCATENATE(&quot;/// &quot;;IF([.C4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4]=&quot;no&quot;;&quot;&quot;;&quot;@JsonKey(includeIfNull: false)&quot;)">
            <text:p/>
          </table:table-cell>
          <table:table-cell table:formula="of:=CONCATENATE(IF([.C4]=&quot;no&quot;;&quot;final&quot;;&quot;     &quot;);&quot; &quot;;[.D4];&quot; &quot;;[.A4];&quot;;&quot;)" office:value-type="string" office:string-value="final List&lt;Status&gt; desendants;" calcext:value-type="string">
            <text:p>final List&lt;Status&gt; desendants;</text:p>
          </table:table-cell>
          <table:table-cell table:style-name="ID0E5FBI" table:formula="of:=CONCATENATE([.F4];CHAR(10);IF([.G4]=&quot;&quot;;&quot;&quot;;CONCATENATE([.G4];CHAR(10)));[.H4])" office:value-type="string" office:string-value="/// (required)&#10;final List&lt;Status&gt; desendants;" calcext:value-type="string">
            <text:p>/// (required)</text:p>
            <text:p>final List&lt;Status&gt; desendants;</text:p>
          </table:table-cell>
          <table:table-cell/>
          <table:table-cell table:formula="of:=CONCATENATE(&quot;this.&quot;;[.A4];IF([.C4]=&quot;no&quot;;&quot;&quot;;&quot; = null&quot;);&quot;,&quot;)" office:value-type="string" office:string-value="this.desendants," calcext:value-type="string">
            <text:p>this.desendants,</text:p>
          </table:table-cell>
          <table:table-cell table:number-columns-repeated="246"/>
        </table:table-row>
        <table:table-row table:style-name="ro1">
          <table:table-cell table:number-columns-repeated="4"/>
          <table:table-cell table:style-name="ID0EFFBI"/>
          <table:table-cell table:formula="of:=CONCATENATE(&quot;/// &quot;;IF([.C5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5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5]=&quot;no&quot;;&quot;final&quot;;&quot;     &quot;);&quot; &quot;;[.D5];&quot; &quot;;[.A5];&quot;;&quot;)" office:value-type="string" office:string-value="       ;" calcext:value-type="string">
            <text:p><text:s text:c="7"/>;</text:p>
          </table:table-cell>
          <table:table-cell table:style-name="ID0E5FBI" table:formula="of:=CONCATENATE([.F5];CHAR(10);IF([.G5]=&quot;&quot;;&quot;&quot;;CONCATENATE([.G5];CHAR(10)));[.H5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5];IF([.C5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4"/>
          <table:table-cell table:style-name="ID0EFFBI"/>
          <table:table-cell table:formula="of:=CONCATENATE(&quot;/// &quot;;IF([.C6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6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6]=&quot;no&quot;;&quot;final&quot;;&quot;     &quot;);&quot; &quot;;[.D6];&quot; &quot;;[.A6];&quot;;&quot;)" office:value-type="string" office:string-value="       ;" calcext:value-type="string">
            <text:p><text:s text:c="7"/>;</text:p>
          </table:table-cell>
          <table:table-cell table:style-name="ID0E5FBI" table:formula="of:=CONCATENATE([.F6];CHAR(10);IF([.G6]=&quot;&quot;;&quot;&quot;;CONCATENATE([.G6];CHAR(10)));[.H6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6];IF([.C6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4"/>
          <table:table-cell table:style-name="ID0EFFBI"/>
          <table:table-cell table:formula="of:=CONCATENATE(&quot;/// &quot;;IF([.C7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7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7]=&quot;no&quot;;&quot;final&quot;;&quot;     &quot;);&quot; &quot;;[.D7];&quot; &quot;;[.A7];&quot;;&quot;)" office:value-type="string" office:string-value="       ;" calcext:value-type="string">
            <text:p><text:s text:c="7"/>;</text:p>
          </table:table-cell>
          <table:table-cell table:style-name="ID0E5FBI" table:formula="of:=CONCATENATE([.F7];CHAR(10);IF([.G7]=&quot;&quot;;&quot;&quot;;CONCATENATE([.G7];CHAR(10)));[.H7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7];IF([.C7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4"/>
          <table:table-cell table:style-name="ID0EFFBI"/>
          <table:table-cell table:formula="of:=CONCATENATE(&quot;/// &quot;;IF([.C8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8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8]=&quot;no&quot;;&quot;final&quot;;&quot;     &quot;);&quot; &quot;;[.D8];&quot; &quot;;[.A8];&quot;;&quot;)" office:value-type="string" office:string-value="       ;" calcext:value-type="string">
            <text:p><text:s text:c="7"/>;</text:p>
          </table:table-cell>
          <table:table-cell table:style-name="ID0E5FBI" table:formula="of:=CONCATENATE([.F8];CHAR(10);IF([.G8]=&quot;&quot;;&quot;&quot;;CONCATENATE([.G8];CHAR(10)));[.H8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8];IF([.C8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4"/>
          <table:table-cell table:style-name="ID0EFFBI"/>
          <table:table-cell table:formula="of:=CONCATENATE(&quot;/// &quot;;IF([.C9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9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9]=&quot;no&quot;;&quot;final&quot;;&quot;     &quot;);&quot; &quot;;[.D9];&quot; &quot;;[.A9];&quot;;&quot;)" office:value-type="string" office:string-value="       ;" calcext:value-type="string">
            <text:p><text:s text:c="7"/>;</text:p>
          </table:table-cell>
          <table:table-cell table:style-name="ID0E5FBI" table:formula="of:=CONCATENATE([.F9];CHAR(10);IF([.G9]=&quot;&quot;;&quot;&quot;;CONCATENATE([.G9];CHAR(10)));[.H9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9];IF([.C9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4"/>
          <table:table-cell table:style-name="ID0EFFBI"/>
          <table:table-cell table:formula="of:=CONCATENATE(&quot;/// &quot;;IF([.C10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0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0]=&quot;no&quot;;&quot;final&quot;;&quot;     &quot;);&quot; &quot;;[.D10];&quot; &quot;;[.A10];&quot;;&quot;)" office:value-type="string" office:string-value="       ;" calcext:value-type="string">
            <text:p><text:s text:c="7"/>;</text:p>
          </table:table-cell>
          <table:table-cell table:style-name="ID0E5FBI" table:formula="of:=CONCATENATE([.F10];CHAR(10);IF([.G10]=&quot;&quot;;&quot;&quot;;CONCATENATE([.G10];CHAR(10)));[.H10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0];IF([.C10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1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1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1]=&quot;no&quot;;&quot;final&quot;;&quot;     &quot;);&quot; &quot;;[.D11];&quot; &quot;;[.A11];&quot;;&quot;)" office:value-type="string" office:string-value="       ;" calcext:value-type="string">
            <text:p><text:s text:c="7"/>;</text:p>
          </table:table-cell>
          <table:table-cell table:style-name="ID0E5FBI" table:formula="of:=CONCATENATE([.F11];CHAR(10);IF([.G11]=&quot;&quot;;&quot;&quot;;CONCATENATE([.G11];CHAR(10)));[.H11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1];IF([.C11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2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2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2]=&quot;no&quot;;&quot;final&quot;;&quot;     &quot;);&quot; &quot;;[.D12];&quot; &quot;;[.A12];&quot;;&quot;)" office:value-type="string" office:string-value="       ;" calcext:value-type="string">
            <text:p><text:s text:c="7"/>;</text:p>
          </table:table-cell>
          <table:table-cell table:style-name="ID0E5FBI" table:formula="of:=CONCATENATE([.F12];CHAR(10);IF([.G12]=&quot;&quot;;&quot;&quot;;CONCATENATE([.G12];CHAR(10)));[.H12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2];IF([.C12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3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3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3]=&quot;no&quot;;&quot;final&quot;;&quot;     &quot;);&quot; &quot;;[.D13];&quot; &quot;;[.A13];&quot;;&quot;)" office:value-type="string" office:string-value="       ;" calcext:value-type="string">
            <text:p><text:s text:c="7"/>;</text:p>
          </table:table-cell>
          <table:table-cell table:style-name="ID0E5FBI" table:formula="of:=CONCATENATE([.F13];CHAR(10);IF([.G13]=&quot;&quot;;&quot;&quot;;CONCATENATE([.G13];CHAR(10)));[.H13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3];IF([.C13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4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4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4]=&quot;no&quot;;&quot;final&quot;;&quot;     &quot;);&quot; &quot;;[.D14];&quot; &quot;;[.A14];&quot;;&quot;)" office:value-type="string" office:string-value="       ;" calcext:value-type="string">
            <text:p><text:s text:c="7"/>;</text:p>
          </table:table-cell>
          <table:table-cell table:style-name="ID0E5FBI" table:formula="of:=CONCATENATE([.F14];CHAR(10);IF([.G14]=&quot;&quot;;&quot;&quot;;CONCATENATE([.G14];CHAR(10)));[.H14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4];IF([.C14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5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5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5]=&quot;no&quot;;&quot;final&quot;;&quot;     &quot;);&quot; &quot;;[.D15];&quot; &quot;;[.A15];&quot;;&quot;)" office:value-type="string" office:string-value="       ;" calcext:value-type="string">
            <text:p><text:s text:c="7"/>;</text:p>
          </table:table-cell>
          <table:table-cell table:style-name="ID0E5FBI" table:formula="of:=CONCATENATE([.F15];CHAR(10);IF([.G15]=&quot;&quot;;&quot;&quot;;CONCATENATE([.G15];CHAR(10)));[.H15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5];IF([.C15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6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6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6]=&quot;no&quot;;&quot;final&quot;;&quot;     &quot;);&quot; &quot;;[.D16];&quot; &quot;;[.A16];&quot;;&quot;)" office:value-type="string" office:string-value="       ;" calcext:value-type="string">
            <text:p><text:s text:c="7"/>;</text:p>
          </table:table-cell>
          <table:table-cell table:style-name="ID0E5FBI" table:formula="of:=CONCATENATE([.F16];CHAR(10);IF([.G16]=&quot;&quot;;&quot;&quot;;CONCATENATE([.G16];CHAR(10)));[.H16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6];IF([.C16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7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7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7]=&quot;no&quot;;&quot;final&quot;;&quot;     &quot;);&quot; &quot;;[.D17];&quot; &quot;;[.A17];&quot;;&quot;)" office:value-type="string" office:string-value="       ;" calcext:value-type="string">
            <text:p><text:s text:c="7"/>;</text:p>
          </table:table-cell>
          <table:table-cell table:style-name="ID0E5FBI" table:formula="of:=CONCATENATE([.F17];CHAR(10);IF([.G17]=&quot;&quot;;&quot;&quot;;CONCATENATE([.G17];CHAR(10)));[.H17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7];IF([.C17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8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8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8]=&quot;no&quot;;&quot;final&quot;;&quot;     &quot;);&quot; &quot;;[.D18];&quot; &quot;;[.A18];&quot;;&quot;)" office:value-type="string" office:string-value="       ;" calcext:value-type="string">
            <text:p><text:s text:c="7"/>;</text:p>
          </table:table-cell>
          <table:table-cell table:style-name="ID0E5FBI" table:formula="of:=CONCATENATE([.F18];CHAR(10);IF([.G18]=&quot;&quot;;&quot;&quot;;CONCATENATE([.G18];CHAR(10)));[.H18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8];IF([.C18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9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9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9]=&quot;no&quot;;&quot;final&quot;;&quot;     &quot;);&quot; &quot;;[.D19];&quot; &quot;;[.A19];&quot;;&quot;)" office:value-type="string" office:string-value="       ;" calcext:value-type="string">
            <text:p><text:s text:c="7"/>;</text:p>
          </table:table-cell>
          <table:table-cell table:style-name="ID0E5FBI" table:formula="of:=CONCATENATE([.F19];CHAR(10);IF([.G19]=&quot;&quot;;&quot;&quot;;CONCATENATE([.G19];CHAR(10)));[.H19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9];IF([.C19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0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0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0]=&quot;no&quot;;&quot;final&quot;;&quot;     &quot;);&quot; &quot;;[.D20];&quot; &quot;;[.A20];&quot;;&quot;)" office:value-type="string" office:string-value="       ;" calcext:value-type="string">
            <text:p><text:s text:c="7"/>;</text:p>
          </table:table-cell>
          <table:table-cell table:style-name="ID0E5FBI" table:formula="of:=CONCATENATE([.F20];CHAR(10);IF([.G20]=&quot;&quot;;&quot;&quot;;CONCATENATE([.G20];CHAR(10)));[.H20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0];IF([.C20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1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1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1]=&quot;no&quot;;&quot;final&quot;;&quot;     &quot;);&quot; &quot;;[.D21];&quot; &quot;;[.A21];&quot;;&quot;)" office:value-type="string" office:string-value="       ;" calcext:value-type="string">
            <text:p><text:s text:c="7"/>;</text:p>
          </table:table-cell>
          <table:table-cell table:style-name="ID0E5FBI" table:formula="of:=CONCATENATE([.F21];CHAR(10);IF([.G21]=&quot;&quot;;&quot;&quot;;CONCATENATE([.G21];CHAR(10)));[.H21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1];IF([.C21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2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2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2]=&quot;no&quot;;&quot;final&quot;;&quot;     &quot;);&quot; &quot;;[.D22];&quot; &quot;;[.A22];&quot;;&quot;)" office:value-type="string" office:string-value="       ;" calcext:value-type="string">
            <text:p><text:s text:c="7"/>;</text:p>
          </table:table-cell>
          <table:table-cell table:style-name="ID0E5FBI" table:formula="of:=CONCATENATE([.F22];CHAR(10);IF([.G22]=&quot;&quot;;&quot;&quot;;CONCATENATE([.G22];CHAR(10)));[.H22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2];IF([.C22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3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3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3]=&quot;no&quot;;&quot;final&quot;;&quot;     &quot;);&quot; &quot;;[.D23];&quot; &quot;;[.A23];&quot;;&quot;)" office:value-type="string" office:string-value="       ;" calcext:value-type="string">
            <text:p><text:s text:c="7"/>;</text:p>
          </table:table-cell>
          <table:table-cell table:style-name="ID0E5FBI" table:formula="of:=CONCATENATE([.F23];CHAR(10);IF([.G23]=&quot;&quot;;&quot;&quot;;CONCATENATE([.G23];CHAR(10)));[.H23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3];IF([.C23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4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4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4]=&quot;no&quot;;&quot;final&quot;;&quot;     &quot;);&quot; &quot;;[.D24];&quot; &quot;;[.A24];&quot;;&quot;)" office:value-type="string" office:string-value="       ;" calcext:value-type="string">
            <text:p><text:s text:c="7"/>;</text:p>
          </table:table-cell>
          <table:table-cell table:style-name="ID0E5FBI" table:formula="of:=CONCATENATE([.F24];CHAR(10);IF([.G24]=&quot;&quot;;&quot;&quot;;CONCATENATE([.G24];CHAR(10)));[.H24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4];IF([.C24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5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5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5]=&quot;no&quot;;&quot;final&quot;;&quot;     &quot;);&quot; &quot;;[.D25];&quot; &quot;;[.A25];&quot;;&quot;)" office:value-type="string" office:string-value="       ;" calcext:value-type="string">
            <text:p><text:s text:c="7"/>;</text:p>
          </table:table-cell>
          <table:table-cell table:style-name="ID0E5FBI" table:formula="of:=CONCATENATE([.F25];CHAR(10);IF([.G25]=&quot;&quot;;&quot;&quot;;CONCATENATE([.G25];CHAR(10)));[.H25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5];IF([.C25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6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6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6]=&quot;no&quot;;&quot;final&quot;;&quot;     &quot;);&quot; &quot;;[.D26];&quot; &quot;;[.A26];&quot;;&quot;)" office:value-type="string" office:string-value="       ;" calcext:value-type="string">
            <text:p><text:s text:c="7"/>;</text:p>
          </table:table-cell>
          <table:table-cell table:style-name="ID0E5FBI" table:formula="of:=CONCATENATE([.F26];CHAR(10);IF([.G26]=&quot;&quot;;&quot;&quot;;CONCATENATE([.G26];CHAR(10)));[.H26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6];IF([.C26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27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7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7]=&quot;no&quot;;&quot;final&quot;;&quot;     &quot;);&quot; &quot;;[.D27];&quot; &quot;;[.A27];&quot;;&quot;)" office:value-type="string" office:string-value="       ;" calcext:value-type="string">
            <text:p><text:s text:c="7"/>;</text:p>
          </table:table-cell>
          <table:table-cell table:style-name="ID0E5FBI" table:formula="of:=CONCATENATE([.F27];CHAR(10);IF([.G27]=&quot;&quot;;&quot;&quot;;CONCATENATE([.G27];CHAR(10)));[.H27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7];IF([.C27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28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8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8]=&quot;no&quot;;&quot;final&quot;;&quot;     &quot;);&quot; &quot;;[.D28];&quot; &quot;;[.A28];&quot;;&quot;)" office:value-type="string" office:string-value="       ;" calcext:value-type="string">
            <text:p><text:s text:c="7"/>;</text:p>
          </table:table-cell>
          <table:table-cell table:style-name="ID0E5FBI" table:formula="of:=CONCATENATE([.F28];CHAR(10);IF([.G28]=&quot;&quot;;&quot;&quot;;CONCATENATE([.G28];CHAR(10)));[.H28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8];IF([.C28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29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9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9]=&quot;no&quot;;&quot;final&quot;;&quot;     &quot;);&quot; &quot;;[.D29];&quot; &quot;;[.A29];&quot;;&quot;)" office:value-type="string" office:string-value="       ;" calcext:value-type="string">
            <text:p><text:s text:c="7"/>;</text:p>
          </table:table-cell>
          <table:table-cell table:style-name="ID0E5FBI" table:formula="of:=CONCATENATE([.F29];CHAR(10);IF([.G29]=&quot;&quot;;&quot;&quot;;CONCATENATE([.G29];CHAR(10)));[.H29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9];IF([.C29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30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0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0]=&quot;no&quot;;&quot;final&quot;;&quot;     &quot;);&quot; &quot;;[.D30];&quot; &quot;;[.A30];&quot;;&quot;)" office:value-type="string" office:string-value="       ;" calcext:value-type="string">
            <text:p><text:s text:c="7"/>;</text:p>
          </table:table-cell>
          <table:table-cell table:style-name="ID0E5FBI" table:formula="of:=CONCATENATE([.F30];CHAR(10);IF([.G30]=&quot;&quot;;&quot;&quot;;CONCATENATE([.G30];CHAR(10)));[.H30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0];IF([.C30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31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1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1]=&quot;no&quot;;&quot;final&quot;;&quot;     &quot;);&quot; &quot;;[.D31];&quot; &quot;;[.A31];&quot;;&quot;)" office:value-type="string" office:string-value="       ;" calcext:value-type="string">
            <text:p><text:s text:c="7"/>;</text:p>
          </table:table-cell>
          <table:table-cell table:style-name="ID0E5FBI" table:formula="of:=CONCATENATE([.F31];CHAR(10);IF([.G31]=&quot;&quot;;&quot;&quot;;CONCATENATE([.G31];CHAR(10)));[.H31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1];IF([.C31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32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2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2]=&quot;no&quot;;&quot;final&quot;;&quot;     &quot;);&quot; &quot;;[.D32];&quot; &quot;;[.A32];&quot;;&quot;)" office:value-type="string" office:string-value="       ;" calcext:value-type="string">
            <text:p><text:s text:c="7"/>;</text:p>
          </table:table-cell>
          <table:table-cell table:style-name="ID0E5FBI" table:formula="of:=CONCATENATE([.F32];CHAR(10);IF([.G32]=&quot;&quot;;&quot;&quot;;CONCATENATE([.G32];CHAR(10)));[.H32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2];IF([.C32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33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3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3]=&quot;no&quot;;&quot;final&quot;;&quot;     &quot;);&quot; &quot;;[.D33];&quot; &quot;;[.A33];&quot;;&quot;)" office:value-type="string" office:string-value="       ;" calcext:value-type="string">
            <text:p><text:s text:c="7"/>;</text:p>
          </table:table-cell>
          <table:table-cell table:style-name="ID0E5FBI" table:formula="of:=CONCATENATE([.F33];CHAR(10);IF([.G33]=&quot;&quot;;&quot;&quot;;CONCATENATE([.G33];CHAR(10)));[.H33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3];IF([.C33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2" table:number-rows-repeated="65534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Card" table:style-name="ta1">
        <table:table-column table:style-name="co1" table:default-cell-style-name="ID0E3CBI"/>
        <table:table-column table:style-name="co2" table:default-cell-style-name="ID0E3CBI"/>
        <table:table-column table:style-name="co3" table:default-cell-style-name="ID0E3CBI"/>
        <table:table-column table:style-name="co4" table:number-columns-repeated="2" table:default-cell-style-name="ID0E3CBI"/>
        <table:table-column table:style-name="co5" table:number-columns-repeated="4" table:default-cell-style-name="ID0E3CBI"/>
        <table:table-column table:style-name="co6" table:number-columns-repeated="247" table:default-cell-style-name="ID0E3CBI"/>
        <table:table-column table:style-name="co8" table:default-cell-style-name="Default"/>
        <table:table-row table:style-name="ro1">
          <table:table-cell office:value-type="string" calcext:value-type="string">
            <text:p>class name</text:p>
          </table:table-cell>
          <table:table-cell table:number-columns-repeated="4"/>
          <table:table-cell office:value-type="string" calcext:value-type="string">
            <text:p>field definitions</text:p>
          </table:table-cell>
          <table:table-cell table:number-columns-repeated="4"/>
          <table:table-cell office:value-type="string" calcext:value-type="string">
            <text:p>default constructor definitions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Card</text:p>
          </table:table-cell>
          <table:table-cell table:number-columns-repeated="2"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json annotation</text:p>
          </table:table-cell>
          <table:table-cell office:value-type="string" calcext:value-type="string">
            <text:p>variable part</text:p>
          </table:table-cell>
          <table:table-cell table:style-name="ID0ESFBI" office:value-type="string" calcext:value-type="string">
            <text:p>COMBINED</text:p>
          </table:table-cell>
          <table:table-cell/>
          <table:table-cell table:formula="of:=CONCATENATE([.A2];&quot;({&quot;)" office:value-type="string" office:string-value="Card({" calcext:value-type="string">
            <text:p>Card({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url</text:p>
          </table:table-cell>
          <table:table-cell table:style-name="ce6" office:value-type="string" calcext:value-type="string">
            <text:p>The url associated with the card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Uri</text:p>
          </table:table-cell>
          <table:table-cell table:style-name="ID0EFFBI"/>
          <table:table-cell table:formula="of:=CONCATENATE(&quot;/// &quot;;IF([.C3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3]=&quot;no&quot;;&quot;&quot;;&quot;@JsonKey(includeIfNull: false)&quot;)">
            <text:p/>
          </table:table-cell>
          <table:table-cell table:formula="of:=CONCATENATE(IF([.C3]=&quot;no&quot;;&quot;final&quot;;&quot;     &quot;);&quot; &quot;;[.D3];&quot; &quot;;[.A3];&quot;;&quot;)" office:value-type="string" office:string-value="final Uri url;" calcext:value-type="string">
            <text:p>final Uri url;</text:p>
          </table:table-cell>
          <table:table-cell table:style-name="ID0E5FBI" table:formula="of:=CONCATENATE([.F3];CHAR(10);IF([.G3]=&quot;&quot;;&quot;&quot;;CONCATENATE([.G3];CHAR(10)));[.H3])" office:value-type="string" office:string-value="/// (required)&#10;final Uri url;" calcext:value-type="string">
            <text:p>/// (required)</text:p>
            <text:p>final Uri url;</text:p>
          </table:table-cell>
          <table:table-cell/>
          <table:table-cell table:formula="of:=CONCATENATE(&quot;this.&quot;;[.A3];IF([.C3]=&quot;no&quot;;&quot;&quot;;&quot; = null&quot;);&quot;,&quot;)" office:value-type="string" office:string-value="this.url," calcext:value-type="string">
            <text:p>this.url,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The title of the card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style-name="ID0EFFBI"/>
          <table:table-cell table:formula="of:=CONCATENATE(&quot;/// &quot;;IF([.C4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4]=&quot;no&quot;;&quot;&quot;;&quot;@JsonKey(includeIfNull: false)&quot;)">
            <text:p/>
          </table:table-cell>
          <table:table-cell table:formula="of:=CONCATENATE(IF([.C4]=&quot;no&quot;;&quot;final&quot;;&quot;     &quot;);&quot; &quot;;[.D4];&quot; &quot;;[.A4];&quot;;&quot;)" office:value-type="string" office:string-value="final String title;" calcext:value-type="string">
            <text:p>final String title;</text:p>
          </table:table-cell>
          <table:table-cell table:style-name="ID0E5FBI" table:formula="of:=CONCATENATE([.F4];CHAR(10);IF([.G4]=&quot;&quot;;&quot;&quot;;CONCATENATE([.G4];CHAR(10)));[.H4])" office:value-type="string" office:string-value="/// (required)&#10;final String title;" calcext:value-type="string">
            <text:p>/// (required)</text:p>
            <text:p>final String title;</text:p>
          </table:table-cell>
          <table:table-cell/>
          <table:table-cell table:formula="of:=CONCATENATE(&quot;this.&quot;;[.A4];IF([.C4]=&quot;no&quot;;&quot;&quot;;&quot; = null&quot;);&quot;,&quot;)" office:value-type="string" office:string-value="this.title," calcext:value-type="string">
            <text:p>this.title,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The card description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style-name="ID0EFFBI"/>
          <table:table-cell table:formula="of:=CONCATENATE(&quot;/// &quot;;IF([.C5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5]=&quot;no&quot;;&quot;&quot;;&quot;@JsonKey(includeIfNull: false)&quot;)">
            <text:p/>
          </table:table-cell>
          <table:table-cell table:formula="of:=CONCATENATE(IF([.C5]=&quot;no&quot;;&quot;final&quot;;&quot;     &quot;);&quot; &quot;;[.D5];&quot; &quot;;[.A5];&quot;;&quot;)" office:value-type="string" office:string-value="final String description;" calcext:value-type="string">
            <text:p>final String description;</text:p>
          </table:table-cell>
          <table:table-cell table:style-name="ID0E5FBI" table:formula="of:=CONCATENATE([.F5];CHAR(10);IF([.G5]=&quot;&quot;;&quot;&quot;;CONCATENATE([.G5];CHAR(10)));[.H5])" office:value-type="string" office:string-value="/// (required)&#10;final String description;" calcext:value-type="string">
            <text:p>/// (required)</text:p>
            <text:p>final String description;</text:p>
          </table:table-cell>
          <table:table-cell/>
          <table:table-cell table:formula="of:=CONCATENATE(&quot;this.&quot;;[.A5];IF([.C5]=&quot;no&quot;;&quot;&quot;;&quot; = null&quot;);&quot;,&quot;)" office:value-type="string" office:string-value="this.description," calcext:value-type="string">
            <text:p>this.description,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image</text:p>
          </table:table-cell>
          <table:table-cell table:style-name="ce6" office:value-type="string" calcext:value-type="string">
            <text:p>The image associated with the card, if any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Uri</text:p>
          </table:table-cell>
          <table:table-cell table:style-name="ID0EFFBI"/>
          <table:table-cell table:formula="of:=CONCATENATE(&quot;/// &quot;;IF([.C6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6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6]=&quot;no&quot;;&quot;final&quot;;&quot;     &quot;);&quot; &quot;;[.D6];&quot; &quot;;[.A6];&quot;;&quot;)" office:value-type="string" office:string-value="      Uri image;" calcext:value-type="string">
            <text:p><text:s text:c="6"/>Uri image;</text:p>
          </table:table-cell>
          <table:table-cell table:style-name="ID0E5FBI" table:formula="of:=CONCATENATE([.F6];CHAR(10);IF([.G6]=&quot;&quot;;&quot;&quot;;CONCATENATE([.G6];CHAR(10)));[.H6])" office:value-type="string" office:string-value="/// (optional)&#10;@JsonKey(includeIfNull: false)&#10;      Uri image;" calcext:value-type="string">
            <text:p>/// (optional)</text:p>
            <text:p>@JsonKey(includeIfNull: false)</text:p>
            <text:p>      Uri image;</text:p>
          </table:table-cell>
          <table:table-cell/>
          <table:table-cell table:formula="of:=CONCATENATE(&quot;this.&quot;;[.A6];IF([.C6]=&quot;no&quot;;&quot;&quot;;&quot; = null&quot;);&quot;,&quot;)" office:value-type="string" office:string-value="this.image = null," calcext:value-type="string">
            <text:p>this.image = null,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"link", "photo", "video", or "rich"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style-name="ID0EFFBI"/>
          <table:table-cell table:formula="of:=CONCATENATE(&quot;/// &quot;;IF([.C7]=&quot;no&quot;;&quot;(required)&quot;;&quot;(optional)&quot;))" office:value-type="string" office:string-value="/// (required)" calcext:value-type="string">
            <text:p>/// (required)</text:p>
          </table:table-cell>
          <table:table-cell table:formula="of:=IF([.C7]=&quot;no&quot;;&quot;&quot;;&quot;@JsonKey(includeIfNull: false)&quot;)">
            <text:p/>
          </table:table-cell>
          <table:table-cell table:formula="of:=CONCATENATE(IF([.C7]=&quot;no&quot;;&quot;final&quot;;&quot;     &quot;);&quot; &quot;;[.D7];&quot; &quot;;[.A7];&quot;;&quot;)" office:value-type="string" office:string-value="final String type;" calcext:value-type="string">
            <text:p>final String type;</text:p>
          </table:table-cell>
          <table:table-cell table:style-name="ID0E5FBI" table:formula="of:=CONCATENATE([.F7];CHAR(10);IF([.G7]=&quot;&quot;;&quot;&quot;;CONCATENATE([.G7];CHAR(10)));[.H7])" office:value-type="string" office:string-value="/// (required)&#10;final String type;" calcext:value-type="string">
            <text:p>/// (required)</text:p>
            <text:p>final String type;</text:p>
          </table:table-cell>
          <table:table-cell/>
          <table:table-cell table:formula="of:=CONCATENATE(&quot;this.&quot;;[.A7];IF([.C7]=&quot;no&quot;;&quot;&quot;;&quot; = null&quot;);&quot;,&quot;)" office:value-type="string" office:string-value="this.type," calcext:value-type="string">
            <text:p>this.type,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author_name</text:p>
          </table:table-cell>
          <table:table-cell table:style-name="ce6" office:value-type="string" calcext:value-type="string">
            <text:p>OEmbed data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style-name="ID0EFFBI"/>
          <table:table-cell table:formula="of:=CONCATENATE(&quot;/// &quot;;IF([.C8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8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8]=&quot;no&quot;;&quot;final&quot;;&quot;     &quot;);&quot; &quot;;[.D8];&quot; &quot;;[.A8];&quot;;&quot;)" office:value-type="string" office:string-value="      String author_name;" calcext:value-type="string">
            <text:p><text:s text:c="6"/>String author_name;</text:p>
          </table:table-cell>
          <table:table-cell table:style-name="ID0E5FBI" table:formula="of:=CONCATENATE([.F8];CHAR(10);IF([.G8]=&quot;&quot;;&quot;&quot;;CONCATENATE([.G8];CHAR(10)));[.H8])" office:value-type="string" office:string-value="/// (optional)&#10;@JsonKey(includeIfNull: false)&#10;      String author_name;" calcext:value-type="string">
            <text:p>/// (optional)</text:p>
            <text:p>@JsonKey(includeIfNull: false)</text:p>
            <text:p>      String author_name;</text:p>
          </table:table-cell>
          <table:table-cell/>
          <table:table-cell table:formula="of:=CONCATENATE(&quot;this.&quot;;[.A8];IF([.C8]=&quot;no&quot;;&quot;&quot;;&quot; = null&quot;);&quot;,&quot;)" office:value-type="string" office:string-value="this.author_name = null," calcext:value-type="string">
            <text:p>this.author_name = null,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author_url</text:p>
          </table:table-cell>
          <table:table-cell table:style-name="ce6" office:value-type="string" calcext:value-type="string">
            <text:p>OEmbed data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Uri</text:p>
          </table:table-cell>
          <table:table-cell table:style-name="ID0EFFBI"/>
          <table:table-cell table:formula="of:=CONCATENATE(&quot;/// &quot;;IF([.C9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9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9]=&quot;no&quot;;&quot;final&quot;;&quot;     &quot;);&quot; &quot;;[.D9];&quot; &quot;;[.A9];&quot;;&quot;)" office:value-type="string" office:string-value="      Uri author_url;" calcext:value-type="string">
            <text:p><text:s text:c="6"/>Uri author_url;</text:p>
          </table:table-cell>
          <table:table-cell table:style-name="ID0E5FBI" table:formula="of:=CONCATENATE([.F9];CHAR(10);IF([.G9]=&quot;&quot;;&quot;&quot;;CONCATENATE([.G9];CHAR(10)));[.H9])" office:value-type="string" office:string-value="/// (optional)&#10;@JsonKey(includeIfNull: false)&#10;      Uri author_url;" calcext:value-type="string">
            <text:p>/// (optional)</text:p>
            <text:p>@JsonKey(includeIfNull: false)</text:p>
            <text:p>      Uri author_url;</text:p>
          </table:table-cell>
          <table:table-cell/>
          <table:table-cell table:formula="of:=CONCATENATE(&quot;this.&quot;;[.A9];IF([.C9]=&quot;no&quot;;&quot;&quot;;&quot; = null&quot;);&quot;,&quot;)" office:value-type="string" office:string-value="this.author_url = null," calcext:value-type="string">
            <text:p>this.author_url = null,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provider_name</text:p>
          </table:table-cell>
          <table:table-cell table:style-name="ce6" office:value-type="string" calcext:value-type="string">
            <text:p>OEmbed data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table:style-name="ID0EFFBI"/>
          <table:table-cell table:formula="of:=CONCATENATE(&quot;/// &quot;;IF([.C10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0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0]=&quot;no&quot;;&quot;final&quot;;&quot;     &quot;);&quot; &quot;;[.D10];&quot; &quot;;[.A10];&quot;;&quot;)" office:value-type="string" office:string-value="      String provider_name;" calcext:value-type="string">
            <text:p><text:s text:c="6"/>String provider_name;</text:p>
          </table:table-cell>
          <table:table-cell table:style-name="ID0E5FBI" table:formula="of:=CONCATENATE([.F10];CHAR(10);IF([.G10]=&quot;&quot;;&quot;&quot;;CONCATENATE([.G10];CHAR(10)));[.H10])" office:value-type="string" office:string-value="/// (optional)&#10;@JsonKey(includeIfNull: false)&#10;      String provider_name;" calcext:value-type="string">
            <text:p>/// (optional)</text:p>
            <text:p>@JsonKey(includeIfNull: false)</text:p>
            <text:p>      String provider_name;</text:p>
          </table:table-cell>
          <table:table-cell/>
          <table:table-cell table:formula="of:=CONCATENATE(&quot;this.&quot;;[.A10];IF([.C10]=&quot;no&quot;;&quot;&quot;;&quot; = null&quot;);&quot;,&quot;)" office:value-type="string" office:string-value="this.provider_name = null," calcext:value-type="string">
            <text:p>this.provider_name = null,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provider_url</text:p>
          </table:table-cell>
          <table:table-cell table:style-name="ce6" office:value-type="string" calcext:value-type="string">
            <text:p>OEmbed data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Uri</text:p>
          </table:table-cell>
          <table:table-cell table:style-name="ID0EFFBI"/>
          <table:table-cell table:formula="of:=CONCATENATE(&quot;/// &quot;;IF([.C11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1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1]=&quot;no&quot;;&quot;final&quot;;&quot;     &quot;);&quot; &quot;;[.D11];&quot; &quot;;[.A11];&quot;;&quot;)" office:value-type="string" office:string-value="      Uri provider_url;" calcext:value-type="string">
            <text:p><text:s text:c="6"/>Uri provider_url;</text:p>
          </table:table-cell>
          <table:table-cell table:style-name="ID0E5FBI" table:formula="of:=CONCATENATE([.F11];CHAR(10);IF([.G11]=&quot;&quot;;&quot;&quot;;CONCATENATE([.G11];CHAR(10)));[.H11])" office:value-type="string" office:string-value="/// (optional)&#10;@JsonKey(includeIfNull: false)&#10;      Uri provider_url;" calcext:value-type="string">
            <text:p>/// (optional)</text:p>
            <text:p>@JsonKey(includeIfNull: false)</text:p>
            <text:p>      Uri provider_url;</text:p>
          </table:table-cell>
          <table:table-cell/>
          <table:table-cell table:formula="of:=CONCATENATE(&quot;this.&quot;;[.A11];IF([.C11]=&quot;no&quot;;&quot;&quot;;&quot; = null&quot;);&quot;,&quot;)" office:value-type="string" office:string-value="this.provider_url = null," calcext:value-type="string">
            <text:p>this.provider_url = null,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html</text:p>
          </table:table-cell>
          <table:table-cell table:style-name="ce6" office:value-type="string" calcext:value-type="string">
            <text:p>OEmbed data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Document</text:p>
          </table:table-cell>
          <table:table-cell table:style-name="ID0EFFBI"/>
          <table:table-cell table:formula="of:=CONCATENATE(&quot;/// &quot;;IF([.C12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2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2]=&quot;no&quot;;&quot;final&quot;;&quot;     &quot;);&quot; &quot;;[.D12];&quot; &quot;;[.A12];&quot;;&quot;)" office:value-type="string" office:string-value="      Document html;" calcext:value-type="string">
            <text:p><text:s text:c="6"/>Document html;</text:p>
          </table:table-cell>
          <table:table-cell table:style-name="ID0E5FBI" table:formula="of:=CONCATENATE([.F12];CHAR(10);IF([.G12]=&quot;&quot;;&quot;&quot;;CONCATENATE([.G12];CHAR(10)));[.H12])" office:value-type="string" office:string-value="/// (optional)&#10;@JsonKey(includeIfNull: false)&#10;      Document html;" calcext:value-type="string">
            <text:p>/// (optional)</text:p>
            <text:p>@JsonKey(includeIfNull: false)</text:p>
            <text:p>      Document html;</text:p>
          </table:table-cell>
          <table:table-cell/>
          <table:table-cell table:formula="of:=CONCATENATE(&quot;this.&quot;;[.A12];IF([.C12]=&quot;no&quot;;&quot;&quot;;&quot; = null&quot;);&quot;,&quot;)" office:value-type="string" office:string-value="this.html = null," calcext:value-type="string">
            <text:p>this.html = null,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width</text:p>
          </table:table-cell>
          <table:table-cell table:style-name="ce6" office:value-type="string" calcext:value-type="string">
            <text:p>OEmbed data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int</text:p>
          </table:table-cell>
          <table:table-cell table:style-name="ID0EFFBI"/>
          <table:table-cell table:formula="of:=CONCATENATE(&quot;/// &quot;;IF([.C13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3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3]=&quot;no&quot;;&quot;final&quot;;&quot;     &quot;);&quot; &quot;;[.D13];&quot; &quot;;[.A13];&quot;;&quot;)" office:value-type="string" office:string-value="      int width;" calcext:value-type="string">
            <text:p><text:s text:c="6"/>int width;</text:p>
          </table:table-cell>
          <table:table-cell table:style-name="ID0E5FBI" table:formula="of:=CONCATENATE([.F13];CHAR(10);IF([.G13]=&quot;&quot;;&quot;&quot;;CONCATENATE([.G13];CHAR(10)));[.H13])" office:value-type="string" office:string-value="/// (optional)&#10;@JsonKey(includeIfNull: false)&#10;      int width;" calcext:value-type="string">
            <text:p>/// (optional)</text:p>
            <text:p>@JsonKey(includeIfNull: false)</text:p>
            <text:p>      int width;</text:p>
          </table:table-cell>
          <table:table-cell/>
          <table:table-cell table:formula="of:=CONCATENATE(&quot;this.&quot;;[.A13];IF([.C13]=&quot;no&quot;;&quot;&quot;;&quot; = null&quot;);&quot;,&quot;)" office:value-type="string" office:string-value="this.width = null," calcext:value-type="string">
            <text:p>this.width = null,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height</text:p>
          </table:table-cell>
          <table:table-cell table:style-name="ce6" office:value-type="string" calcext:value-type="string">
            <text:p>OEmbed data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int</text:p>
          </table:table-cell>
          <table:table-cell table:style-name="ID0EFFBI"/>
          <table:table-cell table:formula="of:=CONCATENATE(&quot;/// &quot;;IF([.C14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4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4]=&quot;no&quot;;&quot;final&quot;;&quot;     &quot;);&quot; &quot;;[.D14];&quot; &quot;;[.A14];&quot;;&quot;)" office:value-type="string" office:string-value="      int height;" calcext:value-type="string">
            <text:p><text:s text:c="6"/>int height;</text:p>
          </table:table-cell>
          <table:table-cell table:style-name="ID0E5FBI" table:formula="of:=CONCATENATE([.F14];CHAR(10);IF([.G14]=&quot;&quot;;&quot;&quot;;CONCATENATE([.G14];CHAR(10)));[.H14])" office:value-type="string" office:string-value="/// (optional)&#10;@JsonKey(includeIfNull: false)&#10;      int height;" calcext:value-type="string">
            <text:p>/// (optional)</text:p>
            <text:p>@JsonKey(includeIfNull: false)</text:p>
            <text:p>      int height;</text:p>
          </table:table-cell>
          <table:table-cell/>
          <table:table-cell table:formula="of:=CONCATENATE(&quot;this.&quot;;[.A14];IF([.C14]=&quot;no&quot;;&quot;&quot;;&quot; = null&quot;);&quot;,&quot;)" office:value-type="string" office:string-value="this.height = null," calcext:value-type="string">
            <text:p>this.height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5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5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5]=&quot;no&quot;;&quot;final&quot;;&quot;     &quot;);&quot; &quot;;[.D15];&quot; &quot;;[.A15];&quot;;&quot;)" office:value-type="string" office:string-value="       ;" calcext:value-type="string">
            <text:p><text:s text:c="7"/>;</text:p>
          </table:table-cell>
          <table:table-cell table:style-name="ID0E5FBI" table:formula="of:=CONCATENATE([.F15];CHAR(10);IF([.G15]=&quot;&quot;;&quot;&quot;;CONCATENATE([.G15];CHAR(10)));[.H15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5];IF([.C15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6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6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6]=&quot;no&quot;;&quot;final&quot;;&quot;     &quot;);&quot; &quot;;[.D16];&quot; &quot;;[.A16];&quot;;&quot;)" office:value-type="string" office:string-value="       ;" calcext:value-type="string">
            <text:p><text:s text:c="7"/>;</text:p>
          </table:table-cell>
          <table:table-cell table:style-name="ID0E5FBI" table:formula="of:=CONCATENATE([.F16];CHAR(10);IF([.G16]=&quot;&quot;;&quot;&quot;;CONCATENATE([.G16];CHAR(10)));[.H16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6];IF([.C16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7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7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7]=&quot;no&quot;;&quot;final&quot;;&quot;     &quot;);&quot; &quot;;[.D17];&quot; &quot;;[.A17];&quot;;&quot;)" office:value-type="string" office:string-value="       ;" calcext:value-type="string">
            <text:p><text:s text:c="7"/>;</text:p>
          </table:table-cell>
          <table:table-cell table:style-name="ID0E5FBI" table:formula="of:=CONCATENATE([.F17];CHAR(10);IF([.G17]=&quot;&quot;;&quot;&quot;;CONCATENATE([.G17];CHAR(10)));[.H17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7];IF([.C17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8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8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8]=&quot;no&quot;;&quot;final&quot;;&quot;     &quot;);&quot; &quot;;[.D18];&quot; &quot;;[.A18];&quot;;&quot;)" office:value-type="string" office:string-value="       ;" calcext:value-type="string">
            <text:p><text:s text:c="7"/>;</text:p>
          </table:table-cell>
          <table:table-cell table:style-name="ID0E5FBI" table:formula="of:=CONCATENATE([.F18];CHAR(10);IF([.G18]=&quot;&quot;;&quot;&quot;;CONCATENATE([.G18];CHAR(10)));[.H18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8];IF([.C18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19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19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19]=&quot;no&quot;;&quot;final&quot;;&quot;     &quot;);&quot; &quot;;[.D19];&quot; &quot;;[.A19];&quot;;&quot;)" office:value-type="string" office:string-value="       ;" calcext:value-type="string">
            <text:p><text:s text:c="7"/>;</text:p>
          </table:table-cell>
          <table:table-cell table:style-name="ID0E5FBI" table:formula="of:=CONCATENATE([.F19];CHAR(10);IF([.G19]=&quot;&quot;;&quot;&quot;;CONCATENATE([.G19];CHAR(10)));[.H19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19];IF([.C19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0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0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0]=&quot;no&quot;;&quot;final&quot;;&quot;     &quot;);&quot; &quot;;[.D20];&quot; &quot;;[.A20];&quot;;&quot;)" office:value-type="string" office:string-value="       ;" calcext:value-type="string">
            <text:p><text:s text:c="7"/>;</text:p>
          </table:table-cell>
          <table:table-cell table:style-name="ID0E5FBI" table:formula="of:=CONCATENATE([.F20];CHAR(10);IF([.G20]=&quot;&quot;;&quot;&quot;;CONCATENATE([.G20];CHAR(10)));[.H20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0];IF([.C20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1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1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1]=&quot;no&quot;;&quot;final&quot;;&quot;     &quot;);&quot; &quot;;[.D21];&quot; &quot;;[.A21];&quot;;&quot;)" office:value-type="string" office:string-value="       ;" calcext:value-type="string">
            <text:p><text:s text:c="7"/>;</text:p>
          </table:table-cell>
          <table:table-cell table:style-name="ID0E5FBI" table:formula="of:=CONCATENATE([.F21];CHAR(10);IF([.G21]=&quot;&quot;;&quot;&quot;;CONCATENATE([.G21];CHAR(10)));[.H21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1];IF([.C21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2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2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2]=&quot;no&quot;;&quot;final&quot;;&quot;     &quot;);&quot; &quot;;[.D22];&quot; &quot;;[.A22];&quot;;&quot;)" office:value-type="string" office:string-value="       ;" calcext:value-type="string">
            <text:p><text:s text:c="7"/>;</text:p>
          </table:table-cell>
          <table:table-cell table:style-name="ID0E5FBI" table:formula="of:=CONCATENATE([.F22];CHAR(10);IF([.G22]=&quot;&quot;;&quot;&quot;;CONCATENATE([.G22];CHAR(10)));[.H22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2];IF([.C22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3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3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3]=&quot;no&quot;;&quot;final&quot;;&quot;     &quot;);&quot; &quot;;[.D23];&quot; &quot;;[.A23];&quot;;&quot;)" office:value-type="string" office:string-value="       ;" calcext:value-type="string">
            <text:p><text:s text:c="7"/>;</text:p>
          </table:table-cell>
          <table:table-cell table:style-name="ID0E5FBI" table:formula="of:=CONCATENATE([.F23];CHAR(10);IF([.G23]=&quot;&quot;;&quot;&quot;;CONCATENATE([.G23];CHAR(10)));[.H23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3];IF([.C23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4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4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4]=&quot;no&quot;;&quot;final&quot;;&quot;     &quot;);&quot; &quot;;[.D24];&quot; &quot;;[.A24];&quot;;&quot;)" office:value-type="string" office:string-value="       ;" calcext:value-type="string">
            <text:p><text:s text:c="7"/>;</text:p>
          </table:table-cell>
          <table:table-cell table:style-name="ID0E5FBI" table:formula="of:=CONCATENATE([.F24];CHAR(10);IF([.G24]=&quot;&quot;;&quot;&quot;;CONCATENATE([.G24];CHAR(10)));[.H24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4];IF([.C24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5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5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5]=&quot;no&quot;;&quot;final&quot;;&quot;     &quot;);&quot; &quot;;[.D25];&quot; &quot;;[.A25];&quot;;&quot;)" office:value-type="string" office:string-value="       ;" calcext:value-type="string">
            <text:p><text:s text:c="7"/>;</text:p>
          </table:table-cell>
          <table:table-cell table:style-name="ID0E5FBI" table:formula="of:=CONCATENATE([.F25];CHAR(10);IF([.G25]=&quot;&quot;;&quot;&quot;;CONCATENATE([.G25];CHAR(10)));[.H25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5];IF([.C25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style-name="ID0EFFBI" table:number-columns-repeated="5"/>
          <table:table-cell table:formula="of:=CONCATENATE(&quot;/// &quot;;IF([.C26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6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6]=&quot;no&quot;;&quot;final&quot;;&quot;     &quot;);&quot; &quot;;[.D26];&quot; &quot;;[.A26];&quot;;&quot;)" office:value-type="string" office:string-value="       ;" calcext:value-type="string">
            <text:p><text:s text:c="7"/>;</text:p>
          </table:table-cell>
          <table:table-cell table:style-name="ID0E5FBI" table:formula="of:=CONCATENATE([.F26];CHAR(10);IF([.G26]=&quot;&quot;;&quot;&quot;;CONCATENATE([.G26];CHAR(10)));[.H26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6];IF([.C26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27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7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7]=&quot;no&quot;;&quot;final&quot;;&quot;     &quot;);&quot; &quot;;[.D27];&quot; &quot;;[.A27];&quot;;&quot;)" office:value-type="string" office:string-value="       ;" calcext:value-type="string">
            <text:p><text:s text:c="7"/>;</text:p>
          </table:table-cell>
          <table:table-cell table:style-name="ID0E5FBI" table:formula="of:=CONCATENATE([.F27];CHAR(10);IF([.G27]=&quot;&quot;;&quot;&quot;;CONCATENATE([.G27];CHAR(10)));[.H27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7];IF([.C27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28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8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8]=&quot;no&quot;;&quot;final&quot;;&quot;     &quot;);&quot; &quot;;[.D28];&quot; &quot;;[.A28];&quot;;&quot;)" office:value-type="string" office:string-value="       ;" calcext:value-type="string">
            <text:p><text:s text:c="7"/>;</text:p>
          </table:table-cell>
          <table:table-cell table:style-name="ID0E5FBI" table:formula="of:=CONCATENATE([.F28];CHAR(10);IF([.G28]=&quot;&quot;;&quot;&quot;;CONCATENATE([.G28];CHAR(10)));[.H28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8];IF([.C28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29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29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29]=&quot;no&quot;;&quot;final&quot;;&quot;     &quot;);&quot; &quot;;[.D29];&quot; &quot;;[.A29];&quot;;&quot;)" office:value-type="string" office:string-value="       ;" calcext:value-type="string">
            <text:p><text:s text:c="7"/>;</text:p>
          </table:table-cell>
          <table:table-cell table:style-name="ID0E5FBI" table:formula="of:=CONCATENATE([.F29];CHAR(10);IF([.G29]=&quot;&quot;;&quot;&quot;;CONCATENATE([.G29];CHAR(10)));[.H29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29];IF([.C29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30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0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0]=&quot;no&quot;;&quot;final&quot;;&quot;     &quot;);&quot; &quot;;[.D30];&quot; &quot;;[.A30];&quot;;&quot;)" office:value-type="string" office:string-value="       ;" calcext:value-type="string">
            <text:p><text:s text:c="7"/>;</text:p>
          </table:table-cell>
          <table:table-cell table:style-name="ID0E5FBI" table:formula="of:=CONCATENATE([.F30];CHAR(10);IF([.G30]=&quot;&quot;;&quot;&quot;;CONCATENATE([.G30];CHAR(10)));[.H30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0];IF([.C30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31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1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1]=&quot;no&quot;;&quot;final&quot;;&quot;     &quot;);&quot; &quot;;[.D31];&quot; &quot;;[.A31];&quot;;&quot;)" office:value-type="string" office:string-value="       ;" calcext:value-type="string">
            <text:p><text:s text:c="7"/>;</text:p>
          </table:table-cell>
          <table:table-cell table:style-name="ID0E5FBI" table:formula="of:=CONCATENATE([.F31];CHAR(10);IF([.G31]=&quot;&quot;;&quot;&quot;;CONCATENATE([.G31];CHAR(10)));[.H31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1];IF([.C31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32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2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2]=&quot;no&quot;;&quot;final&quot;;&quot;     &quot;);&quot; &quot;;[.D32];&quot; &quot;;[.A32];&quot;;&quot;)" office:value-type="string" office:string-value="       ;" calcext:value-type="string">
            <text:p><text:s text:c="7"/>;</text:p>
          </table:table-cell>
          <table:table-cell table:style-name="ID0E5FBI" table:formula="of:=CONCATENATE([.F32];CHAR(10);IF([.G32]=&quot;&quot;;&quot;&quot;;CONCATENATE([.G32];CHAR(10)));[.H32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2];IF([.C32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formula="of:=CONCATENATE(&quot;/// &quot;;IF([.C33]=&quot;no&quot;;&quot;(required)&quot;;&quot;(optional)&quot;))" office:value-type="string" office:string-value="/// (optional)" calcext:value-type="string">
            <text:p>/// (optional)</text:p>
          </table:table-cell>
          <table:table-cell table:formula="of:=IF([.C33]=&quot;no&quot;;&quot;&quot;;&quot;@JsonKey(includeIfNull: false)&quot;)" office:value-type="string" office:string-value="@JsonKey(includeIfNull: false)" calcext:value-type="string">
            <text:p>@JsonKey(includeIfNull: false)</text:p>
          </table:table-cell>
          <table:table-cell table:formula="of:=CONCATENATE(IF([.C33]=&quot;no&quot;;&quot;final&quot;;&quot;     &quot;);&quot; &quot;;[.D33];&quot; &quot;;[.A33];&quot;;&quot;)" office:value-type="string" office:string-value="       ;" calcext:value-type="string">
            <text:p><text:s text:c="7"/>;</text:p>
          </table:table-cell>
          <table:table-cell table:style-name="ID0E5FBI" table:formula="of:=CONCATENATE([.F33];CHAR(10);IF([.G33]=&quot;&quot;;&quot;&quot;;CONCATENATE([.G33];CHAR(10)));[.H33])" office:value-type="string" office:string-value="/// (optional)&#10;@JsonKey(includeIfNull: false)&#10;       ;" calcext:value-type="string">
            <text:p>/// (optional)</text:p>
            <text:p>@JsonKey(includeIfNull: false)</text:p>
            <text:p>       ;</text:p>
          </table:table-cell>
          <table:table-cell/>
          <table:table-cell table:formula="of:=CONCATENATE(&quot;this.&quot;;[.A33];IF([.C33]=&quot;no&quot;;&quot;&quot;;&quot; = null&quot;);&quot;,&quot;)" office:value-type="string" office:string-value="this. = null," calcext:value-type="string">
            <text:p>this. = null,</text:p>
          </table:table-cell>
          <table:table-cell table:number-columns-repeated="246"/>
        </table:table-row>
        <table:table-row table:style-name="ro2" table:number-rows-repeated="65534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돋움" svg:font-family="돋움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fo:color="#000000" style:font-name="돋움" fo:font-family="돋움" fo:font-size="10pt" style:font-name-asian="돋움" style:font-family-asian="돋움" style:font-size-asian="10pt" style:font-size-complex="10pt"/>
    </style:style>
    <style:style style:name="ID0EIMBI" style:family="table-cell" style:parent-style-name="Default">
      <style:table-cell-properties fo:background-color="#d9d9d9"/>
    </style:style>
    <style:style style:name="ID0ESMBI" style:family="table-cell" style:parent-style-name="Default">
      <style:table-cell-properties fo:border-bottom="none" fo:background-color="#d9d9d9" fo:border-left="0.06pt solid #bfbfbf" fo:border-right="0.06pt solid #bfbfbf" fo:border-top="none"/>
    </style:style>
    <style:style style:name="ID0EGNBI" style:family="table-cell" style:parent-style-name="Default">
      <style:table-cell-properties fo:background-color="#d9d9d9"/>
    </style:style>
    <style:style style:name="ID0EISBI" style:family="table-cell" style:parent-style-name="Default">
      <style:table-cell-properties fo:border-bottom="0.06pt solid #96b3d7" fo:background-color="#dce6f2" fo:border-left="none" fo:border-right="none" fo:border-top="none"/>
    </style:style>
    <style:style style:name="ID0EYSBI" style:family="table-cell" style:parent-style-name="Default">
      <style:table-cell-properties fo:border-bottom="0.06pt solid #96b3d7" fo:background-color="#dce6f2" fo:border-left="none" fo:border-right="none" fo:border-top="none"/>
    </style:style>
    <style:style style:name="ID0EW2BI" style:family="table-cell" style:parent-style-name="Default">
      <style:table-cell-properties fo:background-color="#b8cce5"/>
    </style:style>
    <style:style style:name="ID0EA3BI" style:family="table-cell" style:parent-style-name="Default">
      <style:table-cell-properties fo:background-color="#b8cce5"/>
    </style:style>
  </office:styles>
  <office:automatic-styles>
    <style:page-layout style:name="Mpm1">
      <style:page-layout-properties fo:page-width="209.99mm" fo:page-height="296.99mm" style:num-format="1" style:print-orientation="portrait" fo:margin-top="8.01mm" fo:margin-bottom="8.01mm" fo:margin-left="19mm" fo:margin-right="19mm" style:scale-to="100%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3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meta:creation-date>2018-05-15T10:27:41.670</meta:creation-date>
    <dc:date>2018-05-23T23:05:25.810000000</dc:date>
    <meta:editing-cycles>39</meta:editing-cycles>
    <meta:editing-duration>PT2H39M18S</meta:editing-duration>
    <meta:document-statistic meta:table-count="9" meta:cell-count="1775" meta:object-count="0"/>
  </office:meta>
</office:document-meta>
</file>